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63028740192048105" table:style-name="ce1">
            <text:p>0,630287402</text:p>
          </table:table-cell>
          <table:table-cell office:value-type="float" office:value="1.0123019051768101" table:style-name="ce1">
            <text:p>1,012301905</text:p>
          </table:table-cell>
          <table:table-cell office:value-type="float" office:value="6.5612509378257605E-2" table:style-name="ce1">
            <text:p>0,065612509</text:p>
          </table:table-cell>
          <table:table-cell office:value-type="float" office:value="0.91981080109716995" table:style-name="ce1">
            <text:p>0,91981080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71226252533424095" table:style-name="ce1">
            <text:p>0,712262525</text:p>
          </table:table-cell>
          <table:table-cell office:value-type="float" office:value="1.0156021965966699" table:style-name="ce1">
            <text:p>1,015602197</text:p>
          </table:table-cell>
          <table:table-cell office:value-type="float" office:value="0.35851104541178902" table:style-name="ce1">
            <text:p>0,358511045</text:p>
          </table:table-cell>
          <table:table-cell office:value-type="float" office:value="1.0165959063619701" table:style-name="ce1">
            <text:p>1,016595906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78391641274564505" table:style-name="ce1">
            <text:p>0,783916413</text:p>
          </table:table-cell>
          <table:table-cell office:value-type="float" office:value="1.01204662752137" table:style-name="ce1">
            <text:p>1,012046628</text:p>
          </table:table-cell>
          <table:table-cell office:value-type="float" office:value="0.48807948408754598" table:style-name="ce1">
            <text:p>0,488079484</text:p>
          </table:table-cell>
          <table:table-cell office:value-type="float" office:value="1.0525615944650499" table:style-name="ce1">
            <text:p>1,05256159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6357534292634397" table:style-name="ce1">
            <text:p>0,863575343</text:p>
          </table:table-cell>
          <table:table-cell office:value-type="float" office:value="1.0052123040037599" table:style-name="ce1">
            <text:p>1,005212304</text:p>
          </table:table-cell>
          <table:table-cell office:value-type="float" office:value="0.83170210300328395" table:style-name="ce1">
            <text:p>0,831702103</text:p>
          </table:table-cell>
          <table:table-cell office:value-type="float" office:value="1.11373658037399" table:style-name="ce1">
            <text:p>1,11373658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0.833421759662751" table:style-name="ce1">
            <text:p>0,83342176</text:p>
          </table:table-cell>
          <table:table-cell office:value-type="float" office:value="0.98941422394978595" table:style-name="ce1">
            <text:p>0,989414224</text:p>
          </table:table-cell>
          <table:table-cell office:value-type="float" office:value="0.227022214877802" table:style-name="ce1">
            <text:p>0,227022215</text:p>
          </table:table-cell>
          <table:table-cell office:value-type="float" office:value="0.98411234449172103" table:style-name="ce1">
            <text:p>0,984112344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3705339160241499" table:style-name="ce1">
            <text:p>0,837053392</text:p>
          </table:table-cell>
          <table:table-cell office:value-type="float" office:value="1.0005575833603599" table:style-name="ce1">
            <text:p>1,000557583</text:p>
          </table:table-cell>
          <table:table-cell office:value-type="float" office:value="0.44101887734457101" table:style-name="ce1">
            <text:p>0,441018877</text:p>
          </table:table-cell>
          <table:table-cell office:value-type="float" office:value="1.03841633817557" table:style-name="ce1">
            <text:p>1,038416338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0.90043068275306704" table:style-name="ce1">
            <text:p>0,900430683</text:p>
          </table:table-cell>
          <table:table-cell office:value-type="float" office:value="0.96524385574103599" table:style-name="ce1">
            <text:p>0,965243856</text:p>
          </table:table-cell>
          <table:table-cell office:value-type="float" office:value="-4.5788409932541199E-2" table:style-name="ce1">
            <text:p>-0,04578841</text:p>
          </table:table-cell>
          <table:table-cell office:value-type="float" office:value="0.90320261453962503" table:style-name="ce1">
            <text:p>0,90320261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4430841737254203" table:style-name="ce1">
            <text:p>0,844308417</text:p>
          </table:table-cell>
          <table:table-cell office:value-type="float" office:value="0.99159130855067101" table:style-name="ce1">
            <text:p>0,991591309</text:p>
          </table:table-cell>
          <table:table-cell office:value-type="float" office:value="0.41867560153060301" table:style-name="ce1">
            <text:p>0,418675602</text:p>
          </table:table-cell>
          <table:table-cell office:value-type="float" office:value="1.0169197292472201" table:style-name="ce1">
            <text:p>1,016919729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0.87845523568607697" table:style-name="ce1">
            <text:p>0,878455236</text:p>
          </table:table-cell>
          <table:table-cell office:value-type="float" office:value="0.96929705292887003" table:style-name="ce1">
            <text:p>0,969297053</text:p>
          </table:table-cell>
          <table:table-cell office:value-type="float" office:value="-6.4256379423249604E-2" table:style-name="ce1">
            <text:p>-0,064256379</text:p>
          </table:table-cell>
          <table:table-cell office:value-type="float" office:value="0.89737319140817295" table:style-name="ce1">
            <text:p>0,897373191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886676527113893" table:style-name="ce1">
            <text:p>0,886676527</text:p>
          </table:table-cell>
          <table:table-cell office:value-type="float" office:value="0.96672497120072098" table:style-name="ce1">
            <text:p>0,966724971</text:p>
          </table:table-cell>
          <table:table-cell office:value-type="float" office:value="-4.5760315013372702E-2" table:style-name="ce1">
            <text:p>-0,045760315</text:p>
          </table:table-cell>
          <table:table-cell office:value-type="float" office:value="0.89781246671021597" table:style-name="ce1">
            <text:p>0,897812467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0.89542874288700502" table:style-name="ce1">
            <text:p>0,895428743</text:p>
          </table:table-cell>
          <table:table-cell office:value-type="float" office:value="0.96335020148434103" table:style-name="ce1">
            <text:p>0,963350201</text:p>
          </table:table-cell>
          <table:table-cell office:value-type="float" office:value="-0.12901132535531201" table:style-name="ce1">
            <text:p>-0,129011325</text:p>
          </table:table-cell>
          <table:table-cell office:value-type="float" office:value="0.88373697270779705" table:style-name="ce1">
            <text:p>0,883736973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93391018127708403" table:style-name="ce1">
            <text:p>0,933910181</text:p>
          </table:table-cell>
          <table:table-cell office:value-type="float" office:value="0.95129354112208797" table:style-name="ce1">
            <text:p>0,951293541</text:p>
          </table:table-cell>
          <table:table-cell office:value-type="float" office:value="-0.25127720762136901" table:style-name="ce1">
            <text:p>-0,251277208</text:p>
          </table:table-cell>
          <table:table-cell office:value-type="float" office:value="0.85163373032915701" table:style-name="ce1">
            <text:p>0,85163373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0.92905487561853495" table:style-name="ce1">
            <text:p>0,929054876</text:p>
          </table:table-cell>
          <table:table-cell office:value-type="float" office:value="0.95875321082166398" table:style-name="ce1">
            <text:p>0,958753211</text:p>
          </table:table-cell>
          <table:table-cell office:value-type="float" office:value="-9.3792863070041296E-2" table:style-name="ce1">
            <text:p>-0,093792863</text:p>
          </table:table-cell>
          <table:table-cell office:value-type="float" office:value="0.89001923691269802" table:style-name="ce1">
            <text:p>0,890019237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7549580862620802" table:style-name="ce1">
            <text:p>0,875495809</text:p>
          </table:table-cell>
          <table:table-cell office:value-type="float" office:value="0.97846121106226602" table:style-name="ce1">
            <text:p>0,978461211</text:p>
          </table:table-cell>
          <table:table-cell office:value-type="float" office:value="0.211777925703448" table:style-name="ce1">
            <text:p>0,211777926</text:p>
          </table:table-cell>
          <table:table-cell office:value-type="float" office:value="0.96030038686839903" table:style-name="ce1">
            <text:p>0,960300387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0.86514465417616604" table:style-name="ce1">
            <text:p>0,865144654</text:p>
          </table:table-cell>
          <table:table-cell office:value-type="float" office:value="0.97770765706610396" table:style-name="ce1">
            <text:p>0,977707657</text:p>
          </table:table-cell>
          <table:table-cell office:value-type="float" office:value="0.15974074601053001" table:style-name="ce1">
            <text:p>0,159740746</text:p>
          </table:table-cell>
          <table:table-cell office:value-type="float" office:value="0.95227913118920204" table:style-name="ce1">
            <text:p>0,952279131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89790046765887899" table:style-name="ce1">
            <text:p>0,897900468</text:p>
          </table:table-cell>
          <table:table-cell office:value-type="float" office:value="0.986011645697774" table:style-name="ce1">
            <text:p>0,986011646</text:p>
          </table:table-cell>
          <table:table-cell office:value-type="float" office:value="0.69395936592920704" table:style-name="ce1">
            <text:p>0,693959366</text:p>
          </table:table-cell>
          <table:table-cell office:value-type="float" office:value="1.0554787095735301" table:style-name="ce1">
            <text:p>1,05547871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0.915261939666832" table:style-name="ce1">
            <text:p>0,91526194</text:p>
          </table:table-cell>
          <table:table-cell office:value-type="float" office:value="0.96777734755295097" table:style-name="ce1">
            <text:p>0,967777348</text:p>
          </table:table-cell>
          <table:table-cell office:value-type="float" office:value="-1.58912301732883E-3" table:style-name="ce1">
            <text:p>-0,001589123</text:p>
          </table:table-cell>
          <table:table-cell office:value-type="float" office:value="0.91795003858346502" table:style-name="ce1">
            <text:p>0,91795003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91438996455892096" table:style-name="ce1">
            <text:p>0,914389965</text:p>
          </table:table-cell>
          <table:table-cell office:value-type="float" office:value="0.96555759543421105" table:style-name="ce1">
            <text:p>0,965557595</text:p>
          </table:table-cell>
          <table:table-cell office:value-type="float" office:value="-3.52581257665543E-2" table:style-name="ce1">
            <text:p>-0,035258126</text:p>
          </table:table-cell>
          <table:table-cell office:value-type="float" office:value="0.91329575316047595" table:style-name="ce1">
            <text:p>0,913295753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0.91463547325328098" table:style-name="ce1">
            <text:p>0,914635473</text:p>
          </table:table-cell>
          <table:table-cell office:value-type="float" office:value="0.97364489090393402" table:style-name="ce1">
            <text:p>0,973644891</text:p>
          </table:table-cell>
          <table:table-cell office:value-type="float" office:value="0.48616230817804701" table:style-name="ce1">
            <text:p>0,486162308</text:p>
          </table:table-cell>
          <table:table-cell office:value-type="float" office:value="1.00212379518156" table:style-name="ce1">
            <text:p>1,00212379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89601984337838203" table:style-name="ce1">
            <text:p>0,896019843</text:p>
          </table:table-cell>
          <table:table-cell office:value-type="float" office:value="0.97376477939379502" table:style-name="ce1">
            <text:p>0,973764779</text:p>
          </table:table-cell>
          <table:table-cell office:value-type="float" office:value="0.197591796969179" table:style-name="ce1">
            <text:p>0,197591797</text:p>
          </table:table-cell>
          <table:table-cell office:value-type="float" office:value="0.95386123790703503" table:style-name="ce1">
            <text:p>0,953861238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0.944272496515147" table:style-name="ce1">
            <text:p>0,944272497</text:p>
          </table:table-cell>
          <table:table-cell office:value-type="float" office:value="0.98013691069459297" table:style-name="ce1">
            <text:p>0,980136911</text:p>
          </table:table-cell>
          <table:table-cell office:value-type="float" office:value="0.54530809152262905" table:style-name="ce1">
            <text:p>0,545308092</text:p>
          </table:table-cell>
          <table:table-cell office:value-type="float" office:value="1.04585980476064" table:style-name="ce1">
            <text:p>1,04585980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86564003308687398" table:style-name="ce1">
            <text:p>0,865640033</text:p>
          </table:table-cell>
          <table:table-cell office:value-type="float" office:value="0.99101227556737503" table:style-name="ce1">
            <text:p>0,991012276</text:p>
          </table:table-cell>
          <table:table-cell office:value-type="float" office:value="0.53361831962301898" table:style-name="ce1">
            <text:p>0,53361832</text:p>
          </table:table-cell>
          <table:table-cell office:value-type="float" office:value="1.0320098946776299" table:style-name="ce1">
            <text:p>1,032009895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0.89453583752566102" table:style-name="ce1">
            <text:p>0,894535838</text:p>
          </table:table-cell>
          <table:table-cell office:value-type="float" office:value="0.98681379948401804" table:style-name="ce1">
            <text:p>0,986813799</text:p>
          </table:table-cell>
          <table:table-cell office:value-type="float" office:value="0.43715222079624999" table:style-name="ce1">
            <text:p>0,437152221</text:p>
          </table:table-cell>
          <table:table-cell office:value-type="float" office:value="1.02238952361396" table:style-name="ce1">
            <text:p>1,02238952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85086573067543203" table:style-name="ce1">
            <text:p>0,850865731</text:p>
          </table:table-cell>
          <table:table-cell office:value-type="float" office:value="0.98155914324312599" table:style-name="ce1">
            <text:p>0,981559143</text:p>
          </table:table-cell>
          <table:table-cell office:value-type="float" office:value="8.0271948817610503E-2" table:style-name="ce1">
            <text:p>0,080271949</text:p>
          </table:table-cell>
          <table:table-cell office:value-type="float" office:value="0.93580021269149505" table:style-name="ce1">
            <text:p>0,935800213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0.87746519626287001" table:style-name="ce1">
            <text:p>0,877465196</text:p>
          </table:table-cell>
          <table:table-cell office:value-type="float" office:value="0.99348285401431302" table:style-name="ce1">
            <text:p>0,993482854</text:p>
          </table:table-cell>
          <table:table-cell office:value-type="float" office:value="0.83255085399127204" table:style-name="ce1">
            <text:p>0,832550854</text:p>
          </table:table-cell>
          <table:table-cell office:value-type="float" office:value="1.08473682669329" table:style-name="ce1">
            <text:p>1,084736827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1861031597397003" table:style-name="ce1">
            <text:p>0,918610316</text:p>
          </table:table-cell>
          <table:table-cell office:value-type="float" office:value="0.97584812209756899" table:style-name="ce1">
            <text:p>0,975848122</text:p>
          </table:table-cell>
          <table:table-cell office:value-type="float" office:value="0.32511708525479799" table:style-name="ce1">
            <text:p>0,325117085</text:p>
          </table:table-cell>
          <table:table-cell office:value-type="float" office:value="0.99067059132123503" table:style-name="ce1">
            <text:p>0,990670591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0.951688031439333" table:style-name="ce1">
            <text:p>0,951688031</text:p>
          </table:table-cell>
          <table:table-cell office:value-type="float" office:value="0.96306551572786003" table:style-name="ce1">
            <text:p>0,963065516</text:p>
          </table:table-cell>
          <table:table-cell office:value-type="float" office:value="0.20242421968468899" table:style-name="ce1">
            <text:p>0,20242422</text:p>
          </table:table-cell>
          <table:table-cell office:value-type="float" office:value="0.94883573180645298" table:style-name="ce1">
            <text:p>0,94883573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96778371037224598" table:style-name="ce1">
            <text:p>0,96778371</text:p>
          </table:table-cell>
          <table:table-cell office:value-type="float" office:value="0.96434374967503" table:style-name="ce1">
            <text:p>0,96434375</text:p>
          </table:table-cell>
          <table:table-cell office:value-type="float" office:value="0.14947346875942899" table:style-name="ce1">
            <text:p>0,149473469</text:p>
          </table:table-cell>
          <table:table-cell office:value-type="float" office:value="0.95795677983508798" table:style-name="ce1">
            <text:p>0,95795678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0.89809323781746297" table:style-name="ce1">
            <text:p>0,898093238</text:p>
          </table:table-cell>
          <table:table-cell office:value-type="float" office:value="0.97144674009979204" table:style-name="ce1">
            <text:p>0,97144674</text:p>
          </table:table-cell>
          <table:table-cell office:value-type="float" office:value="0.21930211843616401" table:style-name="ce1">
            <text:p>0,219302118</text:p>
          </table:table-cell>
          <table:table-cell office:value-type="float" office:value="0.94339187093981003" table:style-name="ce1">
            <text:p>0,943391871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92032759620961402" table:style-name="ce1">
            <text:p>0,920327596</text:p>
          </table:table-cell>
          <table:table-cell office:value-type="float" office:value="0.98325427431573698" table:style-name="ce1">
            <text:p>0,983254274</text:p>
          </table:table-cell>
          <table:table-cell office:value-type="float" office:value="0.61080288979462904" table:style-name="ce1">
            <text:p>0,61080289</text:p>
          </table:table-cell>
          <table:table-cell office:value-type="float" office:value="1.04770087151729" table:style-name="ce1">
            <text:p>1,047700872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0.98125388004366498" table:style-name="ce1">
            <text:p>0,98125388</text:p>
          </table:table-cell>
          <table:table-cell office:value-type="float" office:value="0.96479456959576504" table:style-name="ce1">
            <text:p>0,96479457</text:p>
          </table:table-cell>
          <table:table-cell office:value-type="float" office:value="0.183998610485235" table:style-name="ce1">
            <text:p>0,18399861</text:p>
          </table:table-cell>
          <table:table-cell office:value-type="float" office:value="0.97303475431157704" table:style-name="ce1">
            <text:p>0,97303475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91229209607444295" table:style-name="ce1">
            <text:p>0,912292096</text:p>
          </table:table-cell>
          <table:table-cell office:value-type="float" office:value="0.97803405317451597" table:style-name="ce1">
            <text:p>0,978034053</text:p>
          </table:table-cell>
          <table:table-cell office:value-type="float" office:value="0.37271998796490802" table:style-name="ce1">
            <text:p>0,372719988</text:p>
          </table:table-cell>
          <table:table-cell office:value-type="float" office:value="0.99885390756242498" table:style-name="ce1">
            <text:p>0,998853908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0.88592825521456797" table:style-name="ce1">
            <text:p>0,885928255</text:p>
          </table:table-cell>
          <table:table-cell office:value-type="float" office:value="0.97365692926500902" table:style-name="ce1">
            <text:p>0,973656929</text:p>
          </table:table-cell>
          <table:table-cell office:value-type="float" office:value="2.36574180016258E-2" table:style-name="ce1">
            <text:p>0,023657418</text:p>
          </table:table-cell>
          <table:table-cell office:value-type="float" office:value="0.92466465538319897" table:style-name="ce1">
            <text:p>0,92466465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91147142175269302" table:style-name="ce1">
            <text:p>0,911471422</text:p>
          </table:table-cell>
          <table:table-cell office:value-type="float" office:value="0.97006616551200298" table:style-name="ce1">
            <text:p>0,970066166</text:p>
          </table:table-cell>
          <table:table-cell office:value-type="float" office:value="1.4576901556623501E-2" table:style-name="ce1">
            <text:p>0,014576902</text:p>
          </table:table-cell>
          <table:table-cell office:value-type="float" office:value="0.92567637758306398" table:style-name="ce1">
            <text:p>0,925676378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0.89492445504809304" table:style-name="ce1">
            <text:p>0,894924455</text:p>
          </table:table-cell>
          <table:table-cell office:value-type="float" office:value="0.97246929826582296" table:style-name="ce1">
            <text:p>0,972469298</text:p>
          </table:table-cell>
          <table:table-cell office:value-type="float" office:value="0.30373403593396497" table:style-name="ce1">
            <text:p>0,303734036</text:p>
          </table:table-cell>
          <table:table-cell office:value-type="float" office:value="0.96057504664019799" table:style-name="ce1">
            <text:p>0,960575047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4966155252786499" table:style-name="ce1">
            <text:p>0,949661553</text:p>
          </table:table-cell>
          <table:table-cell office:value-type="float" office:value="0.95803544244246897" table:style-name="ce1">
            <text:p>0,958035442</text:p>
          </table:table-cell>
          <table:table-cell office:value-type="float" office:value="-5.64073504668672E-2" table:style-name="ce1">
            <text:p>-0,05640735</text:p>
          </table:table-cell>
          <table:table-cell office:value-type="float" office:value="0.90508791024244994" table:style-name="ce1">
            <text:p>0,90508791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0.94898734775838001" table:style-name="ce1">
            <text:p>0,948987348</text:p>
          </table:table-cell>
          <table:table-cell office:value-type="float" office:value="0.96347070150743697" table:style-name="ce1">
            <text:p>0,963470702</text:p>
          </table:table-cell>
          <table:table-cell office:value-type="float" office:value="0.14616049247155799" table:style-name="ce1">
            <text:p>0,146160492</text:p>
          </table:table-cell>
          <table:table-cell office:value-type="float" office:value="0.942869762383299" table:style-name="ce1">
            <text:p>0,942869762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96192184388838198" table:style-name="ce1">
            <text:p>0,961921844</text:p>
          </table:table-cell>
          <table:table-cell office:value-type="float" office:value="0.95650614747218499" table:style-name="ce1">
            <text:p>0,956506147</text:p>
          </table:table-cell>
          <table:table-cell office:value-type="float" office:value="0.24906842472215299" table:style-name="ce1">
            <text:p>0,249068425</text:p>
          </table:table-cell>
          <table:table-cell office:value-type="float" office:value="0.947614004335394" table:style-name="ce1">
            <text:p>0,947614004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0.93484584668482196" table:style-name="ce1">
            <text:p>0,934845847</text:p>
          </table:table-cell>
          <table:table-cell office:value-type="float" office:value="0.98854671365137003" table:style-name="ce1">
            <text:p>0,988546714</text:p>
          </table:table-cell>
          <table:table-cell office:value-type="float" office:value="0.90517747188875997" table:style-name="ce1">
            <text:p>0,905177472</text:p>
          </table:table-cell>
          <table:table-cell office:value-type="float" office:value="1.1095485426460601" table:style-name="ce1">
            <text:p>1,109548543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908405271306158" table:style-name="ce1">
            <text:p>0,908405271</text:p>
          </table:table-cell>
          <table:table-cell office:value-type="float" office:value="0.96950675974549005" table:style-name="ce1">
            <text:p>0,96950676</text:p>
          </table:table-cell>
          <table:table-cell office:value-type="float" office:value="3.8616393109932798E-2" table:style-name="ce1">
            <text:p>0,038616393</text:p>
          </table:table-cell>
          <table:table-cell office:value-type="float" office:value="0.92984235224134004" table:style-name="ce1">
            <text:p>0,929842352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0.94970635275321602" table:style-name="ce1">
            <text:p>0,949706353</text:p>
          </table:table-cell>
          <table:table-cell office:value-type="float" office:value="0.96030825419522103" table:style-name="ce1">
            <text:p>0,960308254</text:p>
          </table:table-cell>
          <table:table-cell office:value-type="float" office:value="0.17949296355834399" table:style-name="ce1">
            <text:p>0,179492964</text:p>
          </table:table-cell>
          <table:table-cell office:value-type="float" office:value="0.94125734752711299" table:style-name="ce1">
            <text:p>0,94125734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97689356451742104" table:style-name="ce1">
            <text:p>0,976893565</text:p>
          </table:table-cell>
          <table:table-cell office:value-type="float" office:value="0.96241035538818498" table:style-name="ce1">
            <text:p>0,962410355</text:p>
          </table:table-cell>
          <table:table-cell office:value-type="float" office:value="0.35066524782650399" table:style-name="ce1">
            <text:p>0,350665248</text:p>
          </table:table-cell>
          <table:table-cell office:value-type="float" office:value="0.97598949091012699" table:style-name="ce1">
            <text:p>0,975989491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0.92700264802551502" table:style-name="ce1">
            <text:p>0,927002648</text:p>
          </table:table-cell>
          <table:table-cell office:value-type="float" office:value="0.98818511461588598" table:style-name="ce1">
            <text:p>0,988185115</text:p>
          </table:table-cell>
          <table:table-cell office:value-type="float" office:value="0.72496775982954498" table:style-name="ce1">
            <text:p>0,72496776</text:p>
          </table:table-cell>
          <table:table-cell office:value-type="float" office:value="1.08018331674815" table:style-name="ce1">
            <text:p>1,080183317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99302285219955799" table:style-name="ce1">
            <text:p>0,993022852</text:p>
          </table:table-cell>
          <table:table-cell office:value-type="float" office:value="0.97978155603343497" table:style-name="ce1">
            <text:p>0,979781556</text:p>
          </table:table-cell>
          <table:table-cell office:value-type="float" office:value="0.93895031558271302" table:style-name="ce1">
            <text:p>0,938950316</text:p>
          </table:table-cell>
          <table:table-cell office:value-type="float" office:value="1.1116942689075699" table:style-name="ce1">
            <text:p>1,111694269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0.89051858194887601" table:style-name="ce1">
            <text:p>0,890518582</text:p>
          </table:table-cell>
          <table:table-cell office:value-type="float" office:value="0.99514319917841498" table:style-name="ce1">
            <text:p>0,995143199</text:p>
          </table:table-cell>
          <table:table-cell office:value-type="float" office:value="0.84486787283618003" table:style-name="ce1">
            <text:p>0,844867873</text:p>
          </table:table-cell>
          <table:table-cell office:value-type="float" office:value="1.0972401044081801" table:style-name="ce1">
            <text:p>1,09724010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93700552060266995" table:style-name="ce1">
            <text:p>0,937005521</text:p>
          </table:table-cell>
          <table:table-cell office:value-type="float" office:value="0.96184217439305997" table:style-name="ce1">
            <text:p>0,961842174</text:p>
          </table:table-cell>
          <table:table-cell office:value-type="float" office:value="6.8860207360077905E-2" table:style-name="ce1">
            <text:p>0,068860207</text:p>
          </table:table-cell>
          <table:table-cell office:value-type="float" office:value="0.92597206439980195" table:style-name="ce1">
            <text:p>0,925972064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1.02917242173164" table:style-name="ce1">
            <text:p>1,029172422</text:p>
          </table:table-cell>
          <table:table-cell office:value-type="float" office:value="0.94504841189498301" table:style-name="ce1">
            <text:p>0,945048412</text:p>
          </table:table-cell>
          <table:table-cell office:value-type="float" office:value="0.155286560054544" table:style-name="ce1">
            <text:p>0,15528656</text:p>
          </table:table-cell>
          <table:table-cell office:value-type="float" office:value="0.92902059218410804" table:style-name="ce1">
            <text:p>0,929020592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94661363855547698" table:style-name="ce1">
            <text:p>0,946613639</text:p>
          </table:table-cell>
          <table:table-cell office:value-type="float" office:value="0.96204202202364297" table:style-name="ce1">
            <text:p>0,962042022</text:p>
          </table:table-cell>
          <table:table-cell office:value-type="float" office:value="0.11168486537693301" table:style-name="ce1">
            <text:p>0,111684865</text:p>
          </table:table-cell>
          <table:table-cell office:value-type="float" office:value="0.93321964487553799" table:style-name="ce1">
            <text:p>0,933219645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0.91816259981736603" table:style-name="ce1">
            <text:p>0,9181626</text:p>
          </table:table-cell>
          <table:table-cell office:value-type="float" office:value="0.96490956126650096" table:style-name="ce1">
            <text:p>0,964909561</text:p>
          </table:table-cell>
          <table:table-cell office:value-type="float" office:value="0.110234947387989" table:style-name="ce1">
            <text:p>0,110234947</text:p>
          </table:table-cell>
          <table:table-cell office:value-type="float" office:value="0.92615995747876001" table:style-name="ce1">
            <text:p>0,926159957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0671014910294201" table:style-name="ce1">
            <text:p>1,067101491</text:p>
          </table:table-cell>
          <table:table-cell office:value-type="float" office:value="0.96158018708136295" table:style-name="ce1">
            <text:p>0,961580187</text:p>
          </table:table-cell>
          <table:table-cell office:value-type="float" office:value="0.97667815462434704" table:style-name="ce1">
            <text:p>0,976678155</text:p>
          </table:table-cell>
          <table:table-cell office:value-type="float" office:value="1.1012867602449601" table:style-name="ce1">
            <text:p>1,10128676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1.02050382493636" table:style-name="ce1">
            <text:p>1,020503825</text:p>
          </table:table-cell>
          <table:table-cell office:value-type="float" office:value="0.96225852106160403" table:style-name="ce1">
            <text:p>0,962258521</text:p>
          </table:table-cell>
          <table:table-cell office:value-type="float" office:value="0.45562982604336699" table:style-name="ce1">
            <text:p>0,455629826</text:p>
          </table:table-cell>
          <table:table-cell office:value-type="float" office:value="1.0157224022703" table:style-name="ce1">
            <text:p>1,01572240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00087966912485" table:style-name="ce1">
            <text:p>1,000879669</text:p>
          </table:table-cell>
          <table:table-cell office:value-type="float" office:value="0.96949098911503095" table:style-name="ce1">
            <text:p>0,969490989</text:p>
          </table:table-cell>
          <table:table-cell office:value-type="float" office:value="0.75094399036944803" table:style-name="ce1">
            <text:p>0,75094399</text:p>
          </table:table-cell>
          <table:table-cell office:value-type="float" office:value="1.0681247026268099" table:style-name="ce1">
            <text:p>1,068124703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0.97538325826671501" table:style-name="ce1">
            <text:p>0,975383258</text:p>
          </table:table-cell>
          <table:table-cell office:value-type="float" office:value="1.0023717390956699" table:style-name="ce1">
            <text:p>1,002371739</text:p>
          </table:table-cell>
          <table:table-cell office:value-type="float" office:value="1.4620555789227101" table:style-name="ce1">
            <text:p>1,462055579</text:p>
          </table:table-cell>
          <table:table-cell office:value-type="float" office:value="1.2291159606684301" table:style-name="ce1">
            <text:p>1,229115961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97677860442368702" table:style-name="ce1">
            <text:p>0,976778604</text:p>
          </table:table-cell>
          <table:table-cell office:value-type="float" office:value="0.98518784113716296" table:style-name="ce1">
            <text:p>0,985187841</text:p>
          </table:table-cell>
          <table:table-cell office:value-type="float" office:value="0.87999495608040101" table:style-name="ce1">
            <text:p>0,879994956</text:p>
          </table:table-cell>
          <table:table-cell office:value-type="float" office:value="1.1153385491316701" table:style-name="ce1">
            <text:p>1,115338549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1.0141672261149699" table:style-name="ce1">
            <text:p>1,014167226</text:p>
          </table:table-cell>
          <table:table-cell office:value-type="float" office:value="0.97723999728266098" table:style-name="ce1">
            <text:p>0,977239997</text:p>
          </table:table-cell>
          <table:table-cell office:value-type="float" office:value="0.85063906095747999" table:style-name="ce1">
            <text:p>0,850639061</text:p>
          </table:table-cell>
          <table:table-cell office:value-type="float" office:value="1.1057909296406101" table:style-name="ce1">
            <text:p>1,10579093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0578642473608" table:style-name="ce1">
            <text:p>1,057864247</text:p>
          </table:table-cell>
          <table:table-cell office:value-type="float" office:value="0.94867853247501299" table:style-name="ce1">
            <text:p>0,948678532</text:p>
          </table:table-cell>
          <table:table-cell office:value-type="float" office:value="0.27087792838693098" table:style-name="ce1">
            <text:p>0,270877928</text:p>
          </table:table-cell>
          <table:table-cell office:value-type="float" office:value="0.97011334772992197" table:style-name="ce1">
            <text:p>0,970113348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1.03013305402865" table:style-name="ce1">
            <text:p>1,030133054</text:p>
          </table:table-cell>
          <table:table-cell office:value-type="float" office:value="0.97853710934535898" table:style-name="ce1">
            <text:p>0,978537109</text:p>
          </table:table-cell>
          <table:table-cell office:value-type="float" office:value="1.0159384122222199" table:style-name="ce1">
            <text:p>1,015938412</text:p>
          </table:table-cell>
          <table:table-cell office:value-type="float" office:value="1.13750684591967" table:style-name="ce1">
            <text:p>1,13750684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99905372776007595" table:style-name="ce1">
            <text:p>0,999053728</text:p>
          </table:table-cell>
          <table:table-cell office:value-type="float" office:value="0.95985150163333699" table:style-name="ce1">
            <text:p>0,959851502</text:p>
          </table:table-cell>
          <table:table-cell office:value-type="float" office:value="0.309541984426982" table:style-name="ce1">
            <text:p>0,309541984</text:p>
          </table:table-cell>
          <table:table-cell office:value-type="float" office:value="0.97662278885813603" table:style-name="ce1">
            <text:p>0,976622789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1.0335398794802" table:style-name="ce1">
            <text:p>1,033539879</text:p>
          </table:table-cell>
          <table:table-cell office:value-type="float" office:value="0.97935748326142902" table:style-name="ce1">
            <text:p>0,979357483</text:p>
          </table:table-cell>
          <table:table-cell office:value-type="float" office:value="1.1443444471561399" table:style-name="ce1">
            <text:p>1,144344447</text:p>
          </table:table-cell>
          <table:table-cell office:value-type="float" office:value="1.1523697598059801" table:style-name="ce1">
            <text:p>1,15236976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8503350925188204" table:style-name="ce1">
            <text:p>0,985033509</text:p>
          </table:table-cell>
          <table:table-cell office:value-type="float" office:value="0.955884887071211" table:style-name="ce1">
            <text:p>0,955884887</text:p>
          </table:table-cell>
          <table:table-cell office:value-type="float" office:value="0.24429891655277999" table:style-name="ce1">
            <text:p>0,244298917</text:p>
          </table:table-cell>
          <table:table-cell office:value-type="float" office:value="0.947154838816327" table:style-name="ce1">
            <text:p>0,947154839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1.07729503478119" table:style-name="ce1">
            <text:p>1,077295035</text:p>
          </table:table-cell>
          <table:table-cell office:value-type="float" office:value="0.96459036307158597" table:style-name="ce1">
            <text:p>0,964590363</text:p>
          </table:table-cell>
          <table:table-cell office:value-type="float" office:value="0.84666034852360605" table:style-name="ce1">
            <text:p>0,846660349</text:p>
          </table:table-cell>
          <table:table-cell office:value-type="float" office:value="1.09416780295908" table:style-name="ce1">
            <text:p>1,09416780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1166482852143" table:style-name="ce1">
            <text:p>1,116648285</text:p>
          </table:table-cell>
          <table:table-cell office:value-type="float" office:value="0.94861171679290601" table:style-name="ce1">
            <text:p>0,948611717</text:p>
          </table:table-cell>
          <table:table-cell office:value-type="float" office:value="0.54171754833519603" table:style-name="ce1">
            <text:p>0,541717548</text:p>
          </table:table-cell>
          <table:table-cell office:value-type="float" office:value="1.0317341537764899" table:style-name="ce1">
            <text:p>1,031734154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0.92946383054399095" table:style-name="ce1">
            <text:p>0,929463831</text:p>
          </table:table-cell>
          <table:table-cell office:value-type="float" office:value="0.97315244363477704" table:style-name="ce1">
            <text:p>0,973152444</text:p>
          </table:table-cell>
          <table:table-cell office:value-type="float" office:value="0.486703567975313" table:style-name="ce1">
            <text:p>0,486703568</text:p>
          </table:table-cell>
          <table:table-cell office:value-type="float" office:value="1.00063106367551" table:style-name="ce1">
            <text:p>1,000631064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96116297563918995" table:style-name="ce1">
            <text:p>0,961162976</text:p>
          </table:table-cell>
          <table:table-cell office:value-type="float" office:value="0.99314288994195199" table:style-name="ce1">
            <text:p>0,99314289</text:p>
          </table:table-cell>
          <table:table-cell office:value-type="float" office:value="0.92842435978600901" table:style-name="ce1">
            <text:p>0,92842436</text:p>
          </table:table-cell>
          <table:table-cell office:value-type="float" office:value="1.13764808954847" table:style-name="ce1">
            <text:p>1,13764809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1.04040938086933" table:style-name="ce1">
            <text:p>1,040409381</text:p>
          </table:table-cell>
          <table:table-cell office:value-type="float" office:value="0.98599261394054905" table:style-name="ce1">
            <text:p>0,985992614</text:p>
          </table:table-cell>
          <table:table-cell office:value-type="float" office:value="1.0768332784209" table:style-name="ce1">
            <text:p>1,076833278</text:p>
          </table:table-cell>
          <table:table-cell office:value-type="float" office:value="1.1733593446392501" table:style-name="ce1">
            <text:p>1,17335934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0140709253881799" table:style-name="ce1">
            <text:p>1,014070925</text:p>
          </table:table-cell>
          <table:table-cell office:value-type="float" office:value="0.992775856378046" table:style-name="ce1">
            <text:p>0,992775856</text:p>
          </table:table-cell>
          <table:table-cell office:value-type="float" office:value="1.1384438195642499" table:style-name="ce1">
            <text:p>1,13844382</text:p>
          </table:table-cell>
          <table:table-cell office:value-type="float" office:value="1.1814301004660701" table:style-name="ce1">
            <text:p>1,1814301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1.05446165665202" table:style-name="ce1">
            <text:p>1,054461657</text:p>
          </table:table-cell>
          <table:table-cell office:value-type="float" office:value="0.949348000006625" table:style-name="ce1">
            <text:p>0,949348</text:p>
          </table:table-cell>
          <table:table-cell office:value-type="float" office:value="0.38110089003299102" table:style-name="ce1">
            <text:p>0,38110089</text:p>
          </table:table-cell>
          <table:table-cell office:value-type="float" office:value="0.98196950226367796" table:style-name="ce1">
            <text:p>0,98196950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0163273217533799" table:style-name="ce1">
            <text:p>1,016327322</text:p>
          </table:table-cell>
          <table:table-cell office:value-type="float" office:value="0.96451999721734105" table:style-name="ce1">
            <text:p>0,964519997</text:p>
          </table:table-cell>
          <table:table-cell office:value-type="float" office:value="0.78323335233538804" table:style-name="ce1">
            <text:p>0,783233352</text:p>
          </table:table-cell>
          <table:table-cell office:value-type="float" office:value="1.0583533540861001" table:style-name="ce1">
            <text:p>1,058353354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1.0500273149277699" table:style-name="ce1">
            <text:p>1,050027315</text:p>
          </table:table-cell>
          <table:table-cell office:value-type="float" office:value="0.97455992216563003" table:style-name="ce1">
            <text:p>0,974559922</text:p>
          </table:table-cell>
          <table:table-cell office:value-type="float" office:value="1.00830070929205" table:style-name="ce1">
            <text:p>1,008300709</text:p>
          </table:table-cell>
          <table:table-cell office:value-type="float" office:value="1.13059039963305" table:style-name="ce1">
            <text:p>1,1305904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00711507230696" table:style-name="ce1">
            <text:p>1,007115072</text:p>
          </table:table-cell>
          <table:table-cell office:value-type="float" office:value="0.97169868680974703" table:style-name="ce1">
            <text:p>0,971698687</text:p>
          </table:table-cell>
          <table:table-cell office:value-type="float" office:value="0.70074516121069597" table:style-name="ce1">
            <text:p>0,700745161</text:p>
          </table:table-cell>
          <table:table-cell office:value-type="float" office:value="1.0630710691391101" table:style-name="ce1">
            <text:p>1,063071069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1.04377865432198" table:style-name="ce1">
            <text:p>1,043778654</text:p>
          </table:table-cell>
          <table:table-cell office:value-type="float" office:value="0.97568931500696399" table:style-name="ce1">
            <text:p>0,975689315</text:p>
          </table:table-cell>
          <table:table-cell office:value-type="float" office:value="1.1448719124434199" table:style-name="ce1">
            <text:p>1,144871912</text:p>
          </table:table-cell>
          <table:table-cell office:value-type="float" office:value="1.15064891777064" table:style-name="ce1">
            <text:p>1,150648918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0576062800178501" table:style-name="ce1">
            <text:p>1,05760628</text:p>
          </table:table-cell>
          <table:table-cell office:value-type="float" office:value="0.97052200711986603" table:style-name="ce1">
            <text:p>0,970522007</text:p>
          </table:table-cell>
          <table:table-cell office:value-type="float" office:value="0.65566399038983902" table:style-name="ce1">
            <text:p>0,65566399</text:p>
          </table:table-cell>
          <table:table-cell office:value-type="float" office:value="1.08069090923926" table:style-name="ce1">
            <text:p>1,080690909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1.12859526091261" table:style-name="ce1">
            <text:p>1,128595261</text:p>
          </table:table-cell>
          <table:table-cell office:value-type="float" office:value="0.94309028865132005" table:style-name="ce1">
            <text:p>0,943090289</text:p>
          </table:table-cell>
          <table:table-cell office:value-type="float" office:value="0.39735832090902301" table:style-name="ce1">
            <text:p>0,397358321</text:p>
          </table:table-cell>
          <table:table-cell office:value-type="float" office:value="1.0025632914507701" table:style-name="ce1">
            <text:p>1,002563291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0867679509899499" table:style-name="ce1">
            <text:p>1,086767951</text:p>
          </table:table-cell>
          <table:table-cell office:value-type="float" office:value="0.95433325551991" table:style-name="ce1">
            <text:p>0,954333256</text:p>
          </table:table-cell>
          <table:table-cell office:value-type="float" office:value="0.64960844685596397" table:style-name="ce1">
            <text:p>0,649608447</text:p>
          </table:table-cell>
          <table:table-cell office:value-type="float" office:value="1.0488480544683001" table:style-name="ce1">
            <text:p>1,048848054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1.0651503829249001" table:style-name="ce1">
            <text:p>1,065150383</text:p>
          </table:table-cell>
          <table:table-cell office:value-type="float" office:value="0.97597604008003402" table:style-name="ce1">
            <text:p>0,97597604</text:p>
          </table:table-cell>
          <table:table-cell office:value-type="float" office:value="0.97560701866210797" table:style-name="ce1">
            <text:p>0,975607019</text:p>
          </table:table-cell>
          <table:table-cell office:value-type="float" office:value="1.14046143980686" table:style-name="ce1">
            <text:p>1,14046144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99987631021576995" table:style-name="ce1">
            <text:p>0,99987631</text:p>
          </table:table-cell>
          <table:table-cell office:value-type="float" office:value="0.97752026194503705" table:style-name="ce1">
            <text:p>0,977520262</text:p>
          </table:table-cell>
          <table:table-cell office:value-type="float" office:value="0.80085406314586405" table:style-name="ce1">
            <text:p>0,800854063</text:p>
          </table:table-cell>
          <table:table-cell office:value-type="float" office:value="1.09363414977076" table:style-name="ce1">
            <text:p>1,09363415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1.02404882200683" table:style-name="ce1">
            <text:p>1,024048822</text:p>
          </table:table-cell>
          <table:table-cell office:value-type="float" office:value="0.97810908523344398" table:style-name="ce1">
            <text:p>0,978109085</text:p>
          </table:table-cell>
          <table:table-cell office:value-type="float" office:value="1.1028525913695799" table:style-name="ce1">
            <text:p>1,102852591</text:p>
          </table:table-cell>
          <table:table-cell office:value-type="float" office:value="1.1400840710724001" table:style-name="ce1">
            <text:p>1,140084071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09538870670098" table:style-name="ce1">
            <text:p>1,095388707</text:p>
          </table:table-cell>
          <table:table-cell office:value-type="float" office:value="0.97387148543142699" table:style-name="ce1">
            <text:p>0,973871485</text:p>
          </table:table-cell>
          <table:table-cell office:value-type="float" office:value="1.2233260263468999" table:style-name="ce1">
            <text:p>1,223326026</text:p>
          </table:table-cell>
          <table:table-cell office:value-type="float" office:value="1.1716699099763701" table:style-name="ce1">
            <text:p>1,17166991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1.16946566420517" table:style-name="ce1">
            <text:p>1,169465664</text:p>
          </table:table-cell>
          <table:table-cell office:value-type="float" office:value="0.93855776801726298" table:style-name="ce1">
            <text:p>0,938557768</text:p>
          </table:table-cell>
          <table:table-cell office:value-type="float" office:value="0.361971682632657" table:style-name="ce1">
            <text:p>0,361971683</text:p>
          </table:table-cell>
          <table:table-cell office:value-type="float" office:value="1.00152994944401" table:style-name="ce1">
            <text:p>1,001529949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2155788966977801" table:style-name="ce1">
            <text:p>1,215578897</text:p>
          </table:table-cell>
          <table:table-cell office:value-type="float" office:value="0.95102298690952203" table:style-name="ce1">
            <text:p>0,951022987</text:p>
          </table:table-cell>
          <table:table-cell office:value-type="float" office:value="0.71868020118538301" table:style-name="ce1">
            <text:p>0,718680201</text:p>
          </table:table-cell>
          <table:table-cell office:value-type="float" office:value="1.0973957618419701" table:style-name="ce1">
            <text:p>1,097395762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1.2678615054696201" table:style-name="ce1">
            <text:p>1,267861505</text:p>
          </table:table-cell>
          <table:table-cell office:value-type="float" office:value="0.94147518608050795" table:style-name="ce1">
            <text:p>0,941475186</text:p>
          </table:table-cell>
          <table:table-cell office:value-type="float" office:value="0.76139137623649" table:style-name="ce1">
            <text:p>0,761391376</text:p>
          </table:table-cell>
          <table:table-cell office:value-type="float" office:value="1.09739536194978" table:style-name="ce1">
            <text:p>1,097395362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1502536191003201" table:style-name="ce1">
            <text:p>1,150253619</text:p>
          </table:table-cell>
          <table:table-cell office:value-type="float" office:value="0.97689529570644895" table:style-name="ce1">
            <text:p>0,976895296</text:p>
          </table:table-cell>
          <table:table-cell office:value-type="float" office:value="1.5783547693284301" table:style-name="ce1">
            <text:p>1,578354769</text:p>
          </table:table-cell>
          <table:table-cell office:value-type="float" office:value="1.24465299805981" table:style-name="ce1">
            <text:p>1,244652998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1.2095730194217" table:style-name="ce1">
            <text:p>1,209573019</text:p>
          </table:table-cell>
          <table:table-cell office:value-type="float" office:value="0.95146468843497001" table:style-name="ce1">
            <text:p>0,951464688</text:p>
          </table:table-cell>
          <table:table-cell office:value-type="float" office:value="0.78495464900636902" table:style-name="ce1">
            <text:p>0,784954649</text:p>
          </table:table-cell>
          <table:table-cell office:value-type="float" office:value="1.1090970395431199" table:style-name="ce1">
            <text:p>1,10909704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10338828581769" table:style-name="ce1">
            <text:p>1,103388286</text:p>
          </table:table-cell>
          <table:table-cell office:value-type="float" office:value="0.97400344823573803" table:style-name="ce1">
            <text:p>0,974003448</text:p>
          </table:table-cell>
          <table:table-cell office:value-type="float" office:value="1.11310300845052" table:style-name="ce1">
            <text:p>1,113103008</text:p>
          </table:table-cell>
          <table:table-cell office:value-type="float" office:value="1.1636179594218601" table:style-name="ce1">
            <text:p>1,163617959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1.2342258099581001" table:style-name="ce1">
            <text:p>1,23422581</text:p>
          </table:table-cell>
          <table:table-cell office:value-type="float" office:value="0.93542220257564301" table:style-name="ce1">
            <text:p>0,935422203</text:p>
          </table:table-cell>
          <table:table-cell office:value-type="float" office:value="0.55807400781452698" table:style-name="ce1">
            <text:p>0,558074008</text:p>
          </table:table-cell>
          <table:table-cell office:value-type="float" office:value="1.0460518689125899" table:style-name="ce1">
            <text:p>1,046051869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19559255802912" table:style-name="ce1">
            <text:p>1,195592558</text:p>
          </table:table-cell>
          <table:table-cell office:value-type="float" office:value="0.93892782017142795" table:style-name="ce1">
            <text:p>0,93892782</text:p>
          </table:table-cell>
          <table:table-cell office:value-type="float" office:value="0.603534719271131" table:style-name="ce1">
            <text:p>0,603534719</text:p>
          </table:table-cell>
          <table:table-cell office:value-type="float" office:value="1.04641151520108" table:style-name="ce1">
            <text:p>1,046411515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1.0902460009960599" table:style-name="ce1">
            <text:p>1,090246001</text:p>
          </table:table-cell>
          <table:table-cell office:value-type="float" office:value="0.96657929854713698" table:style-name="ce1">
            <text:p>0,966579299</text:p>
          </table:table-cell>
          <table:table-cell office:value-type="float" office:value="0.96935641525886695" table:style-name="ce1">
            <text:p>0,969356415</text:p>
          </table:table-cell>
          <table:table-cell office:value-type="float" office:value="1.1218318252761701" table:style-name="ce1">
            <text:p>1,121831825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1767751317685999" table:style-name="ce1">
            <text:p>1,176775132</text:p>
          </table:table-cell>
          <table:table-cell office:value-type="float" office:value="0.95656452404793602" table:style-name="ce1">
            <text:p>0,956564524</text:p>
          </table:table-cell>
          <table:table-cell office:value-type="float" office:value="0.89580669040688898" table:style-name="ce1">
            <text:p>0,89580669</text:p>
          </table:table-cell>
          <table:table-cell office:value-type="float" office:value="1.11993591868075" table:style-name="ce1">
            <text:p>1,119935919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1.2094583997988499" table:style-name="ce1">
            <text:p>1,2094584</text:p>
          </table:table-cell>
          <table:table-cell office:value-type="float" office:value="0.96581383335627202" table:style-name="ce1">
            <text:p>0,965813833</text:p>
          </table:table-cell>
          <table:table-cell office:value-type="float" office:value="0.87220436348560904" table:style-name="ce1">
            <text:p>0,872204363</text:p>
          </table:table-cell>
          <table:table-cell office:value-type="float" office:value="1.1507607623453699" table:style-name="ce1">
            <text:p>1,150760762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2362742105950799" table:style-name="ce1">
            <text:p>1,236274211</text:p>
          </table:table-cell>
          <table:table-cell office:value-type="float" office:value="0.93154590069953103" table:style-name="ce1">
            <text:p>0,931545901</text:p>
          </table:table-cell>
          <table:table-cell office:value-type="float" office:value="0.50675762794045598" table:style-name="ce1">
            <text:p>0,506757628</text:p>
          </table:table-cell>
          <table:table-cell office:value-type="float" office:value="1.0247409475335501" table:style-name="ce1">
            <text:p>1,024740948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1.3241183487460899" table:style-name="ce1">
            <text:p>1,324118349</text:p>
          </table:table-cell>
          <table:table-cell office:value-type="float" office:value="0.93529412850129801" table:style-name="ce1">
            <text:p>0,935294129</text:p>
          </table:table-cell>
          <table:table-cell office:value-type="float" office:value="0.86916334688589703" table:style-name="ce1">
            <text:p>0,869163347</text:p>
          </table:table-cell>
          <table:table-cell office:value-type="float" office:value="1.11397813745218" table:style-name="ce1">
            <text:p>1,113978137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3760776969317201" table:style-name="ce1">
            <text:p>1,376077697</text:p>
          </table:table-cell>
          <table:table-cell office:value-type="float" office:value="0.91230437226748895" table:style-name="ce1">
            <text:p>0,912304372</text:p>
          </table:table-cell>
          <table:table-cell office:value-type="float" office:value="0.47697256016821998" table:style-name="ce1">
            <text:p>0,47697256</text:p>
          </table:table-cell>
          <table:table-cell office:value-type="float" office:value="1.01967922619618" table:style-name="ce1">
            <text:p>1,019679226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1.3088350711362899" table:style-name="ce1">
            <text:p>1,308835071</text:p>
          </table:table-cell>
          <table:table-cell office:value-type="float" office:value="0.93292662278109495" table:style-name="ce1">
            <text:p>0,932926623</text:p>
          </table:table-cell>
          <table:table-cell office:value-type="float" office:value="0.67097812232365905" table:style-name="ce1">
            <text:p>0,670978122</text:p>
          </table:table-cell>
          <table:table-cell office:value-type="float" office:value="1.0741991603043799" table:style-name="ce1">
            <text:p>1,07419916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32491503721227" table:style-name="ce1">
            <text:p>1,324915037</text:p>
          </table:table-cell>
          <table:table-cell office:value-type="float" office:value="0.93876462608913103" table:style-name="ce1">
            <text:p>0,938764626</text:p>
          </table:table-cell>
          <table:table-cell office:value-type="float" office:value="0.95221738203773398" table:style-name="ce1">
            <text:p>0,952217382</text:p>
          </table:table-cell>
          <table:table-cell office:value-type="float" office:value="1.1320629562073099" table:style-name="ce1">
            <text:p>1,132062956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1.30000876989086" table:style-name="ce1">
            <text:p>1,30000877</text:p>
          </table:table-cell>
          <table:table-cell office:value-type="float" office:value="0.92433128699591205" table:style-name="ce1">
            <text:p>0,924331287</text:p>
          </table:table-cell>
          <table:table-cell office:value-type="float" office:value="0.706387091933523" table:style-name="ce1">
            <text:p>0,706387092</text:p>
          </table:table-cell>
          <table:table-cell office:value-type="float" office:value="1.0601905504197999" table:style-name="ce1">
            <text:p>1,06019055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3218566557398299" table:style-name="ce1">
            <text:p>1,321856656</text:p>
          </table:table-cell>
          <table:table-cell office:value-type="float" office:value="0.95621244531111105" table:style-name="ce1">
            <text:p>0,956212445</text:p>
          </table:table-cell>
          <table:table-cell office:value-type="float" office:value="0.97399537008584702" table:style-name="ce1">
            <text:p>0,97399537</text:p>
          </table:table-cell>
          <table:table-cell office:value-type="float" office:value="1.17177695072474" table:style-name="ce1">
            <text:p>1,171776951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1.41468605865757" table:style-name="ce1">
            <text:p>1,414686059</text:p>
          </table:table-cell>
          <table:table-cell office:value-type="float" office:value="0.94124654891472903" table:style-name="ce1">
            <text:p>0,941246549</text:p>
          </table:table-cell>
          <table:table-cell office:value-type="float" office:value="0.93742982287048005" table:style-name="ce1">
            <text:p>0,937429823</text:p>
          </table:table-cell>
          <table:table-cell office:value-type="float" office:value="1.1581783846497" table:style-name="ce1">
            <text:p>1,158178385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2910494571517499" table:style-name="ce1">
            <text:p>1,291049457</text:p>
          </table:table-cell>
          <table:table-cell office:value-type="float" office:value="0.94570092768104996" table:style-name="ce1">
            <text:p>0,945700928</text:p>
          </table:table-cell>
          <table:table-cell office:value-type="float" office:value="0.84017594447338295" table:style-name="ce1">
            <text:p>0,840175944</text:p>
          </table:table-cell>
          <table:table-cell office:value-type="float" office:value="1.12280648442566" table:style-name="ce1">
            <text:p>1,122806484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1.29258678731045" table:style-name="ce1">
            <text:p>1,292586787</text:p>
          </table:table-cell>
          <table:table-cell office:value-type="float" office:value="0.93057667291373303" table:style-name="ce1">
            <text:p>0,930576673</text:p>
          </table:table-cell>
          <table:table-cell office:value-type="float" office:value="0.80819993354337505" table:style-name="ce1">
            <text:p>0,808199934</text:p>
          </table:table-cell>
          <table:table-cell office:value-type="float" office:value="1.08615125084355" table:style-name="ce1">
            <text:p>1,086151251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4066606220758999" table:style-name="ce1">
            <text:p>1,406660622</text:p>
          </table:table-cell>
          <table:table-cell office:value-type="float" office:value="0.93659624964573895" table:style-name="ce1">
            <text:p>0,93659625</text:p>
          </table:table-cell>
          <table:table-cell office:value-type="float" office:value="0.70070018119428801" table:style-name="ce1">
            <text:p>0,700700181</text:p>
          </table:table-cell>
          <table:table-cell office:value-type="float" office:value="1.1065053600241599" table:style-name="ce1">
            <text:p>1,10650536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1.43698911050091" table:style-name="ce1">
            <text:p>1,436989111</text:p>
          </table:table-cell>
          <table:table-cell office:value-type="float" office:value="0.90410947817529896" table:style-name="ce1">
            <text:p>0,904109478</text:p>
          </table:table-cell>
          <table:table-cell office:value-type="float" office:value="0.45334010655311902" table:style-name="ce1">
            <text:p>0,453340107</text:p>
          </table:table-cell>
          <table:table-cell office:value-type="float" office:value="1.0149311260548599" table:style-name="ce1">
            <text:p>1,01493112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2151929193105799" table:style-name="ce1">
            <text:p>1,215192919</text:p>
          </table:table-cell>
          <table:table-cell office:value-type="float" office:value="0.94165542875887298" table:style-name="ce1">
            <text:p>0,941655429</text:p>
          </table:table-cell>
          <table:table-cell office:value-type="float" office:value="0.55067876518983805" table:style-name="ce1">
            <text:p>0,550678765</text:p>
          </table:table-cell>
          <table:table-cell office:value-type="float" office:value="1.0478048216084901" table:style-name="ce1">
            <text:p>1,047804822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1.2758499833063901" table:style-name="ce1">
            <text:p>1,275849983</text:p>
          </table:table-cell>
          <table:table-cell office:value-type="float" office:value="0.93509228452498105" table:style-name="ce1">
            <text:p>0,935092285</text:p>
          </table:table-cell>
          <table:table-cell office:value-type="float" office:value="0.60134490329086798" table:style-name="ce1">
            <text:p>0,601344903</text:p>
          </table:table-cell>
          <table:table-cell office:value-type="float" office:value="1.06153993323798" table:style-name="ce1">
            <text:p>1,061539933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1910007268641" table:style-name="ce1">
            <text:p>1,419100073</text:p>
          </table:table-cell>
          <table:table-cell office:value-type="float" office:value="0.92568470469745401" table:style-name="ce1">
            <text:p>0,925684705</text:p>
          </table:table-cell>
          <table:table-cell office:value-type="float" office:value="0.62543998059337302" table:style-name="ce1">
            <text:p>0,625439981</text:p>
          </table:table-cell>
          <table:table-cell office:value-type="float" office:value="1.07931205143761" table:style-name="ce1">
            <text:p>1,079312051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1.46940045526274" table:style-name="ce1">
            <text:p>1,469400455</text:p>
          </table:table-cell>
          <table:table-cell office:value-type="float" office:value="0.90507322234601995" table:style-name="ce1">
            <text:p>0,905073222</text:p>
          </table:table-cell>
          <table:table-cell office:value-type="float" office:value="0.572096387809925" table:style-name="ce1">
            <text:p>0,572096388</text:p>
          </table:table-cell>
          <table:table-cell office:value-type="float" office:value="1.0399579923000299" table:style-name="ce1">
            <text:p>1,039957992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.5671408430496601" table:style-name="ce1">
            <text:p>1,567140843</text:p>
          </table:table-cell>
          <table:table-cell office:value-type="float" office:value="0.88003616254128803" table:style-name="ce1">
            <text:p>0,880036163</text:p>
          </table:table-cell>
          <table:table-cell office:value-type="float" office:value="9.5068526431608902E-2" table:style-name="ce1">
            <text:p>0,095068526</text:p>
          </table:table-cell>
          <table:table-cell office:value-type="float" office:value="0.93355767634572695" table:style-name="ce1">
            <text:p>0,933557676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1.53924072565892" table:style-name="ce1">
            <text:p>1,539240726</text:p>
          </table:table-cell>
          <table:table-cell office:value-type="float" office:value="0.88899228144095399" table:style-name="ce1">
            <text:p>0,888992281</text:p>
          </table:table-cell>
          <table:table-cell office:value-type="float" office:value="0.23459838114341899" table:style-name="ce1">
            <text:p>0,234598381</text:p>
          </table:table-cell>
          <table:table-cell office:value-type="float" office:value="0.97107852432803698" table:style-name="ce1">
            <text:p>0,971078524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5831395300961999" table:style-name="ce1">
            <text:p>1,58313953</text:p>
          </table:table-cell>
          <table:table-cell office:value-type="float" office:value="0.87786494474598897" table:style-name="ce1">
            <text:p>0,877864945</text:p>
          </table:table-cell>
          <table:table-cell office:value-type="float" office:value="0.228386847030564" table:style-name="ce1">
            <text:p>0,228386847</text:p>
          </table:table-cell>
          <table:table-cell office:value-type="float" office:value="0.95829950912020501" table:style-name="ce1">
            <text:p>0,958299509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1.4910203269736899" table:style-name="ce1">
            <text:p>1,491020327</text:p>
          </table:table-cell>
          <table:table-cell office:value-type="float" office:value="0.89543328113494802" table:style-name="ce1">
            <text:p>0,895433281</text:p>
          </table:table-cell>
          <table:table-cell office:value-type="float" office:value="0.42333443493798201" table:style-name="ce1">
            <text:p>0,423334435</text:p>
          </table:table-cell>
          <table:table-cell office:value-type="float" office:value="1.0018554719944699" table:style-name="ce1">
            <text:p>1,001855472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29320928154839" table:style-name="ce1">
            <text:p>1,293209282</text:p>
          </table:table-cell>
          <table:table-cell office:value-type="float" office:value="0.94006027714698304" table:style-name="ce1">
            <text:p>0,940060277</text:p>
          </table:table-cell>
          <table:table-cell office:value-type="float" office:value="0.93280131541751599" table:style-name="ce1">
            <text:p>0,932801315</text:p>
          </table:table-cell>
          <table:table-cell office:value-type="float" office:value="1.1238673213578501" table:style-name="ce1">
            <text:p>1,123867321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1.5318403284303701" table:style-name="ce1">
            <text:p>1,531840328</text:p>
          </table:table-cell>
          <table:table-cell office:value-type="float" office:value="0.88820253894233203" table:style-name="ce1">
            <text:p>0,888202539</text:p>
          </table:table-cell>
          <table:table-cell office:value-type="float" office:value="0.36464175271596999" table:style-name="ce1">
            <text:p>0,364641753</text:p>
          </table:table-cell>
          <table:table-cell office:value-type="float" office:value="0.98275197003072201" table:style-name="ce1">
            <text:p>0,9827519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5344483939504701" table:style-name="ce1">
            <text:p>1,534448394</text:p>
          </table:table-cell>
          <table:table-cell office:value-type="float" office:value="0.88362062653435403" table:style-name="ce1">
            <text:p>0,883620627</text:p>
          </table:table-cell>
          <table:table-cell office:value-type="float" office:value="0.28079317481073601" table:style-name="ce1">
            <text:p>0,280793175</text:p>
          </table:table-cell>
          <table:table-cell office:value-type="float" office:value="0.96611731464918804" table:style-name="ce1">
            <text:p>0,966117315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1.52114062148203" table:style-name="ce1">
            <text:p>1,521140621</text:p>
          </table:table-cell>
          <table:table-cell office:value-type="float" office:value="0.88952233350883203" table:style-name="ce1">
            <text:p>0,889522334</text:p>
          </table:table-cell>
          <table:table-cell office:value-type="float" office:value="0.404151613129836" table:style-name="ce1">
            <text:p>0,404151613</text:p>
          </table:table-cell>
          <table:table-cell office:value-type="float" office:value="0.99698223692426202" table:style-name="ce1">
            <text:p>0,996982237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49938650065885" table:style-name="ce1">
            <text:p>1,499386501</text:p>
          </table:table-cell>
          <table:table-cell office:value-type="float" office:value="0.89517418945069605" table:style-name="ce1">
            <text:p>0,895174189</text:p>
          </table:table-cell>
          <table:table-cell office:value-type="float" office:value="0.255174818931728" table:style-name="ce1">
            <text:p>0,255174819</text:p>
          </table:table-cell>
          <table:table-cell office:value-type="float" office:value="0.97970708330860501" table:style-name="ce1">
            <text:p>0,979707083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1.5119023929395701" table:style-name="ce1">
            <text:p>1,511902393</text:p>
          </table:table-cell>
          <table:table-cell office:value-type="float" office:value="0.89629353521397903" table:style-name="ce1">
            <text:p>0,896293535</text:p>
          </table:table-cell>
          <table:table-cell office:value-type="float" office:value="0.288621262099234" table:style-name="ce1">
            <text:p>0,288621262</text:p>
          </table:table-cell>
          <table:table-cell office:value-type="float" office:value="0.98548246510697901" table:style-name="ce1">
            <text:p>0,985482465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5772025024112899" table:style-name="ce1">
            <text:p>1,577202502</text:p>
          </table:table-cell>
          <table:table-cell office:value-type="float" office:value="0.88958238629230701" table:style-name="ce1">
            <text:p>0,889582386</text:p>
          </table:table-cell>
          <table:table-cell office:value-type="float" office:value="0.29926986723566701" table:style-name="ce1">
            <text:p>0,299269867</text:p>
          </table:table-cell>
          <table:table-cell office:value-type="float" office:value="0.98817572962450295" table:style-name="ce1">
            <text:p>0,98817573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1.39372753329789" table:style-name="ce1">
            <text:p>1,393727533</text:p>
          </table:table-cell>
          <table:table-cell office:value-type="float" office:value="0.91520803891948799" table:style-name="ce1">
            <text:p>0,915208039</text:p>
          </table:table-cell>
          <table:table-cell office:value-type="float" office:value="0.41723002089736" table:style-name="ce1">
            <text:p>0,417230021</text:p>
          </table:table-cell>
          <table:table-cell office:value-type="float" office:value="1.01705234783103" table:style-name="ce1">
            <text:p>1,017052348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62927636330645" table:style-name="ce1">
            <text:p>1,629276363</text:p>
          </table:table-cell>
          <table:table-cell office:value-type="float" office:value="0.87474874974226802" table:style-name="ce1">
            <text:p>0,87474875</text:p>
          </table:table-cell>
          <table:table-cell office:value-type="float" office:value="0.22389683370812599" table:style-name="ce1">
            <text:p>0,223896834</text:p>
          </table:table-cell>
          <table:table-cell office:value-type="float" office:value="0.95611446118419496" table:style-name="ce1">
            <text:p>0,956114461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1.66755143318518" table:style-name="ce1">
            <text:p>1,667551433</text:p>
          </table:table-cell>
          <table:table-cell office:value-type="float" office:value="0.89824124430586005" table:style-name="ce1">
            <text:p>0,898241244</text:p>
          </table:table-cell>
          <table:table-cell office:value-type="float" office:value="0.48807438944327303" table:style-name="ce1">
            <text:p>0,488074389</text:p>
          </table:table-cell>
          <table:table-cell office:value-type="float" office:value="1.0501746857048799" table:style-name="ce1">
            <text:p>1,050174686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6079196267257101" table:style-name="ce1">
            <text:p>1,607919627</text:p>
          </table:table-cell>
          <table:table-cell office:value-type="float" office:value="0.85991674054439604" table:style-name="ce1">
            <text:p>0,859916741</text:p>
          </table:table-cell>
          <table:table-cell office:value-type="float" office:value="0.101393792580493" table:style-name="ce1">
            <text:p>0,101393793</text:p>
          </table:table-cell>
          <table:table-cell office:value-type="float" office:value="0.90369537251343501" table:style-name="ce1">
            <text:p>0,903695373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1.48056767381918" table:style-name="ce1">
            <text:p>1,480567674</text:p>
          </table:table-cell>
          <table:table-cell office:value-type="float" office:value="0.904860641873798" table:style-name="ce1">
            <text:p>0,904860642</text:p>
          </table:table-cell>
          <table:table-cell office:value-type="float" office:value="0.44831901390251" table:style-name="ce1">
            <text:p>0,448319014</text:p>
          </table:table-cell>
          <table:table-cell office:value-type="float" office:value="1.02256057792251" table:style-name="ce1">
            <text:p>1,022560578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68299378389522" table:style-name="ce1">
            <text:p>1,682993784</text:p>
          </table:table-cell>
          <table:table-cell office:value-type="float" office:value="0.85944392464592401" table:style-name="ce1">
            <text:p>0,859443925</text:p>
          </table:table-cell>
          <table:table-cell office:value-type="float" office:value="0.101989960492137" table:style-name="ce1">
            <text:p>0,10198996</text:p>
          </table:table-cell>
          <table:table-cell office:value-type="float" office:value="0.91902089376956997" table:style-name="ce1">
            <text:p>0,919020894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1.6397225695467701" table:style-name="ce1">
            <text:p>1,63972257</text:p>
          </table:table-cell>
          <table:table-cell office:value-type="float" office:value="0.88034904717889595" table:style-name="ce1">
            <text:p>0,880349047</text:p>
          </table:table-cell>
          <table:table-cell office:value-type="float" office:value="0.38736795506670801" table:style-name="ce1">
            <text:p>0,387367955</text:p>
          </table:table-cell>
          <table:table-cell office:value-type="float" office:value="1.0000584566845601" table:style-name="ce1">
            <text:p>1,000058457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6319533018505901" table:style-name="ce1">
            <text:p>1,631953302</text:p>
          </table:table-cell>
          <table:table-cell office:value-type="float" office:value="0.87366518894886303" table:style-name="ce1">
            <text:p>0,873665189</text:p>
          </table:table-cell>
          <table:table-cell office:value-type="float" office:value="0.238260824536872" table:style-name="ce1">
            <text:p>0,238260825</text:p>
          </table:table-cell>
          <table:table-cell office:value-type="float" office:value="0.96068005645710897" table:style-name="ce1">
            <text:p>0,960680056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1.8802563597592501" table:style-name="ce1">
            <text:p>1,88025636</text:p>
          </table:table-cell>
          <table:table-cell office:value-type="float" office:value="0.81706894992387102" table:style-name="ce1">
            <text:p>0,81706895</text:p>
          </table:table-cell>
          <table:table-cell office:value-type="float" office:value="-0.19762187885722199" table:style-name="ce1">
            <text:p>-0,197621879</text:p>
          </table:table-cell>
          <table:table-cell office:value-type="float" office:value="0.81562858354138001" table:style-name="ce1">
            <text:p>0,815628584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6843674726956299" table:style-name="ce1">
            <text:p>1,684367473</text:p>
          </table:table-cell>
          <table:table-cell office:value-type="float" office:value="0.871064721275432" table:style-name="ce1">
            <text:p>0,871064721</text:p>
          </table:table-cell>
          <table:table-cell office:value-type="float" office:value="0.219204062073449" table:style-name="ce1">
            <text:p>0,219204062</text:p>
          </table:table-cell>
          <table:table-cell office:value-type="float" office:value="0.95497222168616902" table:style-name="ce1">
            <text:p>0,954972222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1.7625191770658299" table:style-name="ce1">
            <text:p>1,762519177</text:p>
          </table:table-cell>
          <table:table-cell office:value-type="float" office:value="0.85395520735638397" table:style-name="ce1">
            <text:p>0,853955207</text:p>
          </table:table-cell>
          <table:table-cell office:value-type="float" office:value="5.4334706261051302E-2" table:style-name="ce1">
            <text:p>0,054334706</text:p>
          </table:table-cell>
          <table:table-cell office:value-type="float" office:value="0.90852040410014101" table:style-name="ce1">
            <text:p>0,908520404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.93992719137891" table:style-name="ce1">
            <text:p>1,939927191</text:p>
          </table:table-cell>
          <table:table-cell office:value-type="float" office:value="0.81147919596074902" table:style-name="ce1">
            <text:p>0,811479196</text:p>
          </table:table-cell>
          <table:table-cell office:value-type="float" office:value="-0.193192280976964" table:style-name="ce1">
            <text:p>-0,193192281</text:p>
          </table:table-cell>
          <table:table-cell office:value-type="float" office:value="0.814176276733238" table:style-name="ce1">
            <text:p>0,814176277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1.8335032725745599" table:style-name="ce1">
            <text:p>1,833503273</text:p>
          </table:table-cell>
          <table:table-cell office:value-type="float" office:value="0.83125154718054395" table:style-name="ce1">
            <text:p>0,831251547</text:p>
          </table:table-cell>
          <table:table-cell office:value-type="float" office:value="-5.0809512124918597E-2" table:style-name="ce1">
            <text:p>-0,050809512</text:p>
          </table:table-cell>
          <table:table-cell office:value-type="float" office:value="0.86264207123622005" table:style-name="ce1">
            <text:p>0,862642071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.8412410798534" table:style-name="ce1">
            <text:p>1,84124108</text:p>
          </table:table-cell>
          <table:table-cell office:value-type="float" office:value="0.83842929452301695" table:style-name="ce1">
            <text:p>0,838429295</text:p>
          </table:table-cell>
          <table:table-cell office:value-type="float" office:value="4.30712788770631E-2" table:style-name="ce1">
            <text:p>0,043071279</text:p>
          </table:table-cell>
          <table:table-cell office:value-type="float" office:value="0.88753082554074403" table:style-name="ce1">
            <text:p>0,887530826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1.79458320979367" table:style-name="ce1">
            <text:p>1,79458321</text:p>
          </table:table-cell>
          <table:table-cell office:value-type="float" office:value="0.83278927035273198" table:style-name="ce1">
            <text:p>0,83278927</text:p>
          </table:table-cell>
          <table:table-cell office:value-type="float" office:value="-0.11941911861262899" table:style-name="ce1">
            <text:p>-0,119419119</text:p>
          </table:table-cell>
          <table:table-cell office:value-type="float" office:value="0.84289426012518298" table:style-name="ce1">
            <text:p>0,84289426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1092450560509701" table:style-name="ce1">
            <text:p>2,109245056</text:p>
          </table:table-cell>
          <table:table-cell office:value-type="float" office:value="0.78147440910469601" table:style-name="ce1">
            <text:p>0,781474409</text:p>
          </table:table-cell>
          <table:table-cell office:value-type="float" office:value="-0.34714578810545998" table:style-name="ce1">
            <text:p>-0,347145788</text:p>
          </table:table-cell>
          <table:table-cell office:value-type="float" office:value="0.751551866067527" table:style-name="ce1">
            <text:p>0,751551866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1.79641371851605" table:style-name="ce1">
            <text:p>1,796413719</text:p>
          </table:table-cell>
          <table:table-cell office:value-type="float" office:value="0.84557124300268205" table:style-name="ce1">
            <text:p>0,845571243</text:p>
          </table:table-cell>
          <table:table-cell office:value-type="float" office:value="6.9816626747197602E-2" table:style-name="ce1">
            <text:p>0,069816627</text:p>
          </table:table-cell>
          <table:table-cell office:value-type="float" office:value="0.90198909280853301" table:style-name="ce1">
            <text:p>0,901989093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.8317508395181601" table:style-name="ce1">
            <text:p>1,83175084</text:p>
          </table:table-cell>
          <table:table-cell office:value-type="float" office:value="0.83692077189333902" table:style-name="ce1">
            <text:p>0,836920772</text:p>
          </table:table-cell>
          <table:table-cell office:value-type="float" office:value="4.5118640457096702E-2" table:style-name="ce1">
            <text:p>0,04511864</text:p>
          </table:table-cell>
          <table:table-cell office:value-type="float" office:value="0.885893207245535" table:style-name="ce1">
            <text:p>0,885893207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1.91686019557576" table:style-name="ce1">
            <text:p>1,916860196</text:p>
          </table:table-cell>
          <table:table-cell office:value-type="float" office:value="0.83465190505349296" table:style-name="ce1">
            <text:p>0,834651905</text:p>
          </table:table-cell>
          <table:table-cell office:value-type="float" office:value="4.8371921278151904E-3" table:style-name="ce1">
            <text:p>0,004837192</text:p>
          </table:table-cell>
          <table:table-cell office:value-type="float" office:value="0.890605412630469" table:style-name="ce1">
            <text:p>0,89060541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.9449448198149499" table:style-name="ce1">
            <text:p>1,94494482</text:p>
          </table:table-cell>
          <table:table-cell office:value-type="float" office:value="0.81438683836192804" table:style-name="ce1">
            <text:p>0,814386838</text:p>
          </table:table-cell>
          <table:table-cell office:value-type="float" office:value="-0.20134692284820199" table:style-name="ce1">
            <text:p>-0,201346923</text:p>
          </table:table-cell>
          <table:table-cell office:value-type="float" office:value="0.81442017287544599" table:style-name="ce1">
            <text:p>0,814420173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1.8461270922205499" table:style-name="ce1">
            <text:p>1,846127092</text:p>
          </table:table-cell>
          <table:table-cell office:value-type="float" office:value="0.84374785371184902" table:style-name="ce1">
            <text:p>0,843747854</text:p>
          </table:table-cell>
          <table:table-cell office:value-type="float" office:value="0.11191825840509199" table:style-name="ce1">
            <text:p>0,111918258</text:p>
          </table:table-cell>
          <table:table-cell office:value-type="float" office:value="0.91501479032738997" table:style-name="ce1">
            <text:p>0,91501479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.7972627413401601" table:style-name="ce1">
            <text:p>1,797262741</text:p>
          </table:table-cell>
          <table:table-cell office:value-type="float" office:value="0.83391109195815305" table:style-name="ce1">
            <text:p>0,833911092</text:p>
          </table:table-cell>
          <table:table-cell office:value-type="float" office:value="-7.2541093931457898E-2" table:style-name="ce1">
            <text:p>-0,072541094</text:p>
          </table:table-cell>
          <table:table-cell office:value-type="float" office:value="0.858870206337912" table:style-name="ce1">
            <text:p>0,858870206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1.8506172185501399" table:style-name="ce1">
            <text:p>1,850617219</text:p>
          </table:table-cell>
          <table:table-cell office:value-type="float" office:value="0.83109599149979496" table:style-name="ce1">
            <text:p>0,831095991</text:p>
          </table:table-cell>
          <table:table-cell office:value-type="float" office:value="-4.2374100763779197E-2" table:style-name="ce1">
            <text:p>-0,042374101</text:p>
          </table:table-cell>
          <table:table-cell office:value-type="float" office:value="0.86444053913316798" table:style-name="ce1">
            <text:p>0,864440539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0596562604248199" table:style-name="ce1">
            <text:p>2,05965626</text:p>
          </table:table-cell>
          <table:table-cell office:value-type="float" office:value="0.78219140867895098" table:style-name="ce1">
            <text:p>0,782191409</text:p>
          </table:table-cell>
          <table:table-cell office:value-type="float" office:value="-0.29161118199949598" table:style-name="ce1">
            <text:p>-0,291611182</text:p>
          </table:table-cell>
          <table:table-cell office:value-type="float" office:value="0.75787592564063999" table:style-name="ce1">
            <text:p>0,757875926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1.92858979964734" table:style-name="ce1">
            <text:p>1,9285898</text:p>
          </table:table-cell>
          <table:table-cell office:value-type="float" office:value="0.80551757485342701" table:style-name="ce1">
            <text:p>0,805517575</text:p>
          </table:table-cell>
          <table:table-cell office:value-type="float" office:value="-0.29163801979010001" table:style-name="ce1">
            <text:p>-0,29163802</text:p>
          </table:table-cell>
          <table:table-cell office:value-type="float" office:value="0.778794034336598" table:style-name="ce1">
            <text:p>0,778794034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.99063174537806" table:style-name="ce1">
            <text:p>1,990631745</text:p>
          </table:table-cell>
          <table:table-cell office:value-type="float" office:value="0.81054976751966801" table:style-name="ce1">
            <text:p>0,810549768</text:p>
          </table:table-cell>
          <table:table-cell office:value-type="float" office:value="-0.193576753234873" table:style-name="ce1">
            <text:p>-0,193576753</text:p>
          </table:table-cell>
          <table:table-cell office:value-type="float" office:value="0.81634652652134898" table:style-name="ce1">
            <text:p>0,816346527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2.3349398736333602" table:style-name="ce1">
            <text:p>2,334939874</text:p>
          </table:table-cell>
          <table:table-cell office:value-type="float" office:value="0.74279198226091503" table:style-name="ce1">
            <text:p>0,742791982</text:p>
          </table:table-cell>
          <table:table-cell office:value-type="float" office:value="-0.55804675255338998" table:style-name="ce1">
            <text:p>-0,558046753</text:p>
          </table:table-cell>
          <table:table-cell office:value-type="float" office:value="0.663487417110877" table:style-name="ce1">
            <text:p>0,663487417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0247567659035801" table:style-name="ce1">
            <text:p>2,024756766</text:p>
          </table:table-cell>
          <table:table-cell office:value-type="float" office:value="0.80756460637864202" table:style-name="ce1">
            <text:p>0,807564606</text:p>
          </table:table-cell>
          <table:table-cell office:value-type="float" office:value="-0.190121313993207" table:style-name="ce1">
            <text:p>-0,190121314</text:p>
          </table:table-cell>
          <table:table-cell office:value-type="float" office:value="0.817676515461081" table:style-name="ce1">
            <text:p>0,817676515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2.0020732766150902" table:style-name="ce1">
            <text:p>2,002073277</text:p>
          </table:table-cell>
          <table:table-cell office:value-type="float" office:value="0.79180167727655304" table:style-name="ce1">
            <text:p>0,791801677</text:p>
          </table:table-cell>
          <table:table-cell office:value-type="float" office:value="-0.32191997161038299" table:style-name="ce1">
            <text:p>-0,321919972</text:p>
          </table:table-cell>
          <table:table-cell office:value-type="float" office:value="0.76314556332382799" table:style-name="ce1">
            <text:p>0,763145563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.2461528090802498" table:style-name="ce1">
            <text:p>2,246152809</text:p>
          </table:table-cell>
          <table:table-cell office:value-type="float" office:value="0.75735955062231997" table:style-name="ce1">
            <text:p>0,757359551</text:p>
          </table:table-cell>
          <table:table-cell office:value-type="float" office:value="-0.42145664228414698" table:style-name="ce1">
            <text:p>-0,421456642</text:p>
          </table:table-cell>
          <table:table-cell office:value-type="float" office:value="0.71554048271010595" table:style-name="ce1">
            <text:p>0,715540483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1.9659989954579" table:style-name="ce1">
            <text:p>1,965998995</text:p>
          </table:table-cell>
          <table:table-cell office:value-type="float" office:value="0.81827781140123301" table:style-name="ce1">
            <text:p>0,818277811</text:p>
          </table:table-cell>
          <table:table-cell office:value-type="float" office:value="-0.167665231905053" table:style-name="ce1">
            <text:p>-0,167665232</text:p>
          </table:table-cell>
          <table:table-cell office:value-type="float" office:value="0.83083178645903299" table:style-name="ce1">
            <text:p>0,830831786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.2186263666048802" table:style-name="ce1">
            <text:p>2,218626367</text:p>
          </table:table-cell>
          <table:table-cell office:value-type="float" office:value="0.78106635390951595" table:style-name="ce1">
            <text:p>0,781066354</text:p>
          </table:table-cell>
          <table:table-cell office:value-type="float" office:value="-0.33189989771376899" table:style-name="ce1">
            <text:p>-0,331899898</text:p>
          </table:table-cell>
          <table:table-cell office:value-type="float" office:value="0.76278026093163698" table:style-name="ce1">
            <text:p>0,762780261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2.1376346136711502" table:style-name="ce1">
            <text:p>2,137634614</text:p>
          </table:table-cell>
          <table:table-cell office:value-type="float" office:value="0.77657169615854904" table:style-name="ce1">
            <text:p>0,776571696</text:p>
          </table:table-cell>
          <table:table-cell office:value-type="float" office:value="-0.37053205182166798" table:style-name="ce1">
            <text:p>-0,370532052</text:p>
          </table:table-cell>
          <table:table-cell office:value-type="float" office:value="0.73916459034099002" table:style-name="ce1">
            <text:p>0,73916459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2838800432133599" table:style-name="ce1">
            <text:p>2,283880043</text:p>
          </table:table-cell>
          <table:table-cell office:value-type="float" office:value="0.75863406977277303" table:style-name="ce1">
            <text:p>0,75863407</text:p>
          </table:table-cell>
          <table:table-cell office:value-type="float" office:value="-0.461459497876129" table:style-name="ce1">
            <text:p>-0,461459498</text:p>
          </table:table-cell>
          <table:table-cell office:value-type="float" office:value="0.70548321669480296" table:style-name="ce1">
            <text:p>0,705483217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2.1184846585325601" table:style-name="ce1">
            <text:p>2,118484659</text:p>
          </table:table-cell>
          <table:table-cell office:value-type="float" office:value="0.77137191772185398" table:style-name="ce1">
            <text:p>0,771371918</text:p>
          </table:table-cell>
          <table:table-cell office:value-type="float" office:value="-0.38390792024958698" table:style-name="ce1">
            <text:p>-0,38390792</text:p>
          </table:table-cell>
          <table:table-cell office:value-type="float" office:value="0.73004872641295304" table:style-name="ce1">
            <text:p>0,73004872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1270708208718698" table:style-name="ce1">
            <text:p>2,127070821</text:p>
          </table:table-cell>
          <table:table-cell office:value-type="float" office:value="0.78212763959894205" table:style-name="ce1">
            <text:p>0,78212764</text:p>
          </table:table-cell>
          <table:table-cell office:value-type="float" office:value="-0.36331297097638499" table:style-name="ce1">
            <text:p>-0,363312971</text:p>
          </table:table-cell>
          <table:table-cell office:value-type="float" office:value="0.75004606694278597" table:style-name="ce1">
            <text:p>0,750046067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2.2676731259846399" table:style-name="ce1">
            <text:p>2,267673126</text:p>
          </table:table-cell>
          <table:table-cell office:value-type="float" office:value="0.755394326806482" table:style-name="ce1">
            <text:p>0,755394327</text:p>
          </table:table-cell>
          <table:table-cell office:value-type="float" office:value="-0.45047013429607302" table:style-name="ce1">
            <text:p>-0,450470134</text:p>
          </table:table-cell>
          <table:table-cell office:value-type="float" office:value="0.70319789531952603" table:style-name="ce1">
            <text:p>0,703197895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.1739267369147899" table:style-name="ce1">
            <text:p>2,173926737</text:p>
          </table:table-cell>
          <table:table-cell office:value-type="float" office:value="0.75404855267836601" table:style-name="ce1">
            <text:p>0,754048553</text:p>
          </table:table-cell>
          <table:table-cell office:value-type="float" office:value="-0.50902765312298903" table:style-name="ce1">
            <text:p>-0,509027653</text:p>
          </table:table-cell>
          <table:table-cell office:value-type="float" office:value="0.67925043851045597" table:style-name="ce1">
            <text:p>0,679250439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2.2260344826458698" table:style-name="ce1">
            <text:p>2,226034483</text:p>
          </table:table-cell>
          <table:table-cell office:value-type="float" office:value="0.76730166809800404" table:style-name="ce1">
            <text:p>0,767301668</text:p>
          </table:table-cell>
          <table:table-cell office:value-type="float" office:value="-0.40223578443710101" table:style-name="ce1">
            <text:p>-0,402235784</text:p>
          </table:table-cell>
          <table:table-cell office:value-type="float" office:value="0.72479860887546799" table:style-name="ce1">
            <text:p>0,72479860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.3473008855562298" table:style-name="ce1">
            <text:p>2,347300886</text:p>
          </table:table-cell>
          <table:table-cell office:value-type="float" office:value="0.73834209778205295" table:style-name="ce1">
            <text:p>0,738342098</text:p>
          </table:table-cell>
          <table:table-cell office:value-type="float" office:value="-0.51125751929504404" table:style-name="ce1">
            <text:p>-0,511257519</text:p>
          </table:table-cell>
          <table:table-cell office:value-type="float" office:value="0.66970639186014602" table:style-name="ce1">
            <text:p>0,669706392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2.33833822968885" table:style-name="ce1">
            <text:p>2,33833823</text:p>
          </table:table-cell>
          <table:table-cell office:value-type="float" office:value="0.73176336957551602" table:style-name="ce1">
            <text:p>0,73176337</text:p>
          </table:table-cell>
          <table:table-cell office:value-type="float" office:value="-0.58515209905158505" table:style-name="ce1">
            <text:p>-0,585152099</text:p>
          </table:table-cell>
          <table:table-cell office:value-type="float" office:value="0.64071048154794696" table:style-name="ce1">
            <text:p>0,640710482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.2370069453483699" table:style-name="ce1">
            <text:p>2,237006945</text:p>
          </table:table-cell>
          <table:table-cell office:value-type="float" office:value="0.76087939361074797" table:style-name="ce1">
            <text:p>0,760879394</text:p>
          </table:table-cell>
          <table:table-cell office:value-type="float" office:value="-0.45704886808689099" table:style-name="ce1">
            <text:p>-0,457048868</text:p>
          </table:table-cell>
          <table:table-cell office:value-type="float" office:value="0.70697272896274299" table:style-name="ce1">
            <text:p>0,706972729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2.61192421660876" table:style-name="ce1">
            <text:p>2,611924217</text:p>
          </table:table-cell>
          <table:table-cell office:value-type="float" office:value="0.70818270508197001" table:style-name="ce1">
            <text:p>0,708182705</text:p>
          </table:table-cell>
          <table:table-cell office:value-type="float" office:value="-0.63039053678785795" table:style-name="ce1">
            <text:p>-0,630390537</text:p>
          </table:table-cell>
          <table:table-cell office:value-type="float" office:value="0.61550386560852499" table:style-name="ce1">
            <text:p>0,61550386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4914205283566102" table:style-name="ce1">
            <text:p>2,491420528</text:p>
          </table:table-cell>
          <table:table-cell office:value-type="float" office:value="0.72321233020063702" table:style-name="ce1">
            <text:p>0,72321233</text:p>
          </table:table-cell>
          <table:table-cell office:value-type="float" office:value="-0.599232654813879" table:style-name="ce1">
            <text:p>-0,599232655</text:p>
          </table:table-cell>
          <table:table-cell office:value-type="float" office:value="0.63656330812440798" table:style-name="ce1">
            <text:p>0,636563308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2.4999983994677999" table:style-name="ce1">
            <text:p>2,499998399</text:p>
          </table:table-cell>
          <table:table-cell office:value-type="float" office:value="0.71449820624756499" table:style-name="ce1">
            <text:p>0,714498206</text:p>
          </table:table-cell>
          <table:table-cell office:value-type="float" office:value="-0.64660301886118399" table:style-name="ce1">
            <text:p>-0,646603019</text:p>
          </table:table-cell>
          <table:table-cell office:value-type="float" office:value="0.61051602466561095" table:style-name="ce1">
            <text:p>0,610516025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.4809483477432699" table:style-name="ce1">
            <text:p>2,480948348</text:p>
          </table:table-cell>
          <table:table-cell office:value-type="float" office:value="0.720284497237342" table:style-name="ce1">
            <text:p>0,720284497</text:p>
          </table:table-cell>
          <table:table-cell office:value-type="float" office:value="-0.61946149323325295" table:style-name="ce1">
            <text:p>-0,619461493</text:p>
          </table:table-cell>
          <table:table-cell office:value-type="float" office:value="0.62459324696586405" table:style-name="ce1">
            <text:p>0,624593247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2.51246375146488" table:style-name="ce1">
            <text:p>2,512463751</text:p>
          </table:table-cell>
          <table:table-cell office:value-type="float" office:value="0.72791052968879799" table:style-name="ce1">
            <text:p>0,72791053</text:p>
          </table:table-cell>
          <table:table-cell office:value-type="float" office:value="-0.56452515895317201" table:style-name="ce1">
            <text:p>-0,564525159</text:p>
          </table:table-cell>
          <table:table-cell office:value-type="float" office:value="0.65005234156335001" table:style-name="ce1">
            <text:p>0,65005234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53304670630691" table:style-name="ce1">
            <text:p>2,533046706</text:p>
          </table:table-cell>
          <table:table-cell office:value-type="float" office:value="0.70287689847718104" table:style-name="ce1">
            <text:p>0,702876898</text:p>
          </table:table-cell>
          <table:table-cell office:value-type="float" office:value="-0.65415546256127799" table:style-name="ce1">
            <text:p>-0,654155463</text:p>
          </table:table-cell>
          <table:table-cell office:value-type="float" office:value="0.59750679518337202" table:style-name="ce1">
            <text:p>0,597506795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2.6671718140098002" table:style-name="ce1">
            <text:p>2,667171814</text:p>
          </table:table-cell>
          <table:table-cell office:value-type="float" office:value="0.68596672876458598" table:style-name="ce1">
            <text:p>0,685966729</text:p>
          </table:table-cell>
          <table:table-cell office:value-type="float" office:value="-0.77012651779524199" table:style-name="ce1">
            <text:p>-0,770126518</text:p>
          </table:table-cell>
          <table:table-cell office:value-type="float" office:value="0.55090763033550405" table:style-name="ce1">
            <text:p>0,55090763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.29099380888078" table:style-name="ce1">
            <text:p>2,290993809</text:p>
          </table:table-cell>
          <table:table-cell office:value-type="float" office:value="0.74850418751763503" table:style-name="ce1">
            <text:p>0,748504188</text:p>
          </table:table-cell>
          <table:table-cell office:value-type="float" office:value="-0.49657422527353701" table:style-name="ce1">
            <text:p>-0,496574225</text:p>
          </table:table-cell>
          <table:table-cell office:value-type="float" office:value="0.68215232582052698" table:style-name="ce1">
            <text:p>0,682152326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2.6111880595601802" table:style-name="ce1">
            <text:p>2,61118806</text:p>
          </table:table-cell>
          <table:table-cell office:value-type="float" office:value="0.69937055332250597" table:style-name="ce1">
            <text:p>0,699370553</text:p>
          </table:table-cell>
          <table:table-cell office:value-type="float" office:value="-0.73321455694003501" table:style-name="ce1">
            <text:p>-0,733214557</text:p>
          </table:table-cell>
          <table:table-cell office:value-type="float" office:value="0.57524550926171503" table:style-name="ce1">
            <text:p>0,575245509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4722222054310499" table:style-name="ce1">
            <text:p>2,472222205</text:p>
          </table:table-cell>
          <table:table-cell office:value-type="float" office:value="0.71552155454455602" table:style-name="ce1">
            <text:p>0,715521555</text:p>
          </table:table-cell>
          <table:table-cell office:value-type="float" office:value="-0.63664044637413797" table:style-name="ce1">
            <text:p>-0,636640446</text:p>
          </table:table-cell>
          <table:table-cell office:value-type="float" office:value="0.61658412104248495" table:style-name="ce1">
            <text:p>0,616584121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2.5654569542155201" table:style-name="ce1">
            <text:p>2,565456954</text:p>
          </table:table-cell>
          <table:table-cell office:value-type="float" office:value="0.70726396557672799" table:style-name="ce1">
            <text:p>0,707263966</text:p>
          </table:table-cell>
          <table:table-cell office:value-type="float" office:value="-0.66522740267976699" table:style-name="ce1">
            <text:p>-0,665227403</text:p>
          </table:table-cell>
          <table:table-cell office:value-type="float" office:value="0.60074208367898896" table:style-name="ce1">
            <text:p>0,60074208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.5843525576948698" table:style-name="ce1">
            <text:p>2,584352558</text:p>
          </table:table-cell>
          <table:table-cell office:value-type="float" office:value="0.694097588997028" table:style-name="ce1">
            <text:p>0,694097589</text:p>
          </table:table-cell>
          <table:table-cell office:value-type="float" office:value="-0.73686486539028495" table:style-name="ce1">
            <text:p>-0,736864865</text:p>
          </table:table-cell>
          <table:table-cell office:value-type="float" office:value="0.57081616909002197" table:style-name="ce1">
            <text:p>0,570816169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2.84012556653472" table:style-name="ce1">
            <text:p>2,840125567</text:p>
          </table:table-cell>
          <table:table-cell office:value-type="float" office:value="0.678079906652302" table:style-name="ce1">
            <text:p>0,678079907</text:p>
          </table:table-cell>
          <table:table-cell office:value-type="float" office:value="-0.801208112440422" table:style-name="ce1">
            <text:p>-0,801208112</text:p>
          </table:table-cell>
          <table:table-cell office:value-type="float" office:value="0.53664786607812498" table:style-name="ce1">
            <text:p>0,536647866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73190577395148" table:style-name="ce1">
            <text:p>2,731905774</text:p>
          </table:table-cell>
          <table:table-cell office:value-type="float" office:value="0.68533791378002595" table:style-name="ce1">
            <text:p>0,685337914</text:p>
          </table:table-cell>
          <table:table-cell office:value-type="float" office:value="-0.75460852280081403" table:style-name="ce1">
            <text:p>-0,754608523</text:p>
          </table:table-cell>
          <table:table-cell office:value-type="float" office:value="0.55767030366378101" table:style-name="ce1">
            <text:p>0,557670304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2.6500742476229502" table:style-name="ce1">
            <text:p>2,650074248</text:p>
          </table:table-cell>
          <table:table-cell office:value-type="float" office:value="0.69054387180943499" table:style-name="ce1">
            <text:p>0,690543872</text:p>
          </table:table-cell>
          <table:table-cell office:value-type="float" office:value="-0.72345174429315895" table:style-name="ce1">
            <text:p>-0,723451744</text:p>
          </table:table-cell>
          <table:table-cell office:value-type="float" office:value="0.570961513745602" table:style-name="ce1">
            <text:p>0,570961514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.4447040793817201" table:style-name="ce1">
            <text:p>2,444704079</text:p>
          </table:table-cell>
          <table:table-cell office:value-type="float" office:value="0.72734983715634005" table:style-name="ce1">
            <text:p>0,727349837</text:p>
          </table:table-cell>
          <table:table-cell office:value-type="float" office:value="-0.61974124745586401" table:style-name="ce1">
            <text:p>-0,619741247</text:p>
          </table:table-cell>
          <table:table-cell office:value-type="float" office:value="0.63348313352907704" table:style-name="ce1">
            <text:p>0,633483134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2.50601683267646" table:style-name="ce1">
            <text:p>2,506016833</text:p>
          </table:table-cell>
          <table:table-cell office:value-type="float" office:value="0.71418089819046504" table:style-name="ce1">
            <text:p>0,714180898</text:p>
          </table:table-cell>
          <table:table-cell office:value-type="float" office:value="-0.60892486773314103" table:style-name="ce1">
            <text:p>-0,608924868</text:p>
          </table:table-cell>
          <table:table-cell office:value-type="float" office:value="0.62057700995379295" table:style-name="ce1">
            <text:p>0,62057701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6225114867236798" table:style-name="ce1">
            <text:p>2,622511487</text:p>
          </table:table-cell>
          <table:table-cell office:value-type="float" office:value="0.69912540131060796" table:style-name="ce1">
            <text:p>0,699125401</text:p>
          </table:table-cell>
          <table:table-cell office:value-type="float" office:value="-0.69425416300479503" table:style-name="ce1">
            <text:p>-0,694254163</text:p>
          </table:table-cell>
          <table:table-cell office:value-type="float" office:value="0.58813260666974199" table:style-name="ce1">
            <text:p>0,588132607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2.7229121842748998" table:style-name="ce1">
            <text:p>2,722912184</text:p>
          </table:table-cell>
          <table:table-cell office:value-type="float" office:value="0.68451866767915903" table:style-name="ce1">
            <text:p>0,684518668</text:p>
          </table:table-cell>
          <table:table-cell office:value-type="float" office:value="-0.73420260505837098" table:style-name="ce1">
            <text:p>-0,734202605</text:p>
          </table:table-cell>
          <table:table-cell office:value-type="float" office:value="0.56348904688332502" table:style-name="ce1">
            <text:p>0,563489047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71927468214645" table:style-name="ce1">
            <text:p>2,719274682</text:p>
          </table:table-cell>
          <table:table-cell office:value-type="float" office:value="0.67656709235378298" table:style-name="ce1">
            <text:p>0,676567092</text:p>
          </table:table-cell>
          <table:table-cell office:value-type="float" office:value="-0.75165311000728996" table:style-name="ce1">
            <text:p>-0,75165311</text:p>
          </table:table-cell>
          <table:table-cell office:value-type="float" office:value="0.55104081407571404" table:style-name="ce1">
            <text:p>0,551040814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2.7230799941857402" table:style-name="ce1">
            <text:p>2,723079994</text:p>
          </table:table-cell>
          <table:table-cell office:value-type="float" office:value="0.68582431673302602" table:style-name="ce1">
            <text:p>0,685824317</text:p>
          </table:table-cell>
          <table:table-cell office:value-type="float" office:value="-0.74805055582393798" table:style-name="ce1">
            <text:p>-0,748050556</text:p>
          </table:table-cell>
          <table:table-cell office:value-type="float" office:value="0.55883628944436103" table:style-name="ce1">
            <text:p>0,558836289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.7396096360878599" table:style-name="ce1">
            <text:p>2,739609636</text:p>
          </table:table-cell>
          <table:table-cell office:value-type="float" office:value="0.68431032296438099" table:style-name="ce1">
            <text:p>0,684310323</text:p>
          </table:table-cell>
          <table:table-cell office:value-type="float" office:value="-0.78861115637511403" table:style-name="ce1">
            <text:p>-0,788611156</text:p>
          </table:table-cell>
          <table:table-cell office:value-type="float" office:value="0.54649512665843902" table:style-name="ce1">
            <text:p>0,546495127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2.7469020063362799" table:style-name="ce1">
            <text:p>2,746902006</text:p>
          </table:table-cell>
          <table:table-cell office:value-type="float" office:value="0.68235914640037698" table:style-name="ce1">
            <text:p>0,682359146</text:p>
          </table:table-cell>
          <table:table-cell office:value-type="float" office:value="-0.75489501191018704" table:style-name="ce1">
            <text:p>-0,754895012</text:p>
          </table:table-cell>
          <table:table-cell office:value-type="float" office:value="0.55824223792718497" table:style-name="ce1">
            <text:p>0,558242238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.7047124904931201" table:style-name="ce1">
            <text:p>2,70471249</text:p>
          </table:table-cell>
          <table:table-cell office:value-type="float" office:value="0.68380354403016896" table:style-name="ce1">
            <text:p>0,683803544</text:p>
          </table:table-cell>
          <table:table-cell office:value-type="float" office:value="-0.75291023886561004" table:style-name="ce1">
            <text:p>-0,752910239</text:p>
          </table:table-cell>
          <table:table-cell office:value-type="float" office:value="0.558315773219631" table:style-name="ce1">
            <text:p>0,558315773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2.86958400018354" table:style-name="ce1">
            <text:p>2,869584</text:p>
          </table:table-cell>
          <table:table-cell office:value-type="float" office:value="0.65549344158453005" table:style-name="ce1">
            <text:p>0,655493442</text:p>
          </table:table-cell>
          <table:table-cell office:value-type="float" office:value="-0.81117590905049297" table:style-name="ce1">
            <text:p>-0,811175909</text:p>
          </table:table-cell>
          <table:table-cell office:value-type="float" office:value="0.51785774716527699" table:style-name="ce1">
            <text:p>0,51785774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7367414007636" table:style-name="ce1">
            <text:p>2,736741401</text:p>
          </table:table-cell>
          <table:table-cell office:value-type="float" office:value="0.67400348849094205" table:style-name="ce1">
            <text:p>0,674003488</text:p>
          </table:table-cell>
          <table:table-cell office:value-type="float" office:value="-0.80274852788536599" table:style-name="ce1">
            <text:p>-0,802748528</text:p>
          </table:table-cell>
          <table:table-cell office:value-type="float" office:value="0.52944961209010599" table:style-name="ce1">
            <text:p>0,529449612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2.6625706933401401" table:style-name="ce1">
            <text:p>2,662570693</text:p>
          </table:table-cell>
          <table:table-cell office:value-type="float" office:value="0.69038871979124605" table:style-name="ce1">
            <text:p>0,69038872</text:p>
          </table:table-cell>
          <table:table-cell office:value-type="float" office:value="-0.74341356519549096" table:style-name="ce1">
            <text:p>-0,743413565</text:p>
          </table:table-cell>
          <table:table-cell office:value-type="float" office:value="0.56750732583840402" table:style-name="ce1">
            <text:p>0,56750732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.8456170042894899" table:style-name="ce1">
            <text:p>2,845617004</text:p>
          </table:table-cell>
          <table:table-cell office:value-type="float" office:value="0.66044859153838198" table:style-name="ce1">
            <text:p>0,660448592</text:p>
          </table:table-cell>
          <table:table-cell office:value-type="float" office:value="-0.82053742102927696" table:style-name="ce1">
            <text:p>-0,820537421</text:p>
          </table:table-cell>
          <table:table-cell office:value-type="float" office:value="0.51689276987243904" table:style-name="ce1">
            <text:p>0,51689277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2.7778333031889302" table:style-name="ce1">
            <text:p>2,777833303</text:p>
          </table:table-cell>
          <table:table-cell office:value-type="float" office:value="0.67044601332310305" table:style-name="ce1">
            <text:p>0,670446013</text:p>
          </table:table-cell>
          <table:table-cell office:value-type="float" office:value="-0.82328276687665602" table:style-name="ce1">
            <text:p>-0,823282767</text:p>
          </table:table-cell>
          <table:table-cell office:value-type="float" office:value="0.52562676052994495" table:style-name="ce1">
            <text:p>0,525626761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.79391840797427" table:style-name="ce1">
            <text:p>2,793918408</text:p>
          </table:table-cell>
          <table:table-cell office:value-type="float" office:value="0.67197779251174505" table:style-name="ce1">
            <text:p>0,671977793</text:p>
          </table:table-cell>
          <table:table-cell office:value-type="float" office:value="-0.78657744758540005" table:style-name="ce1">
            <text:p>-0,786577448</text:p>
          </table:table-cell>
          <table:table-cell office:value-type="float" office:value="0.53877614533555396" table:style-name="ce1">
            <text:p>0,538776145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2.76338013100131" table:style-name="ce1">
            <text:p>2,763380131</text:p>
          </table:table-cell>
          <table:table-cell office:value-type="float" office:value="0.67589520473436504" table:style-name="ce1">
            <text:p>0,675895205</text:p>
          </table:table-cell>
          <table:table-cell office:value-type="float" office:value="-0.80659892233120001" table:style-name="ce1">
            <text:p>-0,806598922</text:p>
          </table:table-cell>
          <table:table-cell office:value-type="float" office:value="0.53608065191310195" table:style-name="ce1">
            <text:p>0,536080652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.85740905451964" table:style-name="ce1">
            <text:p>2,857409055</text:p>
          </table:table-cell>
          <table:table-cell office:value-type="float" office:value="0.65646697208758098" table:style-name="ce1">
            <text:p>0,656466972</text:p>
          </table:table-cell>
          <table:table-cell office:value-type="float" office:value="-0.84241074363595803" table:style-name="ce1">
            <text:p>-0,842410744</text:p>
          </table:table-cell>
          <table:table-cell office:value-type="float" office:value="0.507716025673416" table:style-name="ce1">
            <text:p>0,507716026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2.7785377979610502" table:style-name="ce1">
            <text:p>2,778537798</text:p>
          </table:table-cell>
          <table:table-cell office:value-type="float" office:value="0.67926038849273396" table:style-name="ce1">
            <text:p>0,679260388</text:p>
          </table:table-cell>
          <table:table-cell office:value-type="float" office:value="-0.78423321008594704" table:style-name="ce1">
            <text:p>-0,78423321</text:p>
          </table:table-cell>
          <table:table-cell office:value-type="float" office:value="0.54391495897467701" table:style-name="ce1">
            <text:p>0,543914959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.87155795801378" table:style-name="ce1">
            <text:p>2,871557958</text:p>
          </table:table-cell>
          <table:table-cell office:value-type="float" office:value="0.67212338428117802" table:style-name="ce1">
            <text:p>0,672123384</text:p>
          </table:table-cell>
          <table:table-cell office:value-type="float" office:value="-0.85005763465330297" table:style-name="ce1">
            <text:p>-0,850057635</text:p>
          </table:table-cell>
          <table:table-cell office:value-type="float" office:value="0.52219800581237796" table:style-name="ce1">
            <text:p>0,522198006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3.1118166995496401" table:style-name="ce1">
            <text:p>3,1118167</text:p>
          </table:table-cell>
          <table:table-cell office:value-type="float" office:value="0.62917454601158096" table:style-name="ce1">
            <text:p>0,629174546</text:p>
          </table:table-cell>
          <table:table-cell office:value-type="float" office:value="-0.96189618449750303" table:style-name="ce1">
            <text:p>-0,961896184</text:p>
          </table:table-cell>
          <table:table-cell office:value-type="float" office:value="0.448873161171709" table:style-name="ce1">
            <text:p>0,448873161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.9698275507046201" table:style-name="ce1">
            <text:p>2,969827551</text:p>
          </table:table-cell>
          <table:table-cell office:value-type="float" office:value="0.64702700348873399" table:style-name="ce1">
            <text:p>0,647027003</text:p>
          </table:table-cell>
          <table:table-cell office:value-type="float" office:value="-0.91244644872023695" table:style-name="ce1">
            <text:p>-0,912446449</text:p>
          </table:table-cell>
          <table:table-cell office:value-type="float" office:value="0.47625501089198702" table:style-name="ce1">
            <text:p>0,476255011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2.8044520366345602" table:style-name="ce1">
            <text:p>2,804452037</text:p>
          </table:table-cell>
          <table:table-cell office:value-type="float" office:value="0.67901457365137197" table:style-name="ce1">
            <text:p>0,679014574</text:p>
          </table:table-cell>
          <table:table-cell office:value-type="float" office:value="-0.76028056177425096" table:style-name="ce1">
            <text:p>-0,760280562</text:p>
          </table:table-cell>
          <table:table-cell office:value-type="float" office:value="0.55499653730869003" table:style-name="ce1">
            <text:p>0,554996537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.8387331002064502" table:style-name="ce1">
            <text:p>2,8387331</text:p>
          </table:table-cell>
          <table:table-cell office:value-type="float" office:value="0.67386670395356396" table:style-name="ce1">
            <text:p>0,673866704</text:p>
          </table:table-cell>
          <table:table-cell office:value-type="float" office:value="-0.79004984112833099" table:style-name="ce1">
            <text:p>-0,790049841</text:p>
          </table:table-cell>
          <table:table-cell office:value-type="float" office:value="0.54308908345344897" table:style-name="ce1">
            <text:p>0,543089083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2.9824310035485802" table:style-name="ce1">
            <text:p>2,982431004</text:p>
          </table:table-cell>
          <table:table-cell office:value-type="float" office:value="0.65263809491023606" table:style-name="ce1">
            <text:p>0,652638095</text:p>
          </table:table-cell>
          <table:table-cell office:value-type="float" office:value="-0.86802066450513404" table:style-name="ce1">
            <text:p>-0,868020665</text:p>
          </table:table-cell>
          <table:table-cell office:value-type="float" office:value="0.498934660254511" table:style-name="ce1">
            <text:p>0,49893466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.00872870798842" table:style-name="ce1">
            <text:p>3,008728708</text:p>
          </table:table-cell>
          <table:table-cell office:value-type="float" office:value="0.64864363789963997" table:style-name="ce1">
            <text:p>0,648643638</text:p>
          </table:table-cell>
          <table:table-cell office:value-type="float" office:value="-0.90756085777165996" table:style-name="ce1">
            <text:p>-0,907560858</text:p>
          </table:table-cell>
          <table:table-cell office:value-type="float" office:value="0.48280275804776102" table:style-name="ce1">
            <text:p>0,482802758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3.1086513552286701" table:style-name="ce1">
            <text:p>3,108651355</text:p>
          </table:table-cell>
          <table:table-cell office:value-type="float" office:value="0.62522597984140604" table:style-name="ce1">
            <text:p>0,62522598</text:p>
          </table:table-cell>
          <table:table-cell office:value-type="float" office:value="-0.958140348479815" table:style-name="ce1">
            <text:p>-0,958140348</text:p>
          </table:table-cell>
          <table:table-cell office:value-type="float" office:value="0.44524567246394697" table:style-name="ce1">
            <text:p>0,445245672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9989889552862099" table:style-name="ce1">
            <text:p>2,998988955</text:p>
          </table:table-cell>
          <table:table-cell office:value-type="float" office:value="0.64752308107522405" table:style-name="ce1">
            <text:p>0,647523081</text:p>
          </table:table-cell>
          <table:table-cell office:value-type="float" office:value="-0.92059635345172997" table:style-name="ce1">
            <text:p>-0,920596353</text:p>
          </table:table-cell>
          <table:table-cell office:value-type="float" office:value="0.47572212241772999" table:style-name="ce1">
            <text:p>0,475722122</text:p>
          </table:table-cell>
          <table:table-cell table:number-columns-repeated="16379"/>
        </table:table-row>
        <table:table-row table:style-name="ro1">
          <table:table-cell office:value-type="float" office:value="100.5" table:style-name="ce1">
            <text:p>100,5</text:p>
          </table:table-cell>
          <table:table-cell office:value-type="float" office:value="2.9155973726109901" table:style-name="ce1">
            <text:p>2,915597373</text:p>
          </table:table-cell>
          <table:table-cell office:value-type="float" office:value="0.65587051691301501" table:style-name="ce1">
            <text:p>0,655870517</text:p>
          </table:table-cell>
          <table:table-cell office:value-type="float" office:value="-0.86444943820929299" table:style-name="ce1">
            <text:p>-0,864449438</text:p>
          </table:table-cell>
          <table:table-cell office:value-type="float" office:value="0.50269996053737298" table:style-name="ce1">
            <text:p>0,502699961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.9500102948809501" table:style-name="ce1">
            <text:p>2,950010295</text:p>
          </table:table-cell>
          <table:table-cell office:value-type="float" office:value="0.65934605771830102" table:style-name="ce1">
            <text:p>0,659346058</text:p>
          </table:table-cell>
          <table:table-cell office:value-type="float" office:value="-0.86532084786917196" table:style-name="ce1">
            <text:p>-0,865320848</text:p>
          </table:table-cell>
          <table:table-cell office:value-type="float" office:value="0.50474031803868502" table:style-name="ce1">
            <text:p>0,504740318</text:p>
          </table:table-cell>
          <table:table-cell table:number-columns-repeated="16379"/>
        </table:table-row>
        <table:table-row table:style-name="ro2">
          <table:table-cell office:value-type="float" office:value="101.5" table:style-name="ce1">
            <text:p>101,5</text:p>
          </table:table-cell>
          <table:table-cell office:value-type="float" office:value="2.9707959561420099" table:style-name="ce1">
            <text:p>2,970795956</text:p>
          </table:table-cell>
          <table:table-cell office:value-type="float" office:value="0.64850971653046896" table:style-name="ce1">
            <text:p>0,648509717</text:p>
          </table:table-cell>
          <table:table-cell office:value-type="float" office:value="-0.89876016991945595" table:style-name="ce1">
            <text:p>-0,89876017</text:p>
          </table:table-cell>
          <table:table-cell office:value-type="float" office:value="0.48740755699903199" table:style-name="ce1">
            <text:p>0,487407557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.1012720486690499" table:style-name="ce1">
            <text:p>3,101272049</text:p>
          </table:table-cell>
          <table:table-cell office:value-type="float" office:value="0.62737501922737404" table:style-name="ce1">
            <text:p>0,627375019</text:p>
          </table:table-cell>
          <table:table-cell office:value-type="float" office:value="-0.96887189168864496" table:style-name="ce1">
            <text:p>-0,968871892</text:p>
          </table:table-cell>
          <table:table-cell office:value-type="float" office:value="0.44809061983764098" table:style-name="ce1">
            <text:p>0,44809062</text:p>
          </table:table-cell>
          <table:table-cell table:number-columns-repeated="16379"/>
        </table:table-row>
        <table:table-row table:style-name="ro1">
          <table:table-cell office:value-type="float" office:value="102.5" table:style-name="ce1">
            <text:p>102,5</text:p>
          </table:table-cell>
          <table:table-cell office:value-type="float" office:value="3.1500865424811799" table:style-name="ce1">
            <text:p>3,150086542</text:p>
          </table:table-cell>
          <table:table-cell office:value-type="float" office:value="0.62931061914678599" table:style-name="ce1">
            <text:p>0,629310619</text:p>
          </table:table-cell>
          <table:table-cell office:value-type="float" office:value="-0.99037457489483305" table:style-name="ce1">
            <text:p>-0,990374575</text:p>
          </table:table-cell>
          <table:table-cell office:value-type="float" office:value="0.439360343270016" table:style-name="ce1">
            <text:p>0,439360343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.21110685513684" table:style-name="ce1">
            <text:p>3,211106855</text:p>
          </table:table-cell>
          <table:table-cell office:value-type="float" office:value="0.60915098804018297" table:style-name="ce1">
            <text:p>0,609150988</text:p>
          </table:table-cell>
          <table:table-cell office:value-type="float" office:value="-1.0413370069677099" table:style-name="ce1">
            <text:p>-1,041337007</text:p>
          </table:table-cell>
          <table:table-cell office:value-type="float" office:value="0.40849042254074203" table:style-name="ce1">
            <text:p>0,408490423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,5</text:p>
          </table:table-cell>
          <table:table-cell office:value-type="float" office:value="3.1486968007288301" table:style-name="ce1">
            <text:p>3,148696801</text:p>
          </table:table-cell>
          <table:table-cell office:value-type="float" office:value="0.63239260174776701" table:style-name="ce1">
            <text:p>0,632392602</text:p>
          </table:table-cell>
          <table:table-cell office:value-type="float" office:value="-0.95100613652045296" table:style-name="ce1">
            <text:p>-0,951006137</text:p>
          </table:table-cell>
          <table:table-cell office:value-type="float" office:value="0.45654000118478599" table:style-name="ce1">
            <text:p>0,456540001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.1259565759827002" table:style-name="ce1">
            <text:p>3,125956576</text:p>
          </table:table-cell>
          <table:table-cell office:value-type="float" office:value="0.62641131223301305" table:style-name="ce1">
            <text:p>0,626411312</text:p>
          </table:table-cell>
          <table:table-cell office:value-type="float" office:value="-0.98794421800228704" table:style-name="ce1">
            <text:p>-0,987944218</text:p>
          </table:table-cell>
          <table:table-cell office:value-type="float" office:value="0.438405873401221" table:style-name="ce1">
            <text:p>0,438405873</text:p>
          </table:table-cell>
          <table:table-cell table:number-columns-repeated="16379"/>
        </table:table-row>
        <table:table-row table:style-name="ro1">
          <table:table-cell office:value-type="float" office:value="104.5" table:style-name="ce1">
            <text:p>104,5</text:p>
          </table:table-cell>
          <table:table-cell office:value-type="float" office:value="3.3810792290985501" table:style-name="ce1">
            <text:p>3,381079229</text:p>
          </table:table-cell>
          <table:table-cell office:value-type="float" office:value="0.59431845474327105" table:style-name="ce1">
            <text:p>0,594318455</text:p>
          </table:table-cell>
          <table:table-cell office:value-type="float" office:value="-1.0881368082093601" table:style-name="ce1">
            <text:p>-1,088136808</text:p>
          </table:table-cell>
          <table:table-cell office:value-type="float" office:value="0.38478896154884501" table:style-name="ce1">
            <text:p>0,384788962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.2586326488408202" table:style-name="ce1">
            <text:p>3,258632649</text:p>
          </table:table-cell>
          <table:table-cell office:value-type="float" office:value="0.60757723573084899" table:style-name="ce1">
            <text:p>0,607577236</text:p>
          </table:table-cell>
          <table:table-cell office:value-type="float" office:value="-1.06515898752698" table:style-name="ce1">
            <text:p>-1,065158988</text:p>
          </table:table-cell>
          <table:table-cell office:value-type="float" office:value="0.399964561729586" table:style-name="ce1">
            <text:p>0,399964562</text:p>
          </table:table-cell>
          <table:table-cell table:number-columns-repeated="16379"/>
        </table:table-row>
        <table:table-row table:style-name="ro1">
          <table:table-cell office:value-type="float" office:value="105.5" table:style-name="ce1">
            <text:p>105,5</text:p>
          </table:table-cell>
          <table:table-cell office:value-type="float" office:value="3.2944711753196598" table:style-name="ce1">
            <text:p>3,294471175</text:p>
          </table:table-cell>
          <table:table-cell office:value-type="float" office:value="0.60009375616874805" table:style-name="ce1">
            <text:p>0,600093756</text:p>
          </table:table-cell>
          <table:table-cell office:value-type="float" office:value="-1.0428659616228799" table:style-name="ce1">
            <text:p>-1,042865962</text:p>
          </table:table-cell>
          <table:table-cell office:value-type="float" office:value="0.40445309944520003" table:style-name="ce1">
            <text:p>0,404453099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.0544931882833599" table:style-name="ce1">
            <text:p>3,054493188</text:p>
          </table:table-cell>
          <table:table-cell office:value-type="float" office:value="0.638802102038728" table:style-name="ce1">
            <text:p>0,638802102</text:p>
          </table:table-cell>
          <table:table-cell office:value-type="float" office:value="-0.95159540666250497" table:style-name="ce1">
            <text:p>-0,951595407</text:p>
          </table:table-cell>
          <table:table-cell office:value-type="float" office:value="0.458649555903898" table:style-name="ce1">
            <text:p>0,458649556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,5</text:p>
          </table:table-cell>
          <table:table-cell office:value-type="float" office:value="3.2787337841142801" table:style-name="ce1">
            <text:p>3,278733784</text:p>
          </table:table-cell>
          <table:table-cell office:value-type="float" office:value="0.60575250780527901" table:style-name="ce1">
            <text:p>0,605752508</text:p>
          </table:table-cell>
          <table:table-cell office:value-type="float" office:value="-1.04056417206758" table:style-name="ce1">
            <text:p>-1,040564172</text:p>
          </table:table-cell>
          <table:table-cell office:value-type="float" office:value="0.406717956756949" table:style-name="ce1">
            <text:p>0,406717957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.110315404019" table:style-name="ce1">
            <text:p>3,110315404</text:p>
          </table:table-cell>
          <table:table-cell office:value-type="float" office:value="0.62756943028953505" table:style-name="ce1">
            <text:p>0,62756943</text:p>
          </table:table-cell>
          <table:table-cell office:value-type="float" office:value="-0.96578281223727602" table:style-name="ce1">
            <text:p>-0,965782812</text:p>
          </table:table-cell>
          <table:table-cell office:value-type="float" office:value="0.44847910579987899" table:style-name="ce1">
            <text:p>0,448479106</text:p>
          </table:table-cell>
          <table:table-cell table:number-columns-repeated="16379"/>
        </table:table-row>
        <table:table-row table:style-name="ro1">
          <table:table-cell office:value-type="float" office:value="107.5" table:style-name="ce1">
            <text:p>107,5</text:p>
          </table:table-cell>
          <table:table-cell office:value-type="float" office:value="3.1934367383999902" table:style-name="ce1">
            <text:p>3,193436738</text:p>
          </table:table-cell>
          <table:table-cell office:value-type="float" office:value="0.62289212567552199" table:style-name="ce1">
            <text:p>0,622892126</text:p>
          </table:table-cell>
          <table:table-cell office:value-type="float" office:value="-0.98222488012746301" table:style-name="ce1">
            <text:p>-0,98222488</text:p>
          </table:table-cell>
          <table:table-cell office:value-type="float" office:value="0.44203657925461598" table:style-name="ce1">
            <text:p>0,442036579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.1948885187023" table:style-name="ce1">
            <text:p>3,194888519</text:p>
          </table:table-cell>
          <table:table-cell office:value-type="float" office:value="0.61662381444783598" table:style-name="ce1">
            <text:p>0,616623814</text:p>
          </table:table-cell>
          <table:table-cell office:value-type="float" office:value="-1.0122084661851201" table:style-name="ce1">
            <text:p>-1,012208466</text:p>
          </table:table-cell>
          <table:table-cell office:value-type="float" office:value="0.426688096880597" table:style-name="ce1">
            <text:p>0,426688097</text:p>
          </table:table-cell>
          <table:table-cell table:number-columns-repeated="16379"/>
        </table:table-row>
        <table:table-row table:style-name="ro1">
          <table:table-cell office:value-type="float" office:value="108.5" table:style-name="ce1">
            <text:p>108,5</text:p>
          </table:table-cell>
          <table:table-cell office:value-type="float" office:value="3.1492123703168802" table:style-name="ce1">
            <text:p>3,14921237</text:p>
          </table:table-cell>
          <table:table-cell office:value-type="float" office:value="0.62717403842262698" table:style-name="ce1">
            <text:p>0,627174038</text:p>
          </table:table-cell>
          <table:table-cell office:value-type="float" office:value="-0.96143987268271003" table:style-name="ce1">
            <text:p>-0,961439873</text:p>
          </table:table-cell>
          <table:table-cell office:value-type="float" office:value="0.448048213279437" table:style-name="ce1">
            <text:p>0,448048213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3756880182978199" table:style-name="ce1">
            <text:p>3,375688018</text:p>
          </table:table-cell>
          <table:table-cell office:value-type="float" office:value="0.60278202243685897" table:style-name="ce1">
            <text:p>0,602782022</text:p>
          </table:table-cell>
          <table:table-cell office:value-type="float" office:value="-1.0668049027875399" table:style-name="ce1">
            <text:p>-1,066804903</text:p>
          </table:table-cell>
          <table:table-cell office:value-type="float" office:value="0.39694349112518201" table:style-name="ce1">
            <text:p>0,396943491</text:p>
          </table:table-cell>
          <table:table-cell table:number-columns-repeated="16379"/>
        </table:table-row>
        <table:table-row table:style-name="ro1">
          <table:table-cell office:value-type="float" office:value="109.5" table:style-name="ce1">
            <text:p>109,5</text:p>
          </table:table-cell>
          <table:table-cell office:value-type="float" office:value="3.5434308768402301" table:style-name="ce1">
            <text:p>3,543430877</text:p>
          </table:table-cell>
          <table:table-cell office:value-type="float" office:value="0.57456102051328495" table:style-name="ce1">
            <text:p>0,574561021</text:p>
          </table:table-cell>
          <table:table-cell office:value-type="float" office:value="-1.1614891411724999" table:style-name="ce1">
            <text:p>-1,161489141</text:p>
          </table:table-cell>
          <table:table-cell office:value-type="float" office:value="0.34691963316533703" table:style-name="ce1">
            <text:p>0,346919633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.36735971288959" table:style-name="ce1">
            <text:p>3,367359713</text:p>
          </table:table-cell>
          <table:table-cell office:value-type="float" office:value="0.59459108479900202" table:style-name="ce1">
            <text:p>0,594591085</text:p>
          </table:table-cell>
          <table:table-cell office:value-type="float" office:value="-1.1084209011250601" table:style-name="ce1">
            <text:p>-1,108420901</text:p>
          </table:table-cell>
          <table:table-cell office:value-type="float" office:value="0.37724478932780597" table:style-name="ce1">
            <text:p>0,377244789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,5</text:p>
          </table:table-cell>
          <table:table-cell office:value-type="float" office:value="3.2808709231809798" table:style-name="ce1">
            <text:p>3,280870923</text:p>
          </table:table-cell>
          <table:table-cell office:value-type="float" office:value="0.60838561604682495" table:style-name="ce1">
            <text:p>0,608385616</text:p>
          </table:table-cell>
          <table:table-cell office:value-type="float" office:value="-1.06272472908211" table:style-name="ce1">
            <text:p>-1,062724729</text:p>
          </table:table-cell>
          <table:table-cell office:value-type="float" office:value="0.39750852783726398" table:style-name="ce1">
            <text:p>0,397508528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.3917531239179102" table:style-name="ce1">
            <text:p>3,391753124</text:p>
          </table:table-cell>
          <table:table-cell office:value-type="float" office:value="0.59232708789005994" table:style-name="ce1">
            <text:p>0,592327088</text:p>
          </table:table-cell>
          <table:table-cell office:value-type="float" office:value="-1.0863556187272101" table:style-name="ce1">
            <text:p>-1,086355619</text:p>
          </table:table-cell>
          <table:table-cell office:value-type="float" office:value="0.38579119694297598" table:style-name="ce1">
            <text:p>0,385791197</text:p>
          </table:table-cell>
          <table:table-cell table:number-columns-repeated="16379"/>
        </table:table-row>
        <table:table-row table:style-name="ro1">
          <table:table-cell office:value-type="float" office:value="111.5" table:style-name="ce1">
            <text:p>111,5</text:p>
          </table:table-cell>
          <table:table-cell office:value-type="float" office:value="3.4166792217146398" table:style-name="ce1">
            <text:p>3,416679222</text:p>
          </table:table-cell>
          <table:table-cell office:value-type="float" office:value="0.59545511378671601" table:style-name="ce1">
            <text:p>0,595455114</text:p>
          </table:table-cell>
          <table:table-cell office:value-type="float" office:value="-1.0955876453826501" table:style-name="ce1">
            <text:p>-1,095587645</text:p>
          </table:table-cell>
          <table:table-cell office:value-type="float" office:value="0.38710897805178301" table:style-name="ce1">
            <text:p>0,387108978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.3348027768910899" table:style-name="ce1">
            <text:p>3,334802777</text:p>
          </table:table-cell>
          <table:table-cell office:value-type="float" office:value="0.59869503321130901" table:style-name="ce1">
            <text:p>0,598695033</text:p>
          </table:table-cell>
          <table:table-cell office:value-type="float" office:value="-1.06700632117004" table:style-name="ce1">
            <text:p>-1,067006321</text:p>
          </table:table-cell>
          <table:table-cell office:value-type="float" office:value="0.39295859245221798" table:style-name="ce1">
            <text:p>0,392958592</text:p>
          </table:table-cell>
          <table:table-cell table:number-columns-repeated="16379"/>
        </table:table-row>
        <table:table-row table:style-name="ro1">
          <table:table-cell office:value-type="float" office:value="112.5" table:style-name="ce1">
            <text:p>112,5</text:p>
          </table:table-cell>
          <table:table-cell office:value-type="float" office:value="3.3914818251197101" table:style-name="ce1">
            <text:p>3,391481825</text:p>
          </table:table-cell>
          <table:table-cell office:value-type="float" office:value="0.59214965739051095" table:style-name="ce1">
            <text:p>0,592149657</text:p>
          </table:table-cell>
          <table:table-cell office:value-type="float" office:value="-1.09490033734851" table:style-name="ce1">
            <text:p>-1,094900337</text:p>
          </table:table-cell>
          <table:table-cell office:value-type="float" office:value="0.37968057538652" table:style-name="ce1">
            <text:p>0,379680575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.33614450132906" table:style-name="ce1">
            <text:p>3,336144501</text:p>
          </table:table-cell>
          <table:table-cell office:value-type="float" office:value="0.59887916997096402" table:style-name="ce1">
            <text:p>0,59887917</text:p>
          </table:table-cell>
          <table:table-cell office:value-type="float" office:value="-1.09765322799408" table:style-name="ce1">
            <text:p>-1,097653228</text:p>
          </table:table-cell>
          <table:table-cell office:value-type="float" office:value="0.383811125855961" table:style-name="ce1">
            <text:p>0,383811126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,5</text:p>
          </table:table-cell>
          <table:table-cell office:value-type="float" office:value="3.42721884349326" table:style-name="ce1">
            <text:p>3,427218843</text:p>
          </table:table-cell>
          <table:table-cell office:value-type="float" office:value="0.58973215483870001" table:style-name="ce1">
            <text:p>0,589732155</text:p>
          </table:table-cell>
          <table:table-cell office:value-type="float" office:value="-1.11394549198389" table:style-name="ce1">
            <text:p>-1,113945492</text:p>
          </table:table-cell>
          <table:table-cell office:value-type="float" office:value="0.36990284672513501" table:style-name="ce1">
            <text:p>0,369902847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.3420086998409402" table:style-name="ce1">
            <text:p>3,3420087</text:p>
          </table:table-cell>
          <table:table-cell office:value-type="float" office:value="0.60151639567035897" table:style-name="ce1">
            <text:p>0,601516396</text:p>
          </table:table-cell>
          <table:table-cell office:value-type="float" office:value="-1.06237042934363" table:style-name="ce1">
            <text:p>-1,062370429</text:p>
          </table:table-cell>
          <table:table-cell office:value-type="float" office:value="0.39769135739248801" table:style-name="ce1">
            <text:p>0,397691357</text:p>
          </table:table-cell>
          <table:table-cell table:number-columns-repeated="16379"/>
        </table:table-row>
        <table:table-row table:style-name="ro1">
          <table:table-cell office:value-type="float" office:value="114.5" table:style-name="ce1">
            <text:p>114,5</text:p>
          </table:table-cell>
          <table:table-cell office:value-type="float" office:value="3.4689375461891099" table:style-name="ce1">
            <text:p>3,468937546</text:p>
          </table:table-cell>
          <table:table-cell office:value-type="float" office:value="0.58667642467831704" table:style-name="ce1">
            <text:p>0,586676425</text:p>
          </table:table-cell>
          <table:table-cell office:value-type="float" office:value="-1.1129268398977601" table:style-name="ce1">
            <text:p>-1,11292684</text:p>
          </table:table-cell>
          <table:table-cell office:value-type="float" office:value="0.36528100023707799" table:style-name="ce1">
            <text:p>0,365281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3871933872016999" table:style-name="ce1">
            <text:p>3,387193387</text:p>
          </table:table-cell>
          <table:table-cell office:value-type="float" office:value="0.59137492767717803" table:style-name="ce1">
            <text:p>0,591374928</text:p>
          </table:table-cell>
          <table:table-cell office:value-type="float" office:value="-1.09342370468911" table:style-name="ce1">
            <text:p>-1,093423705</text:p>
          </table:table-cell>
          <table:table-cell office:value-type="float" office:value="0.37784476664630101" table:style-name="ce1">
            <text:p>0,377844767</text:p>
          </table:table-cell>
          <table:table-cell table:number-columns-repeated="16379"/>
        </table:table-row>
        <table:table-row table:style-name="ro1">
          <table:table-cell office:value-type="float" office:value="115.5" table:style-name="ce1">
            <text:p>115,5</text:p>
          </table:table-cell>
          <table:table-cell office:value-type="float" office:value="3.5133217418067102" table:style-name="ce1">
            <text:p>3,513321742</text:p>
          </table:table-cell>
          <table:table-cell office:value-type="float" office:value="0.57779623738459995" table:style-name="ce1">
            <text:p>0,577796237</text:p>
          </table:table-cell>
          <table:table-cell office:value-type="float" office:value="-1.15845988978808" table:style-name="ce1">
            <text:p>-1,15845989</text:p>
          </table:table-cell>
          <table:table-cell office:value-type="float" office:value="0.35069511082312899" table:style-name="ce1">
            <text:p>0,350695111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5095768231318001" table:style-name="ce1">
            <text:p>3,509576823</text:p>
          </table:table-cell>
          <table:table-cell office:value-type="float" office:value="0.58877833661724499" table:style-name="ce1">
            <text:p>0,588778337</text:p>
          </table:table-cell>
          <table:table-cell office:value-type="float" office:value="-1.1329070434886499" table:style-name="ce1">
            <text:p>-1,132907043</text:p>
          </table:table-cell>
          <table:table-cell office:value-type="float" office:value="0.36386199456655099" table:style-name="ce1">
            <text:p>0,363861995</text:p>
          </table:table-cell>
          <table:table-cell table:number-columns-repeated="16379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3.5380644855115402" table:style-name="ce1">
            <text:p>3,538064486</text:p>
          </table:table-cell>
          <table:table-cell office:value-type="float" office:value="0.57706287949784496" table:style-name="ce1">
            <text:p>0,577062879</text:p>
          </table:table-cell>
          <table:table-cell office:value-type="float" office:value="-1.1493918630467299" table:style-name="ce1">
            <text:p>-1,149391863</text:p>
          </table:table-cell>
          <table:table-cell office:value-type="float" office:value="0.35292064356214597" table:style-name="ce1">
            <text:p>0,352920644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5590841018714801" table:style-name="ce1">
            <text:p>3,559084102</text:p>
          </table:table-cell>
          <table:table-cell office:value-type="float" office:value="0.57499883405501195" table:style-name="ce1">
            <text:p>0,574998834</text:p>
          </table:table-cell>
          <table:table-cell office:value-type="float" office:value="-1.1649215219276099" table:style-name="ce1">
            <text:p>-1,164921522</text:p>
          </table:table-cell>
          <table:table-cell office:value-type="float" office:value="0.346188752912233" table:style-name="ce1">
            <text:p>0,346188753</text:p>
          </table:table-cell>
          <table:table-cell table:number-columns-repeated="16379"/>
        </table:table-row>
        <table:table-row table:style-name="ro1">
          <table:table-cell office:value-type="float" office:value="117.5" table:style-name="ce1">
            <text:p>117,5</text:p>
          </table:table-cell>
          <table:table-cell office:value-type="float" office:value="3.5347354195748899" table:style-name="ce1">
            <text:p>3,53473542</text:p>
          </table:table-cell>
          <table:table-cell office:value-type="float" office:value="0.58139740782420202" table:style-name="ce1">
            <text:p>0,581397408</text:p>
          </table:table-cell>
          <table:table-cell office:value-type="float" office:value="-1.1525355626049301" table:style-name="ce1">
            <text:p>-1,152535563</text:p>
          </table:table-cell>
          <table:table-cell office:value-type="float" office:value="0.35013731322297698" table:style-name="ce1">
            <text:p>0,350137313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.52944636956703" table:style-name="ce1">
            <text:p>3,52944637</text:p>
          </table:table-cell>
          <table:table-cell office:value-type="float" office:value="0.57905989248408696" table:style-name="ce1">
            <text:p>0,579059892</text:p>
          </table:table-cell>
          <table:table-cell office:value-type="float" office:value="-1.14798948240932" table:style-name="ce1">
            <text:p>-1,147989482</text:p>
          </table:table-cell>
          <table:table-cell office:value-type="float" office:value="0.352920861879782" table:style-name="ce1">
            <text:p>0,352920862</text:p>
          </table:table-cell>
          <table:table-cell table:number-columns-repeated="16379"/>
        </table:table-row>
        <table:table-row table:style-name="ro1">
          <table:table-cell office:value-type="float" office:value="118.5" table:style-name="ce1">
            <text:p>118,5</text:p>
          </table:table-cell>
          <table:table-cell office:value-type="float" office:value="3.4608678477307802" table:style-name="ce1">
            <text:p>3,460867848</text:p>
          </table:table-cell>
          <table:table-cell office:value-type="float" office:value="0.58305899923415305" table:style-name="ce1">
            <text:p>0,583058999</text:p>
          </table:table-cell>
          <table:table-cell office:value-type="float" office:value="-1.12909071487003" table:style-name="ce1">
            <text:p>-1,129090715</text:p>
          </table:table-cell>
          <table:table-cell office:value-type="float" office:value="0.360825820060796" table:style-name="ce1">
            <text:p>0,36082582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.49635684261359" table:style-name="ce1">
            <text:p>3,496356843</text:p>
          </table:table-cell>
          <table:table-cell office:value-type="float" office:value="0.58415705618219704" table:style-name="ce1">
            <text:p>0,584157056</text:p>
          </table:table-cell>
          <table:table-cell office:value-type="float" office:value="-1.1210170158583099" table:style-name="ce1">
            <text:p>-1,121017016</text:p>
          </table:table-cell>
          <table:table-cell office:value-type="float" office:value="0.36837623714888901" table:style-name="ce1">
            <text:p>0,368376237</text:p>
          </table:table-cell>
          <table:table-cell table:number-columns-repeated="16379"/>
        </table:table-row>
        <table:table-row table:style-name="ro1">
          <table:table-cell office:value-type="float" office:value="119.5" table:style-name="ce1">
            <text:p>119,5</text:p>
          </table:table-cell>
          <table:table-cell office:value-type="float" office:value="3.4878644375673402" table:style-name="ce1">
            <text:p>3,487864438</text:p>
          </table:table-cell>
          <table:table-cell office:value-type="float" office:value="0.580065739869147" table:style-name="ce1">
            <text:p>0,58006574</text:p>
          </table:table-cell>
          <table:table-cell office:value-type="float" office:value="-1.14528085751852" table:style-name="ce1">
            <text:p>-1,145280858</text:p>
          </table:table-cell>
          <table:table-cell office:value-type="float" office:value="0.35241569599986" table:style-name="ce1">
            <text:p>0,352415696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.8299104921132301" table:style-name="ce1">
            <text:p>3,829910492</text:p>
          </table:table-cell>
          <table:table-cell office:value-type="float" office:value="0.54389502563210701" table:style-name="ce1">
            <text:p>0,543895026</text:p>
          </table:table-cell>
          <table:table-cell office:value-type="float" office:value="-1.27256685829835" table:style-name="ce1">
            <text:p>-1,272566858</text:p>
          </table:table-cell>
          <table:table-cell office:value-type="float" office:value="0.29396638411166798" table:style-name="ce1">
            <text:p>0,293966384</text:p>
          </table:table-cell>
          <table:table-cell table:number-columns-repeated="16379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3.66752514343507" table:style-name="ce1">
            <text:p>3,667525143</text:p>
          </table:table-cell>
          <table:table-cell office:value-type="float" office:value="0.56332916704739799" table:style-name="ce1">
            <text:p>0,563329167</text:p>
          </table:table-cell>
          <table:table-cell office:value-type="float" office:value="-1.21785238139046" table:style-name="ce1">
            <text:p>-1,217852381</text:p>
          </table:table-cell>
          <table:table-cell office:value-type="float" office:value="0.32349377014564401" table:style-name="ce1">
            <text:p>0,32349377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64064419188071" table:style-name="ce1">
            <text:p>3,640644192</text:p>
          </table:table-cell>
          <table:table-cell office:value-type="float" office:value="0.56520447672338103" table:style-name="ce1">
            <text:p>0,565204477</text:p>
          </table:table-cell>
          <table:table-cell office:value-type="float" office:value="-1.2167823782320899" table:style-name="ce1">
            <text:p>-1,216782378</text:p>
          </table:table-cell>
          <table:table-cell office:value-type="float" office:value="0.32641424293202098" table:style-name="ce1">
            <text:p>0,326414243</text:p>
          </table:table-cell>
          <table:table-cell table:number-columns-repeated="16379"/>
        </table:table-row>
        <table:table-row table:style-name="ro1">
          <table:table-cell office:value-type="float" office:value="121.5" table:style-name="ce1">
            <text:p>121,5</text:p>
          </table:table-cell>
          <table:table-cell office:value-type="float" office:value="3.4948443123505299" table:style-name="ce1">
            <text:p>3,494844312</text:p>
          </table:table-cell>
          <table:table-cell office:value-type="float" office:value="0.58126284048031096" table:style-name="ce1">
            <text:p>0,58126284</text:p>
          </table:table-cell>
          <table:table-cell office:value-type="float" office:value="-1.1384854148355199" table:style-name="ce1">
            <text:p>-1,138485415</text:p>
          </table:table-cell>
          <table:table-cell office:value-type="float" office:value="0.357939656878074" table:style-name="ce1">
            <text:p>0,357939657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.6443478826897402" table:style-name="ce1">
            <text:p>3,644347883</text:p>
          </table:table-cell>
          <table:table-cell office:value-type="float" office:value="0.56267025673781401" table:style-name="ce1">
            <text:p>0,562670257</text:p>
          </table:table-cell>
          <table:table-cell office:value-type="float" office:value="-1.21810750063665" table:style-name="ce1">
            <text:p>-1,218107501</text:p>
          </table:table-cell>
          <table:table-cell office:value-type="float" office:value="0.32335114548844801" table:style-name="ce1">
            <text:p>0,323351145</text:p>
          </table:table-cell>
          <table:table-cell table:number-columns-repeated="16379"/>
        </table:table-row>
        <table:table-row table:style-name="ro1">
          <table:table-cell office:value-type="float" office:value="122.5" table:style-name="ce1">
            <text:p>122,5</text:p>
          </table:table-cell>
          <table:table-cell office:value-type="float" office:value="3.6930070065371998" table:style-name="ce1">
            <text:p>3,693007007</text:p>
          </table:table-cell>
          <table:table-cell office:value-type="float" office:value="0.55890557833488796" table:style-name="ce1">
            <text:p>0,558905578</text:p>
          </table:table-cell>
          <table:table-cell office:value-type="float" office:value="-1.23005068602274" table:style-name="ce1">
            <text:p>-1,230050686</text:p>
          </table:table-cell>
          <table:table-cell office:value-type="float" office:value="0.31534163465664" table:style-name="ce1">
            <text:p>0,315341635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.8078393078358301" table:style-name="ce1">
            <text:p>3,807839308</text:p>
          </table:table-cell>
          <table:table-cell office:value-type="float" office:value="0.54719920753107798" table:style-name="ce1">
            <text:p>0,547199208</text:p>
          </table:table-cell>
          <table:table-cell office:value-type="float" office:value="-1.24145026053187" table:style-name="ce1">
            <text:p>-1,241450261</text:p>
          </table:table-cell>
          <table:table-cell office:value-type="float" office:value="0.30445417121748197" table:style-name="ce1">
            <text:p>0,304454171</text:p>
          </table:table-cell>
          <table:table-cell table:number-columns-repeated="16379"/>
        </table:table-row>
        <table:table-row table:style-name="ro1">
          <table:table-cell office:value-type="float" office:value="123.5" table:style-name="ce1">
            <text:p>123,5</text:p>
          </table:table-cell>
          <table:table-cell office:value-type="float" office:value="3.6790956175576701" table:style-name="ce1">
            <text:p>3,679095618</text:p>
          </table:table-cell>
          <table:table-cell office:value-type="float" office:value="0.55828478148203098" table:style-name="ce1">
            <text:p>0,558284781</text:p>
          </table:table-cell>
          <table:table-cell office:value-type="float" office:value="-1.2386904351019099" table:style-name="ce1">
            <text:p>-1,238690435</text:p>
          </table:table-cell>
          <table:table-cell office:value-type="float" office:value="0.31149957859838001" table:style-name="ce1">
            <text:p>0,311499579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.7170272770854802" table:style-name="ce1">
            <text:p>3,717027277</text:p>
          </table:table-cell>
          <table:table-cell office:value-type="float" office:value="0.558993252730969" table:style-name="ce1">
            <text:p>0,558993253</text:p>
          </table:table-cell>
          <table:table-cell office:value-type="float" office:value="-1.2421020731792101" table:style-name="ce1">
            <text:p>-1,242102073</text:p>
          </table:table-cell>
          <table:table-cell office:value-type="float" office:value="0.31050972414400302" table:style-name="ce1">
            <text:p>0,310509724</text:p>
          </table:table-cell>
          <table:table-cell table:number-columns-repeated="16379"/>
        </table:table-row>
        <table:table-row table:style-name="ro1">
          <table:table-cell office:value-type="float" office:value="124.5" table:style-name="ce1">
            <text:p>124,5</text:p>
          </table:table-cell>
          <table:table-cell office:value-type="float" office:value="3.6730642019661199" table:style-name="ce1">
            <text:p>3,673064202</text:p>
          </table:table-cell>
          <table:table-cell office:value-type="float" office:value="0.56005622280783496" table:style-name="ce1">
            <text:p>0,560056223</text:p>
          </table:table-cell>
          <table:table-cell office:value-type="float" office:value="-1.2309665365876801" table:style-name="ce1">
            <text:p>-1,230966537</text:p>
          </table:table-cell>
          <table:table-cell office:value-type="float" office:value="0.31385055631437397" table:style-name="ce1">
            <text:p>0,313850556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6719136646740198" table:style-name="ce1">
            <text:p>3,671913665</text:p>
          </table:table-cell>
          <table:table-cell office:value-type="float" office:value="0.56213079546039502" table:style-name="ce1">
            <text:p>0,562130795</text:p>
          </table:table-cell>
          <table:table-cell office:value-type="float" office:value="-1.2176565566550599" table:style-name="ce1">
            <text:p>-1,217656557</text:p>
          </table:table-cell>
          <table:table-cell office:value-type="float" office:value="0.319987976305521" table:style-name="ce1">
            <text:p>0,319987976</text:p>
          </table:table-cell>
          <table:table-cell table:number-columns-repeated="16379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3.65443947780724" table:style-name="ce1">
            <text:p>3,654439478</text:p>
          </table:table-cell>
          <table:table-cell office:value-type="float" office:value="0.56300855723467902" table:style-name="ce1">
            <text:p>0,563008557</text:p>
          </table:table-cell>
          <table:table-cell office:value-type="float" office:value="-1.21877610545659" table:style-name="ce1">
            <text:p>-1,218776105</text:p>
          </table:table-cell>
          <table:table-cell office:value-type="float" office:value="0.318306324578424" table:style-name="ce1">
            <text:p>0,318306325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6958651691368001" table:style-name="ce1">
            <text:p>3,695865169</text:p>
          </table:table-cell>
          <table:table-cell office:value-type="float" office:value="0.55940803639283199" table:style-name="ce1">
            <text:p>0,559408036</text:p>
          </table:table-cell>
          <table:table-cell office:value-type="float" office:value="-1.21651267818641" table:style-name="ce1">
            <text:p>-1,216512678</text:p>
          </table:table-cell>
          <table:table-cell office:value-type="float" office:value="0.32142111946403301" table:style-name="ce1">
            <text:p>0,321421119</text:p>
          </table:table-cell>
          <table:table-cell table:number-columns-repeated="16379"/>
        </table:table-row>
        <table:table-row table:style-name="ro1">
          <table:table-cell office:value-type="float" office:value="126.5" table:style-name="ce1">
            <text:p>126,5</text:p>
          </table:table-cell>
          <table:table-cell office:value-type="float" office:value="3.6289635068895398" table:style-name="ce1">
            <text:p>3,628963507</text:p>
          </table:table-cell>
          <table:table-cell office:value-type="float" office:value="0.56726163698873799" table:style-name="ce1">
            <text:p>0,567261637</text:p>
          </table:table-cell>
          <table:table-cell office:value-type="float" office:value="-1.2084445105972701" table:style-name="ce1">
            <text:p>-1,208444511</text:p>
          </table:table-cell>
          <table:table-cell office:value-type="float" office:value="0.325488682503628" table:style-name="ce1">
            <text:p>0,325488683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65182719940141" table:style-name="ce1">
            <text:p>3,651827199</text:p>
          </table:table-cell>
          <table:table-cell office:value-type="float" office:value="0.56445658636862395" table:style-name="ce1">
            <text:p>0,564456586</text:p>
          </table:table-cell>
          <table:table-cell office:value-type="float" office:value="-1.2022356036536199" table:style-name="ce1">
            <text:p>-1,202235604</text:p>
          </table:table-cell>
          <table:table-cell office:value-type="float" office:value="0.32516794445109698" table:style-name="ce1">
            <text:p>0,325167944</text:p>
          </table:table-cell>
          <table:table-cell table:number-columns-repeated="16379"/>
        </table:table-row>
        <table:table-row table:style-name="ro1">
          <table:table-cell office:value-type="float" office:value="127.5" table:style-name="ce1">
            <text:p>127,5</text:p>
          </table:table-cell>
          <table:table-cell office:value-type="float" office:value="3.75077492797588" table:style-name="ce1">
            <text:p>3,750774928</text:p>
          </table:table-cell>
          <table:table-cell office:value-type="float" office:value="0.55084979558360103" table:style-name="ce1">
            <text:p>0,550849796</text:p>
          </table:table-cell>
          <table:table-cell office:value-type="float" office:value="-1.25238862663471" table:style-name="ce1">
            <text:p>-1,252388627</text:p>
          </table:table-cell>
          <table:table-cell office:value-type="float" office:value="0.30438933859804201" table:style-name="ce1">
            <text:p>0,304389339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7306338803775501" table:style-name="ce1">
            <text:p>3,73063388</text:p>
          </table:table-cell>
          <table:table-cell office:value-type="float" office:value="0.55288594007896996" table:style-name="ce1">
            <text:p>0,55288594</text:p>
          </table:table-cell>
          <table:table-cell office:value-type="float" office:value="-1.2638857121356699" table:style-name="ce1">
            <text:p>-1,263885712</text:p>
          </table:table-cell>
          <table:table-cell office:value-type="float" office:value="0.30121047772589199" table:style-name="ce1">
            <text:p>0,301210478</text:p>
          </table:table-cell>
          <table:table-cell table:number-columns-repeated="16379"/>
        </table:table-row>
        <table:table-row table:style-name="ro1">
          <table:table-cell office:value-type="float" office:value="128.5" table:style-name="ce1">
            <text:p>128,5</text:p>
          </table:table-cell>
          <table:table-cell office:value-type="float" office:value="3.6519020711794901" table:style-name="ce1">
            <text:p>3,651902071</text:p>
          </table:table-cell>
          <table:table-cell office:value-type="float" office:value="0.56568581954140396" table:style-name="ce1">
            <text:p>0,56568582</text:p>
          </table:table-cell>
          <table:table-cell office:value-type="float" office:value="-1.22457135692587" table:style-name="ce1">
            <text:p>-1,224571357</text:p>
          </table:table-cell>
          <table:table-cell office:value-type="float" office:value="0.31267530662270798" table:style-name="ce1">
            <text:p>0,312675307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7798267908058198" table:style-name="ce1">
            <text:p>3,779826791</text:p>
          </table:table-cell>
          <table:table-cell office:value-type="float" office:value="0.55041230953641795" table:style-name="ce1">
            <text:p>0,55041231</text:p>
          </table:table-cell>
          <table:table-cell office:value-type="float" office:value="-1.2651910319530399" table:style-name="ce1">
            <text:p>-1,265191032</text:p>
          </table:table-cell>
          <table:table-cell office:value-type="float" office:value="0.299318324521817" table:style-name="ce1">
            <text:p>0,299318325</text:p>
          </table:table-cell>
          <table:table-cell table:number-columns-repeated="16379"/>
        </table:table-row>
        <table:table-row table:style-name="ro1">
          <table:table-cell office:value-type="float" office:value="129.5" table:style-name="ce1">
            <text:p>129,5</text:p>
          </table:table-cell>
          <table:table-cell office:value-type="float" office:value="3.8719722926637901" table:style-name="ce1">
            <text:p>3,871972293</text:p>
          </table:table-cell>
          <table:table-cell office:value-type="float" office:value="0.54097310048444303" table:style-name="ce1">
            <text:p>0,5409731</text:p>
          </table:table-cell>
          <table:table-cell office:value-type="float" office:value="-1.2870404575251" table:style-name="ce1">
            <text:p>-1,287040458</text:p>
          </table:table-cell>
          <table:table-cell office:value-type="float" office:value="0.287658964398744" table:style-name="ce1">
            <text:p>0,287658964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7449023560397499" table:style-name="ce1">
            <text:p>3,744902356</text:p>
          </table:table-cell>
          <table:table-cell office:value-type="float" office:value="0.55184547300610298" table:style-name="ce1">
            <text:p>0,551845473</text:p>
          </table:table-cell>
          <table:table-cell office:value-type="float" office:value="-1.25941417304744" table:style-name="ce1">
            <text:p>-1,259414173</text:p>
          </table:table-cell>
          <table:table-cell office:value-type="float" office:value="0.298315728811688" table:style-name="ce1">
            <text:p>0,298315729</text:p>
          </table:table-cell>
          <table:table-cell table:number-columns-repeated="16379"/>
        </table:table-row>
        <table:table-row table:style-name="ro1">
          <table:table-cell office:value-type="float" office:value="130.5" table:style-name="ce1">
            <text:p>130,5</text:p>
          </table:table-cell>
          <table:table-cell office:value-type="float" office:value="3.76089822527284" table:style-name="ce1">
            <text:p>3,760898225</text:p>
          </table:table-cell>
          <table:table-cell office:value-type="float" office:value="0.55142773534446698" table:style-name="ce1">
            <text:p>0,551427735</text:p>
          </table:table-cell>
          <table:table-cell office:value-type="float" office:value="-1.2318444735879699" table:style-name="ce1">
            <text:p>-1,231844474</text:p>
          </table:table-cell>
          <table:table-cell office:value-type="float" office:value="0.30808037360960999" table:style-name="ce1">
            <text:p>0,308080374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.7153898490255801" table:style-name="ce1">
            <text:p>3,715389849</text:p>
          </table:table-cell>
          <table:table-cell office:value-type="float" office:value="0.55645219635721599" table:style-name="ce1">
            <text:p>0,556452196</text:p>
          </table:table-cell>
          <table:table-cell office:value-type="float" office:value="-1.2547045609939" table:style-name="ce1">
            <text:p>-1,254704561</text:p>
          </table:table-cell>
          <table:table-cell office:value-type="float" office:value="0.30426844903783701" table:style-name="ce1">
            <text:p>0,304268449</text:p>
          </table:table-cell>
          <table:table-cell table:number-columns-repeated="16379"/>
        </table:table-row>
        <table:table-row table:style-name="ro1">
          <table:table-cell office:value-type="float" office:value="131.5" table:style-name="ce1">
            <text:p>131,5</text:p>
          </table:table-cell>
          <table:table-cell office:value-type="float" office:value="3.73143767046371" table:style-name="ce1">
            <text:p>3,73143767</text:p>
          </table:table-cell>
          <table:table-cell office:value-type="float" office:value="0.55321210999633197" table:style-name="ce1">
            <text:p>0,55321211</text:p>
          </table:table-cell>
          <table:table-cell office:value-type="float" office:value="-1.2781682525911899" table:style-name="ce1">
            <text:p>-1,278168253</text:p>
          </table:table-cell>
          <table:table-cell office:value-type="float" office:value="0.29849363201387002" table:style-name="ce1">
            <text:p>0,298493632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.8086275854239902" table:style-name="ce1">
            <text:p>3,808627585</text:p>
          </table:table-cell>
          <table:table-cell office:value-type="float" office:value="0.54468343974600897" table:style-name="ce1">
            <text:p>0,54468344</text:p>
          </table:table-cell>
          <table:table-cell office:value-type="float" office:value="-1.2979593284451401" table:style-name="ce1">
            <text:p>-1,297959328</text:p>
          </table:table-cell>
          <table:table-cell office:value-type="float" office:value="0.28428890036740201" table:style-name="ce1">
            <text:p>0,2842889</text:p>
          </table:table-cell>
          <table:table-cell table:number-columns-repeated="16379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3.7112211092446601" table:style-name="ce1">
            <text:p>3,711221109</text:p>
          </table:table-cell>
          <table:table-cell office:value-type="float" office:value="0.55872849518290701" table:style-name="ce1">
            <text:p>0,558728495</text:p>
          </table:table-cell>
          <table:table-cell office:value-type="float" office:value="-1.24919370698257" table:style-name="ce1">
            <text:p>-1,249193707</text:p>
          </table:table-cell>
          <table:table-cell office:value-type="float" office:value="0.30681999962483197" table:style-name="ce1">
            <text:p>0,30682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8424449870922199" table:style-name="ce1">
            <text:p>3,842444987</text:p>
          </table:table-cell>
          <table:table-cell office:value-type="float" office:value="0.54279302176176103" table:style-name="ce1">
            <text:p>0,542793022</text:p>
          </table:table-cell>
          <table:table-cell office:value-type="float" office:value="-1.2729598558236801" table:style-name="ce1">
            <text:p>-1,272959856</text:p>
          </table:table-cell>
          <table:table-cell office:value-type="float" office:value="0.28760854429954902" table:style-name="ce1">
            <text:p>0,287608544</text:p>
          </table:table-cell>
          <table:table-cell table:number-columns-repeated="16379"/>
        </table:table-row>
        <table:table-row table:style-name="ro1">
          <table:table-cell office:value-type="float" office:value="133.5" table:style-name="ce1">
            <text:p>133,5</text:p>
          </table:table-cell>
          <table:table-cell office:value-type="float" office:value="3.8546734015767998" table:style-name="ce1">
            <text:p>3,854673402</text:p>
          </table:table-cell>
          <table:table-cell office:value-type="float" office:value="0.54162743176376504" table:style-name="ce1">
            <text:p>0,541627432</text:p>
          </table:table-cell>
          <table:table-cell office:value-type="float" office:value="-1.29842255649695" table:style-name="ce1">
            <text:p>-1,298422556</text:p>
          </table:table-cell>
          <table:table-cell office:value-type="float" office:value="0.28126295593041001" table:style-name="ce1">
            <text:p>0,281262956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.9049661396968598" table:style-name="ce1">
            <text:p>3,90496614</text:p>
          </table:table-cell>
          <table:table-cell office:value-type="float" office:value="0.538234305141431" table:style-name="ce1">
            <text:p>0,538234305</text:p>
          </table:table-cell>
          <table:table-cell office:value-type="float" office:value="-1.3114518260597301" table:style-name="ce1">
            <text:p>-1,311451826</text:p>
          </table:table-cell>
          <table:table-cell office:value-type="float" office:value="0.27441899644697998" table:style-name="ce1">
            <text:p>0,274418996</text:p>
          </table:table-cell>
          <table:table-cell table:number-columns-repeated="16379"/>
        </table:table-row>
        <table:table-row table:style-name="ro1">
          <table:table-cell office:value-type="float" office:value="134.5" table:style-name="ce1">
            <text:p>134,5</text:p>
          </table:table-cell>
          <table:table-cell office:value-type="float" office:value="3.8676181619032399" table:style-name="ce1">
            <text:p>3,867618162</text:p>
          </table:table-cell>
          <table:table-cell office:value-type="float" office:value="0.53871563385233201" table:style-name="ce1">
            <text:p>0,538715634</text:p>
          </table:table-cell>
          <table:table-cell office:value-type="float" office:value="-1.30875741033824" table:style-name="ce1">
            <text:p>-1,30875741</text:p>
          </table:table-cell>
          <table:table-cell office:value-type="float" office:value="0.27962440007734002" table:style-name="ce1">
            <text:p>0,2796244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8577519811548302" table:style-name="ce1">
            <text:p>3,857751981</text:p>
          </table:table-cell>
          <table:table-cell office:value-type="float" office:value="0.53937014433870001" table:style-name="ce1">
            <text:p>0,539370144</text:p>
          </table:table-cell>
          <table:table-cell office:value-type="float" office:value="-1.31195858635927" table:style-name="ce1">
            <text:p>-1,311958586</text:p>
          </table:table-cell>
          <table:table-cell office:value-type="float" office:value="0.27775629167244198" table:style-name="ce1">
            <text:p>0,277756292</text:p>
          </table:table-cell>
          <table:table-cell table:number-columns-repeated="16379"/>
        </table:table-row>
        <table:table-row table:style-name="ro1">
          <table:table-cell office:value-type="float" office:value="135.5" table:style-name="ce1">
            <text:p>135,5</text:p>
          </table:table-cell>
          <table:table-cell office:value-type="float" office:value="3.8616262317529202" table:style-name="ce1">
            <text:p>3,861626232</text:p>
          </table:table-cell>
          <table:table-cell office:value-type="float" office:value="0.53912666193237602" table:style-name="ce1">
            <text:p>0,539126662</text:p>
          </table:table-cell>
          <table:table-cell office:value-type="float" office:value="-1.30003601201562" table:style-name="ce1">
            <text:p>-1,300036012</text:p>
          </table:table-cell>
          <table:table-cell office:value-type="float" office:value="0.28296448171217697" table:style-name="ce1">
            <text:p>0,282964482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8380759179273198" table:style-name="ce1">
            <text:p>3,838075918</text:p>
          </table:table-cell>
          <table:table-cell office:value-type="float" office:value="0.54233243146029797" table:style-name="ce1">
            <text:p>0,542332431</text:p>
          </table:table-cell>
          <table:table-cell office:value-type="float" office:value="-1.31008513349676" table:style-name="ce1">
            <text:p>-1,310085133</text:p>
          </table:table-cell>
          <table:table-cell office:value-type="float" office:value="0.28175974921928898" table:style-name="ce1">
            <text:p>0,281759749</text:p>
          </table:table-cell>
          <table:table-cell table:number-columns-repeated="16379"/>
        </table:table-row>
        <table:table-row table:style-name="ro1">
          <table:table-cell office:value-type="float" office:value="136.5" table:style-name="ce1">
            <text:p>136,5</text:p>
          </table:table-cell>
          <table:table-cell office:value-type="float" office:value="3.81141433269261" table:style-name="ce1">
            <text:p>3,811414333</text:p>
          </table:table-cell>
          <table:table-cell office:value-type="float" office:value="0.54542292272258097" table:style-name="ce1">
            <text:p>0,545422923</text:p>
          </table:table-cell>
          <table:table-cell office:value-type="float" office:value="-1.2909047316280999" table:style-name="ce1">
            <text:p>-1,290904732</text:p>
          </table:table-cell>
          <table:table-cell office:value-type="float" office:value="0.28607166920735799" table:style-name="ce1">
            <text:p>0,286071669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.9446867154739098" table:style-name="ce1">
            <text:p>3,944686715</text:p>
          </table:table-cell>
          <table:table-cell office:value-type="float" office:value="0.53464148649858501" table:style-name="ce1">
            <text:p>0,534641486</text:p>
          </table:table-cell>
          <table:table-cell office:value-type="float" office:value="-1.3274364427951799" table:style-name="ce1">
            <text:p>-1,327436443</text:p>
          </table:table-cell>
          <table:table-cell office:value-type="float" office:value="0.266576931485698" table:style-name="ce1">
            <text:p>0,266576931</text:p>
          </table:table-cell>
          <table:table-cell table:number-columns-repeated="16379"/>
        </table:table-row>
        <table:table-row table:style-name="ro1">
          <table:table-cell office:value-type="float" office:value="137.5" table:style-name="ce1">
            <text:p>137,5</text:p>
          </table:table-cell>
          <table:table-cell office:value-type="float" office:value="3.9572300876800801" table:style-name="ce1">
            <text:p>3,957230088</text:p>
          </table:table-cell>
          <table:table-cell office:value-type="float" office:value="0.53213290328040597" table:style-name="ce1">
            <text:p>0,532132903</text:p>
          </table:table-cell>
          <table:table-cell office:value-type="float" office:value="-1.34156446005341" table:style-name="ce1">
            <text:p>-1,34156446</text:p>
          </table:table-cell>
          <table:table-cell office:value-type="float" office:value="0.262694208453359" table:style-name="ce1">
            <text:p>0,262694208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.8860276437057899" table:style-name="ce1">
            <text:p>3,886027644</text:p>
          </table:table-cell>
          <table:table-cell office:value-type="float" office:value="0.53577007393638199" table:style-name="ce1">
            <text:p>0,535770074</text:p>
          </table:table-cell>
          <table:table-cell office:value-type="float" office:value="-1.3298807664968499" table:style-name="ce1">
            <text:p>-1,329880766</text:p>
          </table:table-cell>
          <table:table-cell office:value-type="float" office:value="0.26755102297970601" table:style-name="ce1">
            <text:p>0,267551023</text:p>
          </table:table-cell>
          <table:table-cell table:number-columns-repeated="16379"/>
        </table:table-row>
        <table:table-row table:style-name="ro1">
          <table:table-cell office:value-type="float" office:value="138.5" table:style-name="ce1">
            <text:p>138,5</text:p>
          </table:table-cell>
          <table:table-cell office:value-type="float" office:value="3.8724869392365102" table:style-name="ce1">
            <text:p>3,872486939</text:p>
          </table:table-cell>
          <table:table-cell office:value-type="float" office:value="0.53902566808057195" table:style-name="ce1">
            <text:p>0,539025668</text:p>
          </table:table-cell>
          <table:table-cell office:value-type="float" office:value="-1.32586569164162" table:style-name="ce1">
            <text:p>-1,325865692</text:p>
          </table:table-cell>
          <table:table-cell office:value-type="float" office:value="0.26552528656635799" table:style-name="ce1">
            <text:p>0,265525287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9692650118610699" table:style-name="ce1">
            <text:p>3,969265012</text:p>
          </table:table-cell>
          <table:table-cell office:value-type="float" office:value="0.53012946656531201" table:style-name="ce1">
            <text:p>0,530129467</text:p>
          </table:table-cell>
          <table:table-cell office:value-type="float" office:value="-1.3506132506511701" table:style-name="ce1">
            <text:p>-1,350613251</text:p>
          </table:table-cell>
          <table:table-cell office:value-type="float" office:value="0.258463448523367" table:style-name="ce1">
            <text:p>0,258463449</text:p>
          </table:table-cell>
          <table:table-cell table:number-columns-repeated="16379"/>
        </table:table-row>
        <table:table-row table:style-name="ro1">
          <table:table-cell office:value-type="float" office:value="139.5" table:style-name="ce1">
            <text:p>139,5</text:p>
          </table:table-cell>
          <table:table-cell office:value-type="float" office:value="3.9319405701941701" table:style-name="ce1">
            <text:p>3,93194057</text:p>
          </table:table-cell>
          <table:table-cell office:value-type="float" office:value="0.53305537738593101" table:style-name="ce1">
            <text:p>0,533055377</text:p>
          </table:table-cell>
          <table:table-cell office:value-type="float" office:value="-1.33678187759245" table:style-name="ce1">
            <text:p>-1,336781878</text:p>
          </table:table-cell>
          <table:table-cell office:value-type="float" office:value="0.264050468822152" table:style-name="ce1">
            <text:p>0,264050469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.8315646887248098" table:style-name="ce1">
            <text:p>3,831564689</text:p>
          </table:table-cell>
          <table:table-cell office:value-type="float" office:value="0.54155594621314296" table:style-name="ce1">
            <text:p>0,541555946</text:p>
          </table:table-cell>
          <table:table-cell office:value-type="float" office:value="-1.3124188739687099" table:style-name="ce1">
            <text:p>-1,312418874</text:p>
          </table:table-cell>
          <table:table-cell office:value-type="float" office:value="0.27756265484593601" table:style-name="ce1">
            <text:p>0,277562655</text:p>
          </table:table-cell>
          <table:table-cell table:number-columns-repeated="16379"/>
        </table:table-row>
        <table:table-row table:style-name="ro1">
          <table:table-cell office:value-type="float" office:value="140.5" table:style-name="ce1">
            <text:p>140,5</text:p>
          </table:table-cell>
          <table:table-cell office:value-type="float" office:value="3.83541769158699" table:style-name="ce1">
            <text:p>3,835417692</text:p>
          </table:table-cell>
          <table:table-cell office:value-type="float" office:value="0.54110266150327202" table:style-name="ce1">
            <text:p>0,541102662</text:p>
          </table:table-cell>
          <table:table-cell office:value-type="float" office:value="-1.3054395188116701" table:style-name="ce1">
            <text:p>-1,305439519</text:p>
          </table:table-cell>
          <table:table-cell office:value-type="float" office:value="0.27931711936480003" table:style-name="ce1">
            <text:p>0,279317119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.95495840692598" table:style-name="ce1">
            <text:p>3,954958407</text:p>
          </table:table-cell>
          <table:table-cell office:value-type="float" office:value="0.53063978771361997" table:style-name="ce1">
            <text:p>0,530639788</text:p>
          </table:table-cell>
          <table:table-cell office:value-type="float" office:value="-1.3449609029240499" table:style-name="ce1">
            <text:p>-1,344960903</text:p>
          </table:table-cell>
          <table:table-cell office:value-type="float" office:value="0.262807479035984" table:style-name="ce1">
            <text:p>0,262807479</text:p>
          </table:table-cell>
          <table:table-cell table:number-columns-repeated="16379"/>
        </table:table-row>
        <table:table-row table:style-name="ro1">
          <table:table-cell office:value-type="float" office:value="141.5" table:style-name="ce1">
            <text:p>141,5</text:p>
          </table:table-cell>
          <table:table-cell office:value-type="float" office:value="3.90377997416936" table:style-name="ce1">
            <text:p>3,903779974</text:p>
          </table:table-cell>
          <table:table-cell office:value-type="float" office:value="0.53553499253381598" table:style-name="ce1">
            <text:p>0,535534993</text:p>
          </table:table-cell>
          <table:table-cell office:value-type="float" office:value="-1.3346292865668901" table:style-name="ce1">
            <text:p>-1,334629287</text:p>
          </table:table-cell>
          <table:table-cell office:value-type="float" office:value="0.26470839788730699" table:style-name="ce1">
            <text:p>0,264708398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94636651290697" table:style-name="ce1">
            <text:p>3,946366513</text:p>
          </table:table-cell>
          <table:table-cell office:value-type="float" office:value="0.53087226923481101" table:style-name="ce1">
            <text:p>0,530872269</text:p>
          </table:table-cell>
          <table:table-cell office:value-type="float" office:value="-1.3423864273917001" table:style-name="ce1">
            <text:p>-1,342386427</text:p>
          </table:table-cell>
          <table:table-cell office:value-type="float" office:value="0.26201899751769298" table:style-name="ce1">
            <text:p>0,262018998</text:p>
          </table:table-cell>
          <table:table-cell table:number-columns-repeated="16379"/>
        </table:table-row>
        <table:table-row table:style-name="ro1">
          <table:table-cell office:value-type="float" office:value="142.5" table:style-name="ce1">
            <text:p>142,5</text:p>
          </table:table-cell>
          <table:table-cell office:value-type="float" office:value="3.9854249360493799" table:style-name="ce1">
            <text:p>3,985424936</text:p>
          </table:table-cell>
          <table:table-cell office:value-type="float" office:value="0.52541507487017003" table:style-name="ce1">
            <text:p>0,525415075</text:p>
          </table:table-cell>
          <table:table-cell office:value-type="float" office:value="-1.3570309312634099" table:style-name="ce1">
            <text:p>-1,357030931</text:p>
          </table:table-cell>
          <table:table-cell office:value-type="float" office:value="0.25628483732434298" table:style-name="ce1">
            <text:p>0,256284837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.9709558031133501" table:style-name="ce1">
            <text:p>3,970955803</text:p>
          </table:table-cell>
          <table:table-cell office:value-type="float" office:value="0.52882294717066902" table:style-name="ce1">
            <text:p>0,528822947</text:p>
          </table:table-cell>
          <table:table-cell office:value-type="float" office:value="-1.35697725641914" table:style-name="ce1">
            <text:p>-1,356977256</text:p>
          </table:table-cell>
          <table:table-cell office:value-type="float" office:value="0.25727353454823898" table:style-name="ce1">
            <text:p>0,257273535</text:p>
          </table:table-cell>
          <table:table-cell table:number-columns-repeated="16379"/>
        </table:table-row>
        <table:table-row table:style-name="ro1">
          <table:table-cell office:value-type="float" office:value="143.5" table:style-name="ce1">
            <text:p>143,5</text:p>
          </table:table-cell>
          <table:table-cell office:value-type="float" office:value="3.8866389290078098" table:style-name="ce1">
            <text:p>3,886638929</text:p>
          </table:table-cell>
          <table:table-cell office:value-type="float" office:value="0.53407150933849201" table:style-name="ce1">
            <text:p>0,534071509</text:p>
          </table:table-cell>
          <table:table-cell office:value-type="float" office:value="-1.3431397625261301" table:style-name="ce1">
            <text:p>-1,343139763</text:p>
          </table:table-cell>
          <table:table-cell office:value-type="float" office:value="0.26281657788801199" table:style-name="ce1">
            <text:p>0,262816578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.90436441566994" table:style-name="ce1">
            <text:p>3,904364416</text:p>
          </table:table-cell>
          <table:table-cell office:value-type="float" office:value="0.53409730376772502" table:style-name="ce1">
            <text:p>0,534097304</text:p>
          </table:table-cell>
          <table:table-cell office:value-type="float" office:value="-1.35433348145673" table:style-name="ce1">
            <text:p>-1,354333481</text:p>
          </table:table-cell>
          <table:table-cell office:value-type="float" office:value="0.25912802389394901" table:style-name="ce1">
            <text:p>0,259128024</text:p>
          </table:table-cell>
          <table:table-cell table:number-columns-repeated="16379"/>
        </table:table-row>
        <table:table-row table:style-name="ro1">
          <table:table-cell office:value-type="float" office:value="144.5" table:style-name="ce1">
            <text:p>144,5</text:p>
          </table:table-cell>
          <table:table-cell office:value-type="float" office:value="3.9434996229486599" table:style-name="ce1">
            <text:p>3,943499623</text:p>
          </table:table-cell>
          <table:table-cell office:value-type="float" office:value="0.53077633696544202" table:style-name="ce1">
            <text:p>0,530776337</text:p>
          </table:table-cell>
          <table:table-cell office:value-type="float" office:value="-1.3427156740223301" table:style-name="ce1">
            <text:p>-1,342715674</text:p>
          </table:table-cell>
          <table:table-cell office:value-type="float" office:value="0.26399042616143398" table:style-name="ce1">
            <text:p>0,263990426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.8822357481843799" table:style-name="ce1">
            <text:p>3,882235748</text:p>
          </table:table-cell>
          <table:table-cell office:value-type="float" office:value="0.533837373125855" table:style-name="ce1">
            <text:p>0,533837373</text:p>
          </table:table-cell>
          <table:table-cell office:value-type="float" office:value="-1.33122111633725" table:style-name="ce1">
            <text:p>-1,331221116</text:p>
          </table:table-cell>
          <table:table-cell office:value-type="float" office:value="0.26819616130763801" table:style-name="ce1">
            <text:p>0,268196161</text:p>
          </table:table-cell>
          <table:table-cell table:number-columns-repeated="16379"/>
        </table:table-row>
        <table:table-row table:style-name="ro1">
          <table:table-cell office:value-type="float" office:value="145.5" table:style-name="ce1">
            <text:p>145,5</text:p>
          </table:table-cell>
          <table:table-cell office:value-type="float" office:value="3.9881534930553899" table:style-name="ce1">
            <text:p>3,988153493</text:p>
          </table:table-cell>
          <table:table-cell office:value-type="float" office:value="0.52691001018912298" table:style-name="ce1">
            <text:p>0,52691001</text:p>
          </table:table-cell>
          <table:table-cell office:value-type="float" office:value="-1.3662661686089499" table:style-name="ce1">
            <text:p>-1,366266169</text:p>
          </table:table-cell>
          <table:table-cell office:value-type="float" office:value="0.25618032823494602" table:style-name="ce1">
            <text:p>0,256180328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.94688917282302" table:style-name="ce1">
            <text:p>3,946889173</text:p>
          </table:table-cell>
          <table:table-cell office:value-type="float" office:value="0.53054801737325497" table:style-name="ce1">
            <text:p>0,530548017</text:p>
          </table:table-cell>
          <table:table-cell office:value-type="float" office:value="-1.355625411618" table:style-name="ce1">
            <text:p>-1,355625412</text:p>
          </table:table-cell>
          <table:table-cell office:value-type="float" office:value="0.25851881942687799" table:style-name="ce1">
            <text:p>0,258518819</text:p>
          </table:table-cell>
          <table:table-cell table:number-columns-repeated="16379"/>
        </table:table-row>
        <table:table-row table:style-name="ro1">
          <table:table-cell office:value-type="float" office:value="146.5" table:style-name="ce1">
            <text:p>146,5</text:p>
          </table:table-cell>
          <table:table-cell office:value-type="float" office:value="3.9367973727548602" table:style-name="ce1">
            <text:p>3,936797373</text:p>
          </table:table-cell>
          <table:table-cell office:value-type="float" office:value="0.52893811827078296" table:style-name="ce1">
            <text:p>0,528938118</text:p>
          </table:table-cell>
          <table:table-cell office:value-type="float" office:value="-1.3611945868608699" table:style-name="ce1">
            <text:p>-1,361194587</text:p>
          </table:table-cell>
          <table:table-cell office:value-type="float" office:value="0.25753811424773998" table:style-name="ce1">
            <text:p>0,257538114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.8948659125999399" table:style-name="ce1">
            <text:p>3,894865913</text:p>
          </table:table-cell>
          <table:table-cell office:value-type="float" office:value="0.53507148240207403" table:style-name="ce1">
            <text:p>0,535071482</text:p>
          </table:table-cell>
          <table:table-cell office:value-type="float" office:value="-1.34483339764552" table:style-name="ce1">
            <text:p>-1,344833398</text:p>
          </table:table-cell>
          <table:table-cell office:value-type="float" office:value="0.26379470290400903" table:style-name="ce1">
            <text:p>0,263794703</text:p>
          </table:table-cell>
          <table:table-cell table:number-columns-repeated="16379"/>
        </table:table-row>
        <table:table-row table:style-name="ro1">
          <table:table-cell office:value-type="float" office:value="147.5" table:style-name="ce1">
            <text:p>147,5</text:p>
          </table:table-cell>
          <table:table-cell office:value-type="float" office:value="3.9491147379376601" table:style-name="ce1">
            <text:p>3,949114738</text:p>
          </table:table-cell>
          <table:table-cell office:value-type="float" office:value="0.53010978594528002" table:style-name="ce1">
            <text:p>0,530109786</text:p>
          </table:table-cell>
          <table:table-cell office:value-type="float" office:value="-1.3591542664643801" table:style-name="ce1">
            <text:p>-1,359154266</text:p>
          </table:table-cell>
          <table:table-cell office:value-type="float" office:value="0.25717146242622602" table:style-name="ce1">
            <text:p>0,257171462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.94674631734632" table:style-name="ce1">
            <text:p>3,946746317</text:p>
          </table:table-cell>
          <table:table-cell office:value-type="float" office:value="0.52962893256504695" table:style-name="ce1">
            <text:p>0,529628933</text:p>
          </table:table-cell>
          <table:table-cell office:value-type="float" office:value="-1.37200886700019" table:style-name="ce1">
            <text:p>-1,372008867</text:p>
          </table:table-cell>
          <table:table-cell office:value-type="float" office:value="0.25421583174749401" table:style-name="ce1">
            <text:p>0,254215832</text:p>
          </table:table-cell>
          <table:table-cell table:number-columns-repeated="16379"/>
        </table:table-row>
        <table:table-row table:style-name="ro1">
          <table:table-cell office:value-type="float" office:value="148.5" table:style-name="ce1">
            <text:p>148,5</text:p>
          </table:table-cell>
          <table:table-cell office:value-type="float" office:value="3.9799098131877" table:style-name="ce1">
            <text:p>3,979909813</text:p>
          </table:table-cell>
          <table:table-cell office:value-type="float" office:value="0.52678400448155904" table:style-name="ce1">
            <text:p>0,526784004</text:p>
          </table:table-cell>
          <table:table-cell office:value-type="float" office:value="-1.3653461468601" table:style-name="ce1">
            <text:p>-1,365346147</text:p>
          </table:table-cell>
          <table:table-cell office:value-type="float" office:value="0.25399093033398101" table:style-name="ce1">
            <text:p>0,25399093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.9649848439262101" table:style-name="ce1">
            <text:p>3,964984844</text:p>
          </table:table-cell>
          <table:table-cell office:value-type="float" office:value="0.52860304003214398" table:style-name="ce1">
            <text:p>0,52860304</text:p>
          </table:table-cell>
          <table:table-cell office:value-type="float" office:value="-1.37215373258547" table:style-name="ce1">
            <text:p>-1,372153733</text:p>
          </table:table-cell>
          <table:table-cell office:value-type="float" office:value="0.25363684331909198" table:style-name="ce1">
            <text:p>0,253636843</text:p>
          </table:table-cell>
          <table:table-cell table:number-columns-repeated="16379"/>
        </table:table-row>
        <table:table-row table:style-name="ro1">
          <table:table-cell office:value-type="float" office:value="149.5" table:style-name="ce1">
            <text:p>149,5</text:p>
          </table:table-cell>
          <table:table-cell office:value-type="float" office:value="3.9653197989243099" table:style-name="ce1">
            <text:p>3,965319799</text:p>
          </table:table-cell>
          <table:table-cell office:value-type="float" office:value="0.52825078428629602" table:style-name="ce1">
            <text:p>0,528250784</text:p>
          </table:table-cell>
          <table:table-cell office:value-type="float" office:value="-1.3888841373683301" table:style-name="ce1">
            <text:p>-1,388884137</text:p>
          </table:table-cell>
          <table:table-cell office:value-type="float" office:value="0.244090834264794" table:style-name="ce1">
            <text:p>0,244090834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.9789468286847298" table:style-name="ce1">
            <text:p>3,978946829</text:p>
          </table:table-cell>
          <table:table-cell office:value-type="float" office:value="0.52724720061540897" table:style-name="ce1">
            <text:p>0,527247201</text:p>
          </table:table-cell>
          <table:table-cell office:value-type="float" office:value="-1.3851316743928901" table:style-name="ce1">
            <text:p>-1,385131674</text:p>
          </table:table-cell>
          <table:table-cell office:value-type="float" office:value="0.248873443064836" table:style-name="ce1">
            <text:p>0,248873443</text:p>
          </table:table-cell>
          <table:table-cell table:number-columns-repeated="16379"/>
        </table:table-row>
        <table:table-row table:style-name="ro1">
          <table:table-cell office:value-type="float" office:value="150.5" table:style-name="ce1">
            <text:p>150,5</text:p>
          </table:table-cell>
          <table:table-cell office:value-type="float" office:value="3.94129899159707" table:style-name="ce1">
            <text:p>3,941298992</text:p>
          </table:table-cell>
          <table:table-cell office:value-type="float" office:value="0.52863737331870198" table:style-name="ce1">
            <text:p>0,528637373</text:p>
          </table:table-cell>
          <table:table-cell office:value-type="float" office:value="-1.36976763012459" table:style-name="ce1">
            <text:p>-1,36976763</text:p>
          </table:table-cell>
          <table:table-cell office:value-type="float" office:value="0.25448600967346802" table:style-name="ce1">
            <text:p>0,25448601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.9776253746885599" table:style-name="ce1">
            <text:p>3,977625375</text:p>
          </table:table-cell>
          <table:table-cell office:value-type="float" office:value="0.52749421174810296" table:style-name="ce1">
            <text:p>0,527494212</text:p>
          </table:table-cell>
          <table:table-cell office:value-type="float" office:value="-1.3853463301539899" table:style-name="ce1">
            <text:p>-1,38534633</text:p>
          </table:table-cell>
          <table:table-cell office:value-type="float" office:value="0.24550022302656599" table:style-name="ce1">
            <text:p>0,245500223</text:p>
          </table:table-cell>
          <table:table-cell table:number-columns-repeated="16379"/>
        </table:table-row>
        <table:table-row table:style-name="ro1">
          <table:table-cell office:value-type="float" office:value="151.5" table:style-name="ce1">
            <text:p>151,5</text:p>
          </table:table-cell>
          <table:table-cell office:value-type="float" office:value="3.94801828041295" table:style-name="ce1">
            <text:p>3,94801828</text:p>
          </table:table-cell>
          <table:table-cell office:value-type="float" office:value="0.527657997552194" table:style-name="ce1">
            <text:p>0,527657998</text:p>
          </table:table-cell>
          <table:table-cell office:value-type="float" office:value="-1.3780667350995399" table:style-name="ce1">
            <text:p>-1,378066735</text:p>
          </table:table-cell>
          <table:table-cell office:value-type="float" office:value="0.24847737949628901" table:style-name="ce1">
            <text:p>0,248477379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.9631646134656902" table:style-name="ce1">
            <text:p>3,963164613</text:p>
          </table:table-cell>
          <table:table-cell office:value-type="float" office:value="0.52732626878154698" table:style-name="ce1">
            <text:p>0,527326269</text:p>
          </table:table-cell>
          <table:table-cell office:value-type="float" office:value="-1.38489875290978" table:style-name="ce1">
            <text:p>-1,384898753</text:p>
          </table:table-cell>
          <table:table-cell office:value-type="float" office:value="0.243765113031049" table:style-name="ce1">
            <text:p>0,243765113</text:p>
          </table:table-cell>
          <table:table-cell table:number-columns-repeated="16379"/>
        </table:table-row>
        <table:table-row table:style-name="ro1">
          <table:table-cell office:value-type="float" office:value="152.5" table:style-name="ce1">
            <text:p>152,5</text:p>
          </table:table-cell>
          <table:table-cell office:value-type="float" office:value="3.9196391241072699" table:style-name="ce1">
            <text:p>3,919639124</text:p>
          </table:table-cell>
          <table:table-cell office:value-type="float" office:value="0.52759796352067301" table:style-name="ce1">
            <text:p>0,527597964</text:p>
          </table:table-cell>
          <table:table-cell office:value-type="float" office:value="-1.3671479137317399" table:style-name="ce1">
            <text:p>-1,367147914</text:p>
          </table:table-cell>
          <table:table-cell office:value-type="float" office:value="0.25341207674829103" table:style-name="ce1">
            <text:p>0,253412077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.96068280710797" table:style-name="ce1">
            <text:p>3,960682807</text:p>
          </table:table-cell>
          <table:table-cell office:value-type="float" office:value="0.52705720890479102" table:style-name="ce1">
            <text:p>0,527057209</text:p>
          </table:table-cell>
          <table:table-cell office:value-type="float" office:value="-1.3693964150815301" table:style-name="ce1">
            <text:p>-1,369396415</text:p>
          </table:table-cell>
          <table:table-cell office:value-type="float" office:value="0.25412876610152202" table:style-name="ce1">
            <text:p>0,254128766</text:p>
          </table:table-cell>
          <table:table-cell table:number-columns-repeated="16379"/>
        </table:table-row>
        <table:table-row table:style-name="ro1">
          <table:table-cell office:value-type="float" office:value="153.5" table:style-name="ce1">
            <text:p>153,5</text:p>
          </table:table-cell>
          <table:table-cell office:value-type="float" office:value="3.9590272221038099" table:style-name="ce1">
            <text:p>3,959027222</text:p>
          </table:table-cell>
          <table:table-cell office:value-type="float" office:value="0.52699613313412197" table:style-name="ce1">
            <text:p>0,526996133</text:p>
          </table:table-cell>
          <table:table-cell office:value-type="float" office:value="-1.37250082846108" table:style-name="ce1">
            <text:p>-1,372500828</text:p>
          </table:table-cell>
          <table:table-cell office:value-type="float" office:value="0.24867898457253301" table:style-name="ce1">
            <text:p>0,248678985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9356917216483098" table:style-name="ce1">
            <text:p>3,935691722</text:p>
          </table:table-cell>
          <table:table-cell office:value-type="float" office:value="0.52754977317251295" table:style-name="ce1">
            <text:p>0,527549773</text:p>
          </table:table-cell>
          <table:table-cell office:value-type="float" office:value="-1.3756838521197201" table:style-name="ce1">
            <text:p>-1,375683852</text:p>
          </table:table-cell>
          <table:table-cell office:value-type="float" office:value="0.25368030188796598" table:style-name="ce1">
            <text:p>0,253680302</text:p>
          </table:table-cell>
          <table:table-cell table:number-columns-repeated="16379"/>
        </table:table-row>
        <table:table-row table:style-name="ro1">
          <table:table-cell office:value-type="float" office:value="154.5" table:style-name="ce1">
            <text:p>154,5</text:p>
          </table:table-cell>
          <table:table-cell office:value-type="float" office:value="3.9446359629936598" table:style-name="ce1">
            <text:p>3,944635963</text:p>
          </table:table-cell>
          <table:table-cell office:value-type="float" office:value="0.527247700967163" table:style-name="ce1">
            <text:p>0,527247701</text:p>
          </table:table-cell>
          <table:table-cell office:value-type="float" office:value="-1.38275461299822" table:style-name="ce1">
            <text:p>-1,382754613</text:p>
          </table:table-cell>
          <table:table-cell office:value-type="float" office:value="0.24776593757078799" table:style-name="ce1">
            <text:p>0,247765938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9459840337814902" table:style-name="ce1">
            <text:p>3,945984034</text:p>
          </table:table-cell>
          <table:table-cell office:value-type="float" office:value="0.52848491440095802" table:style-name="ce1">
            <text:p>0,528484914</text:p>
          </table:table-cell>
          <table:table-cell office:value-type="float" office:value="-1.3970231154421899" table:style-name="ce1">
            <text:p>-1,397023115</text:p>
          </table:table-cell>
          <table:table-cell office:value-type="float" office:value="0.24206447422786301" table:style-name="ce1">
            <text:p>0,242064474</text:p>
          </table:table-cell>
          <table:table-cell table:number-columns-repeated="16379"/>
        </table:table-row>
        <table:table-row table:style-name="ro1">
          <table:table-cell office:value-type="float" office:value="155.5" table:style-name="ce1">
            <text:p>155,5</text:p>
          </table:table-cell>
          <table:table-cell office:value-type="float" office:value="3.9465901878508398" table:style-name="ce1">
            <text:p>3,946590188</text:p>
          </table:table-cell>
          <table:table-cell office:value-type="float" office:value="0.52873934986951299" table:style-name="ce1">
            <text:p>0,52873935</text:p>
          </table:table-cell>
          <table:table-cell office:value-type="float" office:value="-1.37613005731186" table:style-name="ce1">
            <text:p>-1,376130057</text:p>
          </table:table-cell>
          <table:table-cell office:value-type="float" office:value="0.24981746850568201" table:style-name="ce1">
            <text:p>0,249817469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.9393041504628901" table:style-name="ce1">
            <text:p>3,93930415</text:p>
          </table:table-cell>
          <table:table-cell office:value-type="float" office:value="0.52623932903955895" table:style-name="ce1">
            <text:p>0,526239329</text:p>
          </table:table-cell>
          <table:table-cell office:value-type="float" office:value="-1.37158595716418" table:style-name="ce1">
            <text:p>-1,371585957</text:p>
          </table:table-cell>
          <table:table-cell office:value-type="float" office:value="0.24896376224649" table:style-name="ce1">
            <text:p>0,248963762</text:p>
          </table:table-cell>
          <table:table-cell table:number-columns-repeated="16379"/>
        </table:table-row>
        <table:table-row table:style-name="ro1">
          <table:table-cell office:value-type="float" office:value="156.5" table:style-name="ce1">
            <text:p>156,5</text:p>
          </table:table-cell>
          <table:table-cell office:value-type="float" office:value="3.94830319574206" table:style-name="ce1">
            <text:p>3,948303196</text:p>
          </table:table-cell>
          <table:table-cell office:value-type="float" office:value="0.52882508796124805" table:style-name="ce1">
            <text:p>0,528825088</text:p>
          </table:table-cell>
          <table:table-cell office:value-type="float" office:value="-1.3769007216612199" table:style-name="ce1">
            <text:p>-1,376900722</text:p>
          </table:table-cell>
          <table:table-cell office:value-type="float" office:value="0.25143489653648599" table:style-name="ce1">
            <text:p>0,251434897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.9649963336815999" table:style-name="ce1">
            <text:p>3,964996334</text:p>
          </table:table-cell>
          <table:table-cell office:value-type="float" office:value="0.52643737070386998" table:style-name="ce1">
            <text:p>0,526437371</text:p>
          </table:table-cell>
          <table:table-cell office:value-type="float" office:value="-1.3869262614003799" table:style-name="ce1">
            <text:p>-1,386926261</text:p>
          </table:table-cell>
          <table:table-cell office:value-type="float" office:value="0.245377845829405" table:style-name="ce1">
            <text:p>0,245377846</text:p>
          </table:table-cell>
          <table:table-cell table:number-columns-repeated="16379"/>
        </table:table-row>
        <table:table-row table:style-name="ro1">
          <table:table-cell office:value-type="float" office:value="157.5" table:style-name="ce1">
            <text:p>157,5</text:p>
          </table:table-cell>
          <table:table-cell office:value-type="float" office:value="3.9339735028806899" table:style-name="ce1">
            <text:p>3,933973503</text:p>
          </table:table-cell>
          <table:table-cell office:value-type="float" office:value="0.53000591255836405" table:style-name="ce1">
            <text:p>0,530005913</text:p>
          </table:table-cell>
          <table:table-cell office:value-type="float" office:value="-1.37741729421891" table:style-name="ce1">
            <text:p>-1,377417294</text:p>
          </table:table-cell>
          <table:table-cell office:value-type="float" office:value="0.254039855926251" table:style-name="ce1">
            <text:p>0,254039856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.9604836845023401" table:style-name="ce1">
            <text:p>3,960483685</text:p>
          </table:table-cell>
          <table:table-cell office:value-type="float" office:value="0.52798125055012302" table:style-name="ce1">
            <text:p>0,527981251</text:p>
          </table:table-cell>
          <table:table-cell office:value-type="float" office:value="-1.39132587113844" table:style-name="ce1">
            <text:p>-1,391325871</text:p>
          </table:table-cell>
          <table:table-cell office:value-type="float" office:value="0.243728505564269" table:style-name="ce1">
            <text:p>0,243728506</text:p>
          </table:table-cell>
          <table:table-cell table:number-columns-repeated="16379"/>
        </table:table-row>
        <table:table-row table:style-name="ro1">
          <table:table-cell office:value-type="float" office:value="158.5" table:style-name="ce1">
            <text:p>158,5</text:p>
          </table:table-cell>
          <table:table-cell office:value-type="float" office:value="3.9035578020886801" table:style-name="ce1">
            <text:p>3,903557802</text:p>
          </table:table-cell>
          <table:table-cell office:value-type="float" office:value="0.53027288052073496" table:style-name="ce1">
            <text:p>0,530272881</text:p>
          </table:table-cell>
          <table:table-cell office:value-type="float" office:value="-1.37531161900129" table:style-name="ce1">
            <text:p>-1,375311619</text:p>
          </table:table-cell>
          <table:table-cell office:value-type="float" office:value="0.25212623427435099" table:style-name="ce1">
            <text:p>0,252126234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9458419999065" table:style-name="ce1">
            <text:p>3,945842</text:p>
          </table:table-cell>
          <table:table-cell office:value-type="float" office:value="0.52854381960102004" table:style-name="ce1">
            <text:p>0,52854382</text:p>
          </table:table-cell>
          <table:table-cell office:value-type="float" office:value="-1.38340876211275" table:style-name="ce1">
            <text:p>-1,383408762</text:p>
          </table:table-cell>
          <table:table-cell office:value-type="float" office:value="0.249075505143034" table:style-name="ce1">
            <text:p>0,249075505</text:p>
          </table:table-cell>
          <table:table-cell table:number-columns-repeated="16379"/>
        </table:table-row>
        <table:table-row table:style-name="ro1">
          <table:table-cell office:value-type="float" office:value="159.5" table:style-name="ce1">
            <text:p>159,5</text:p>
          </table:table-cell>
          <table:table-cell office:value-type="float" office:value="3.8856418119726399" table:style-name="ce1">
            <text:p>3,885641812</text:p>
          </table:table-cell>
          <table:table-cell office:value-type="float" office:value="0.53175497593968601" table:style-name="ce1">
            <text:p>0,531754976</text:p>
          </table:table-cell>
          <table:table-cell office:value-type="float" office:value="-1.39054579754361" table:style-name="ce1">
            <text:p>-1,390545798</text:p>
          </table:table-cell>
          <table:table-cell office:value-type="float" office:value="0.24366445544007401" table:style-name="ce1">
            <text:p>0,243664455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9158538844526101" table:style-name="ce1">
            <text:p>3,915853884</text:p>
          </table:table-cell>
          <table:table-cell office:value-type="float" office:value="0.52840824628504501" table:style-name="ce1">
            <text:p>0,528408246</text:p>
          </table:table-cell>
          <table:table-cell office:value-type="float" office:value="-1.3741173084787199" table:style-name="ce1">
            <text:p>-1,374117308</text:p>
          </table:table-cell>
          <table:table-cell office:value-type="float" office:value="0.25374171594109801" table:style-name="ce1">
            <text:p>0,253741716</text:p>
          </table:table-cell>
          <table:table-cell table:number-columns-repeated="16379"/>
        </table:table-row>
        <table:table-row table:style-name="ro1">
          <table:table-cell office:value-type="float" office:value="160.5" table:style-name="ce1">
            <text:p>160,5</text:p>
          </table:table-cell>
          <table:table-cell office:value-type="float" office:value="3.9170542790482399" table:style-name="ce1">
            <text:p>3,917054279</text:p>
          </table:table-cell>
          <table:table-cell office:value-type="float" office:value="0.52876828518983798" table:style-name="ce1">
            <text:p>0,528768285</text:p>
          </table:table-cell>
          <table:table-cell office:value-type="float" office:value="-1.37737639398595" table:style-name="ce1">
            <text:p>-1,377376394</text:p>
          </table:table-cell>
          <table:table-cell office:value-type="float" office:value="0.25272530393343801" table:style-name="ce1">
            <text:p>0,252725304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.8971648727178301" table:style-name="ce1">
            <text:p>3,897164873</text:p>
          </table:table-cell>
          <table:table-cell office:value-type="float" office:value="0.53013271950941099" table:style-name="ce1">
            <text:p>0,53013272</text:p>
          </table:table-cell>
          <table:table-cell office:value-type="float" office:value="-1.37176600119462" table:style-name="ce1">
            <text:p>-1,371766001</text:p>
          </table:table-cell>
          <table:table-cell office:value-type="float" office:value="0.254741495092141" table:style-name="ce1">
            <text:p>0,254741495</text:p>
          </table:table-cell>
          <table:table-cell table:number-columns-repeated="16379"/>
        </table:table-row>
        <table:table-row table:style-name="ro1">
          <table:table-cell office:value-type="float" office:value="161.5" table:style-name="ce1">
            <text:p>161,5</text:p>
          </table:table-cell>
          <table:table-cell office:value-type="float" office:value="3.9570993849484601" table:style-name="ce1">
            <text:p>3,957099385</text:p>
          </table:table-cell>
          <table:table-cell office:value-type="float" office:value="0.52517383095562598" table:style-name="ce1">
            <text:p>0,525173831</text:p>
          </table:table-cell>
          <table:table-cell office:value-type="float" office:value="-1.379382114659" table:style-name="ce1">
            <text:p>-1,379382115</text:p>
          </table:table-cell>
          <table:table-cell office:value-type="float" office:value="0.249254738749184" table:style-name="ce1">
            <text:p>0,249254739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.94453401521407" table:style-name="ce1">
            <text:p>3,944534015</text:p>
          </table:table-cell>
          <table:table-cell office:value-type="float" office:value="0.52663313266268497" table:style-name="ce1">
            <text:p>0,526633133</text:p>
          </table:table-cell>
          <table:table-cell office:value-type="float" office:value="-1.3818010804721399" table:style-name="ce1">
            <text:p>-1,38180108</text:p>
          </table:table-cell>
          <table:table-cell office:value-type="float" office:value="0.25104511511882699" table:style-name="ce1">
            <text:p>0,251045115</text:p>
          </table:table-cell>
          <table:table-cell table:number-columns-repeated="16379"/>
        </table:table-row>
        <table:table-row table:style-name="ro1">
          <table:table-cell office:value-type="float" office:value="162.5" table:style-name="ce1">
            <text:p>162,5</text:p>
          </table:table-cell>
          <table:table-cell office:value-type="float" office:value="3.9492335362483102" table:style-name="ce1">
            <text:p>3,949233536</text:p>
          </table:table-cell>
          <table:table-cell office:value-type="float" office:value="0.52874348977338004" table:style-name="ce1">
            <text:p>0,52874349</text:p>
          </table:table-cell>
          <table:table-cell office:value-type="float" office:value="-1.39909583686433" table:style-name="ce1">
            <text:p>-1,399095837</text:p>
          </table:table-cell>
          <table:table-cell office:value-type="float" office:value="0.24191971400426601" table:style-name="ce1">
            <text:p>0,241919714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9265057856643" table:style-name="ce1">
            <text:p>3,926505786</text:p>
          </table:table-cell>
          <table:table-cell office:value-type="float" office:value="0.52846263693476803" table:style-name="ce1">
            <text:p>0,528462637</text:p>
          </table:table-cell>
          <table:table-cell office:value-type="float" office:value="-1.38864334123206" table:style-name="ce1">
            <text:p>-1,388643341</text:p>
          </table:table-cell>
          <table:table-cell office:value-type="float" office:value="0.246474494093331" table:style-name="ce1">
            <text:p>0,246474494</text:p>
          </table:table-cell>
          <table:table-cell table:number-columns-repeated="16379"/>
        </table:table-row>
        <table:table-row table:style-name="ro1">
          <table:table-cell office:value-type="float" office:value="163.5" table:style-name="ce1">
            <text:p>163,5</text:p>
          </table:table-cell>
          <table:table-cell office:value-type="float" office:value="3.9116787451184298" table:style-name="ce1">
            <text:p>3,911678745</text:p>
          </table:table-cell>
          <table:table-cell office:value-type="float" office:value="0.53006498813881597" table:style-name="ce1">
            <text:p>0,530064988</text:p>
          </table:table-cell>
          <table:table-cell office:value-type="float" office:value="-1.40163164891748" table:style-name="ce1">
            <text:p>-1,401631649</text:p>
          </table:table-cell>
          <table:table-cell office:value-type="float" office:value="0.24189258646269801" table:style-name="ce1">
            <text:p>0,241892586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.9251056034957101" table:style-name="ce1">
            <text:p>3,925105603</text:p>
          </table:table-cell>
          <table:table-cell office:value-type="float" office:value="0.52827476657627703" table:style-name="ce1">
            <text:p>0,528274767</text:p>
          </table:table-cell>
          <table:table-cell office:value-type="float" office:value="-1.3867697881847501" table:style-name="ce1">
            <text:p>-1,386769788</text:p>
          </table:table-cell>
          <table:table-cell office:value-type="float" office:value="0.248511673325396" table:style-name="ce1">
            <text:p>0,248511673</text:p>
          </table:table-cell>
          <table:table-cell table:number-columns-repeated="16379"/>
        </table:table-row>
        <table:table-row table:style-name="ro1">
          <table:table-cell office:value-type="float" office:value="164.5" table:style-name="ce1">
            <text:p>164,5</text:p>
          </table:table-cell>
          <table:table-cell office:value-type="float" office:value="3.9269815114437998" table:style-name="ce1">
            <text:p>3,926981511</text:p>
          </table:table-cell>
          <table:table-cell office:value-type="float" office:value="0.52681102867545004" table:style-name="ce1">
            <text:p>0,526811029</text:p>
          </table:table-cell>
          <table:table-cell office:value-type="float" office:value="-1.36873315955959" table:style-name="ce1">
            <text:p>-1,36873316</text:p>
          </table:table-cell>
          <table:table-cell office:value-type="float" office:value="0.255497347192221" table:style-name="ce1">
            <text:p>0,255497347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.92504455936455" table:style-name="ce1">
            <text:p>3,925044559</text:p>
          </table:table-cell>
          <table:table-cell office:value-type="float" office:value="0.52761152050200399" table:style-name="ce1">
            <text:p>0,527611521</text:p>
          </table:table-cell>
          <table:table-cell office:value-type="float" office:value="-1.39051086239026" table:style-name="ce1">
            <text:p>-1,390510862</text:p>
          </table:table-cell>
          <table:table-cell office:value-type="float" office:value="0.24608581413608999" table:style-name="ce1">
            <text:p>0,246085814</text:p>
          </table:table-cell>
          <table:table-cell table:number-columns-repeated="16379"/>
        </table:table-row>
        <table:table-row table:style-name="ro1">
          <table:table-cell office:value-type="float" office:value="165.5" table:style-name="ce1">
            <text:p>165,5</text:p>
          </table:table-cell>
          <table:table-cell office:value-type="float" office:value="3.9481760100229102" table:style-name="ce1">
            <text:p>3,94817601</text:p>
          </table:table-cell>
          <table:table-cell office:value-type="float" office:value="0.52725823423007601" table:style-name="ce1">
            <text:p>0,527258234</text:p>
          </table:table-cell>
          <table:table-cell office:value-type="float" office:value="-1.38617199474835" table:style-name="ce1">
            <text:p>-1,386171995</text:p>
          </table:table-cell>
          <table:table-cell office:value-type="float" office:value="0.24569167018497801" table:style-name="ce1">
            <text:p>0,24569167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94923531210965" table:style-name="ce1">
            <text:p>3,949235312</text:p>
          </table:table-cell>
          <table:table-cell office:value-type="float" office:value="0.52616895156157195" table:style-name="ce1">
            <text:p>0,526168952</text:p>
          </table:table-cell>
          <table:table-cell office:value-type="float" office:value="-1.39639239855436" table:style-name="ce1">
            <text:p>-1,396392399</text:p>
          </table:table-cell>
          <table:table-cell office:value-type="float" office:value="0.24337908828482199" table:style-name="ce1">
            <text:p>0,243379088</text:p>
          </table:table-cell>
          <table:table-cell table:number-columns-repeated="16379"/>
        </table:table-row>
        <table:table-row table:style-name="ro1">
          <table:table-cell office:value-type="float" office:value="166.5" table:style-name="ce1">
            <text:p>166,5</text:p>
          </table:table-cell>
          <table:table-cell office:value-type="float" office:value="3.9132448058685001" table:style-name="ce1">
            <text:p>3,913244806</text:p>
          </table:table-cell>
          <table:table-cell office:value-type="float" office:value="0.52810387819868099" table:style-name="ce1">
            <text:p>0,528103878</text:p>
          </table:table-cell>
          <table:table-cell office:value-type="float" office:value="-1.3910074795721501" table:style-name="ce1">
            <text:p>-1,39100748</text:p>
          </table:table-cell>
          <table:table-cell office:value-type="float" office:value="0.245440265467924" table:style-name="ce1">
            <text:p>0,245440265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.9394808582816201" table:style-name="ce1">
            <text:p>3,939480858</text:p>
          </table:table-cell>
          <table:table-cell office:value-type="float" office:value="0.52716734636182805" table:style-name="ce1">
            <text:p>0,527167346</text:p>
          </table:table-cell>
          <table:table-cell office:value-type="float" office:value="-1.39381550064244" table:style-name="ce1">
            <text:p>-1,393815501</text:p>
          </table:table-cell>
          <table:table-cell office:value-type="float" office:value="0.243230425182032" table:style-name="ce1">
            <text:p>0,243230425</text:p>
          </table:table-cell>
          <table:table-cell table:number-columns-repeated="16379"/>
        </table:table-row>
        <table:table-row table:style-name="ro1">
          <table:table-cell office:value-type="float" office:value="167.5" table:style-name="ce1">
            <text:p>167,5</text:p>
          </table:table-cell>
          <table:table-cell office:value-type="float" office:value="3.8876798577458498" table:style-name="ce1">
            <text:p>3,887679858</text:p>
          </table:table-cell>
          <table:table-cell office:value-type="float" office:value="0.52904160483830998" table:style-name="ce1">
            <text:p>0,529041605</text:p>
          </table:table-cell>
          <table:table-cell office:value-type="float" office:value="-1.38818062815244" table:style-name="ce1">
            <text:p>-1,388180628</text:p>
          </table:table-cell>
          <table:table-cell office:value-type="float" office:value="0.247332606549339" table:style-name="ce1">
            <text:p>0,247332607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.8865485872502301" table:style-name="ce1">
            <text:p>3,886548587</text:p>
          </table:table-cell>
          <table:table-cell office:value-type="float" office:value="0.52733681417318101" table:style-name="ce1">
            <text:p>0,527336814</text:p>
          </table:table-cell>
          <table:table-cell office:value-type="float" office:value="-1.37764044182648" table:style-name="ce1">
            <text:p>-1,377640442</text:p>
          </table:table-cell>
          <table:table-cell office:value-type="float" office:value="0.25207031866502" table:style-name="ce1">
            <text:p>0,252070319</text:p>
          </table:table-cell>
          <table:table-cell table:number-columns-repeated="16379"/>
        </table:table-row>
        <table:table-row table:style-name="ro1">
          <table:table-cell office:value-type="float" office:value="168.5" table:style-name="ce1">
            <text:p>168,5</text:p>
          </table:table-cell>
          <table:table-cell office:value-type="float" office:value="3.8758463235869698" table:style-name="ce1">
            <text:p>3,875846324</text:p>
          </table:table-cell>
          <table:table-cell office:value-type="float" office:value="0.53158859376151502" table:style-name="ce1">
            <text:p>0,531588594</text:p>
          </table:table-cell>
          <table:table-cell office:value-type="float" office:value="-1.3981490397562999" table:style-name="ce1">
            <text:p>-1,39814904</text:p>
          </table:table-cell>
          <table:table-cell office:value-type="float" office:value="0.24502481474047899" table:style-name="ce1">
            <text:p>0,245024815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8999689232695198" table:style-name="ce1">
            <text:p>3,899968923</text:p>
          </table:table-cell>
          <table:table-cell office:value-type="float" office:value="0.52945393702791499" table:style-name="ce1">
            <text:p>0,529453937</text:p>
          </table:table-cell>
          <table:table-cell office:value-type="float" office:value="-1.38649241997211" table:style-name="ce1">
            <text:p>-1,38649242</text:p>
          </table:table-cell>
          <table:table-cell office:value-type="float" office:value="0.24637863775491001" table:style-name="ce1">
            <text:p>0,246378638</text:p>
          </table:table-cell>
          <table:table-cell table:number-columns-repeated="16379"/>
        </table:table-row>
        <table:table-row table:style-name="ro1">
          <table:table-cell office:value-type="float" office:value="169.5" table:style-name="ce1">
            <text:p>169,5</text:p>
          </table:table-cell>
          <table:table-cell office:value-type="float" office:value="3.8872338936602699" table:style-name="ce1">
            <text:p>3,887233894</text:p>
          </table:table-cell>
          <table:table-cell office:value-type="float" office:value="0.52940779236219404" table:style-name="ce1">
            <text:p>0,529407792</text:p>
          </table:table-cell>
          <table:table-cell office:value-type="float" office:value="-1.3964053529732701" table:style-name="ce1">
            <text:p>-1,396405353</text:p>
          </table:table-cell>
          <table:table-cell office:value-type="float" office:value="0.241921729472627" table:style-name="ce1">
            <text:p>0,241921729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.8555248259591601" table:style-name="ce1">
            <text:p>3,855524826</text:p>
          </table:table-cell>
          <table:table-cell office:value-type="float" office:value="0.53331047290255396" table:style-name="ce1">
            <text:p>0,533310473</text:p>
          </table:table-cell>
          <table:table-cell office:value-type="float" office:value="-1.38644108924788" table:style-name="ce1">
            <text:p>-1,386441089</text:p>
          </table:table-cell>
          <table:table-cell office:value-type="float" office:value="0.25296067960701202" table:style-name="ce1">
            <text:p>0,25296068</text:p>
          </table:table-cell>
          <table:table-cell table:number-columns-repeated="16379"/>
        </table:table-row>
        <table:table-row table:style-name="ro1">
          <table:table-cell office:value-type="float" office:value="170.5" table:style-name="ce1">
            <text:p>170,5</text:p>
          </table:table-cell>
          <table:table-cell office:value-type="float" office:value="3.87565546994982" table:style-name="ce1">
            <text:p>3,87565547</text:p>
          </table:table-cell>
          <table:table-cell office:value-type="float" office:value="0.53118675652060499" table:style-name="ce1">
            <text:p>0,531186757</text:p>
          </table:table-cell>
          <table:table-cell office:value-type="float" office:value="-1.3782182358791599" table:style-name="ce1">
            <text:p>-1,378218236</text:p>
          </table:table-cell>
          <table:table-cell office:value-type="float" office:value="0.25206500960515199" table:style-name="ce1">
            <text:p>0,25206501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.9131826191133299" table:style-name="ce1">
            <text:p>3,913182619</text:p>
          </table:table-cell>
          <table:table-cell office:value-type="float" office:value="0.52913975901780597" table:style-name="ce1">
            <text:p>0,529139759</text:p>
          </table:table-cell>
          <table:table-cell office:value-type="float" office:value="-1.38790040570301" table:style-name="ce1">
            <text:p>-1,387900406</text:p>
          </table:table-cell>
          <table:table-cell office:value-type="float" office:value="0.250176648167034" table:style-name="ce1">
            <text:p>0,250176648</text:p>
          </table:table-cell>
          <table:table-cell table:number-columns-repeated="16379"/>
        </table:table-row>
        <table:table-row table:style-name="ro1">
          <table:table-cell office:value-type="float" office:value="171.5" table:style-name="ce1">
            <text:p>171,5</text:p>
          </table:table-cell>
          <table:table-cell office:value-type="float" office:value="3.88553738988122" table:style-name="ce1">
            <text:p>3,88553739</text:p>
          </table:table-cell>
          <table:table-cell office:value-type="float" office:value="0.53135727107422703" table:style-name="ce1">
            <text:p>0,531357271</text:p>
          </table:table-cell>
          <table:table-cell office:value-type="float" office:value="-1.38893222272734" table:style-name="ce1">
            <text:p>-1,388932223</text:p>
          </table:table-cell>
          <table:table-cell office:value-type="float" office:value="0.246862413123835" table:style-name="ce1">
            <text:p>0,246862413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.8511613494835299" table:style-name="ce1">
            <text:p>3,851161349</text:p>
          </table:table-cell>
          <table:table-cell office:value-type="float" office:value="0.53556242202081905" table:style-name="ce1">
            <text:p>0,535562422</text:p>
          </table:table-cell>
          <table:table-cell office:value-type="float" office:value="-1.3691529667898099" table:style-name="ce1">
            <text:p>-1,369152967</text:p>
          </table:table-cell>
          <table:table-cell office:value-type="float" office:value="0.25715237959317999" table:style-name="ce1">
            <text:p>0,25715238</text:p>
          </table:table-cell>
          <table:table-cell table:number-columns-repeated="16379"/>
        </table:table-row>
        <table:table-row table:style-name="ro1">
          <table:table-cell office:value-type="float" office:value="172.5" table:style-name="ce1">
            <text:p>172,5</text:p>
          </table:table-cell>
          <table:table-cell office:value-type="float" office:value="3.85892349673427" table:style-name="ce1">
            <text:p>3,858923497</text:p>
          </table:table-cell>
          <table:table-cell office:value-type="float" office:value="0.53354509858990495" table:style-name="ce1">
            <text:p>0,533545099</text:p>
          </table:table-cell>
          <table:table-cell office:value-type="float" office:value="-1.39635816477199" table:style-name="ce1">
            <text:p>-1,396358165</text:p>
          </table:table-cell>
          <table:table-cell office:value-type="float" office:value="0.244381159491597" table:style-name="ce1">
            <text:p>0,244381159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.88832596447509" table:style-name="ce1">
            <text:p>3,888325964</text:p>
          </table:table-cell>
          <table:table-cell office:value-type="float" office:value="0.52774516261233695" table:style-name="ce1">
            <text:p>0,527745163</text:p>
          </table:table-cell>
          <table:table-cell office:value-type="float" office:value="-1.3876350589428399" table:style-name="ce1">
            <text:p>-1,387635059</text:p>
          </table:table-cell>
          <table:table-cell office:value-type="float" office:value="0.24638249882802901" table:style-name="ce1">
            <text:p>0,246382499</text:p>
          </table:table-cell>
          <table:table-cell table:number-columns-repeated="16379"/>
        </table:table-row>
        <table:table-row table:style-name="ro1">
          <table:table-cell office:value-type="float" office:value="173.5" table:style-name="ce1">
            <text:p>173,5</text:p>
          </table:table-cell>
          <table:table-cell office:value-type="float" office:value="3.88077998097378" table:style-name="ce1">
            <text:p>3,880779981</text:p>
          </table:table-cell>
          <table:table-cell office:value-type="float" office:value="0.53062174868378098" table:style-name="ce1">
            <text:p>0,530621749</text:p>
          </table:table-cell>
          <table:table-cell office:value-type="float" office:value="-1.3877543839722499" table:style-name="ce1">
            <text:p>-1,387754384</text:p>
          </table:table-cell>
          <table:table-cell office:value-type="float" office:value="0.247825263898244" table:style-name="ce1">
            <text:p>0,247825264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.8995229060131802" table:style-name="ce1">
            <text:p>3,899522906</text:p>
          </table:table-cell>
          <table:table-cell office:value-type="float" office:value="0.53028104357125505" table:style-name="ce1">
            <text:p>0,530281044</text:p>
          </table:table-cell>
          <table:table-cell office:value-type="float" office:value="-1.38998292607894" table:style-name="ce1">
            <text:p>-1,389982926</text:p>
          </table:table-cell>
          <table:table-cell office:value-type="float" office:value="0.247375079943429" table:style-name="ce1">
            <text:p>0,24737508</text:p>
          </table:table-cell>
          <table:table-cell table:number-columns-repeated="16379"/>
        </table:table-row>
        <table:table-row table:style-name="ro1">
          <table:table-cell office:value-type="float" office:value="174.5" table:style-name="ce1">
            <text:p>174,5</text:p>
          </table:table-cell>
          <table:table-cell office:value-type="float" office:value="3.8567901817762" table:style-name="ce1">
            <text:p>3,856790182</text:p>
          </table:table-cell>
          <table:table-cell office:value-type="float" office:value="0.53317601752484201" table:style-name="ce1">
            <text:p>0,533176018</text:p>
          </table:table-cell>
          <table:table-cell office:value-type="float" office:value="-1.3850521332022001" table:style-name="ce1">
            <text:p>-1,385052133</text:p>
          </table:table-cell>
          <table:table-cell office:value-type="float" office:value="0.25206620028131099" table:style-name="ce1">
            <text:p>0,2520662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8547180383572801" table:style-name="ce1">
            <text:p>3,854718038</text:p>
          </table:table-cell>
          <table:table-cell office:value-type="float" office:value="0.53047926407024304" table:style-name="ce1">
            <text:p>0,530479264</text:p>
          </table:table-cell>
          <table:table-cell office:value-type="float" office:value="-1.3899971869605099" table:style-name="ce1">
            <text:p>-1,389997187</text:p>
          </table:table-cell>
          <table:table-cell office:value-type="float" office:value="0.245080603738242" table:style-name="ce1">
            <text:p>0,245080604</text:p>
          </table:table-cell>
          <table:table-cell table:number-columns-repeated="16379"/>
        </table:table-row>
        <table:table-row table:style-name="ro1">
          <table:table-cell office:value-type="float" office:value="175.5" table:style-name="ce1">
            <text:p>175,5</text:p>
          </table:table-cell>
          <table:table-cell office:value-type="float" office:value="3.8935218874765001" table:style-name="ce1">
            <text:p>3,893521887</text:p>
          </table:table-cell>
          <table:table-cell office:value-type="float" office:value="0.53016252049605195" table:style-name="ce1">
            <text:p>0,53016252</text:p>
          </table:table-cell>
          <table:table-cell office:value-type="float" office:value="-1.38340967402633" table:style-name="ce1">
            <text:p>-1,383409674</text:p>
          </table:table-cell>
          <table:table-cell office:value-type="float" office:value="0.248633469524638" table:style-name="ce1">
            <text:p>0,24863347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8699027711117999" table:style-name="ce1">
            <text:p>3,869902771</text:p>
          </table:table-cell>
          <table:table-cell office:value-type="float" office:value="0.53336812397370603" table:style-name="ce1">
            <text:p>0,533368124</text:p>
          </table:table-cell>
          <table:table-cell office:value-type="float" office:value="-1.38745477340693" table:style-name="ce1">
            <text:p>-1,387454773</text:p>
          </table:table-cell>
          <table:table-cell office:value-type="float" office:value="0.25248775607976198" table:style-name="ce1">
            <text:p>0,252487756</text:p>
          </table:table-cell>
          <table:table-cell table:number-columns-repeated="16379"/>
        </table:table-row>
        <table:table-row table:style-name="ro1">
          <table:table-cell office:value-type="float" office:value="176.5" table:style-name="ce1">
            <text:p>176,5</text:p>
          </table:table-cell>
          <table:table-cell office:value-type="float" office:value="3.8340525849735099" table:style-name="ce1">
            <text:p>3,834052585</text:p>
          </table:table-cell>
          <table:table-cell office:value-type="float" office:value="0.53503982343315404" table:style-name="ce1">
            <text:p>0,535039823</text:p>
          </table:table-cell>
          <table:table-cell office:value-type="float" office:value="-1.3733477128534599" table:style-name="ce1">
            <text:p>-1,373347713</text:p>
          </table:table-cell>
          <table:table-cell office:value-type="float" office:value="0.25162288643916503" table:style-name="ce1">
            <text:p>0,251622886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8462273478815501" table:style-name="ce1">
            <text:p>3,846227348</text:p>
          </table:table-cell>
          <table:table-cell office:value-type="float" office:value="0.53496731625869298" table:style-name="ce1">
            <text:p>0,534967316</text:p>
          </table:table-cell>
          <table:table-cell office:value-type="float" office:value="-1.38541902781565" table:style-name="ce1">
            <text:p>-1,385419028</text:p>
          </table:table-cell>
          <table:table-cell office:value-type="float" office:value="0.249273398927913" table:style-name="ce1">
            <text:p>0,249273399</text:p>
          </table:table-cell>
          <table:table-cell table:number-columns-repeated="16379"/>
        </table:table-row>
        <table:table-row table:style-name="ro1">
          <table:table-cell office:value-type="float" office:value="177.5" table:style-name="ce1">
            <text:p>177,5</text:p>
          </table:table-cell>
          <table:table-cell office:value-type="float" office:value="3.8310881829178598" table:style-name="ce1">
            <text:p>3,831088183</text:p>
          </table:table-cell>
          <table:table-cell office:value-type="float" office:value="0.53724943562251504" table:style-name="ce1">
            <text:p>0,537249436</text:p>
          </table:table-cell>
          <table:table-cell office:value-type="float" office:value="-1.37172043236504" table:style-name="ce1">
            <text:p>-1,371720432</text:p>
          </table:table-cell>
          <table:table-cell office:value-type="float" office:value="0.25705052365812497" table:style-name="ce1">
            <text:p>0,257050524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.8229591839821002" table:style-name="ce1">
            <text:p>3,822959184</text:p>
          </table:table-cell>
          <table:table-cell office:value-type="float" office:value="0.53737023190291" table:style-name="ce1">
            <text:p>0,537370232</text:p>
          </table:table-cell>
          <table:table-cell office:value-type="float" office:value="-1.37135311247451" table:style-name="ce1">
            <text:p>-1,371353112</text:p>
          </table:table-cell>
          <table:table-cell office:value-type="float" office:value="0.25363042045024298" table:style-name="ce1">
            <text:p>0,25363042</text:p>
          </table:table-cell>
          <table:table-cell table:number-columns-repeated="16379"/>
        </table:table-row>
        <table:table-row table:style-name="ro1">
          <table:table-cell office:value-type="float" office:value="178.5" table:style-name="ce1">
            <text:p>178,5</text:p>
          </table:table-cell>
          <table:table-cell office:value-type="float" office:value="3.8825271065598401" table:style-name="ce1">
            <text:p>3,882527107</text:p>
          </table:table-cell>
          <table:table-cell office:value-type="float" office:value="0.53235462955980495" table:style-name="ce1">
            <text:p>0,53235463</text:p>
          </table:table-cell>
          <table:table-cell office:value-type="float" office:value="-1.39006870740054" table:style-name="ce1">
            <text:p>-1,390068707</text:p>
          </table:table-cell>
          <table:table-cell office:value-type="float" office:value="0.246543312201086" table:style-name="ce1">
            <text:p>0,246543312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.87434534844316" table:style-name="ce1">
            <text:p>3,874345348</text:p>
          </table:table-cell>
          <table:table-cell office:value-type="float" office:value="0.53325812778867199" table:style-name="ce1">
            <text:p>0,533258128</text:p>
          </table:table-cell>
          <table:table-cell office:value-type="float" office:value="-1.3812782419929299" table:style-name="ce1">
            <text:p>-1,381278242</text:p>
          </table:table-cell>
          <table:table-cell office:value-type="float" office:value="0.252262680561462" table:style-name="ce1">
            <text:p>0,252262681</text:p>
          </table:table-cell>
          <table:table-cell table:number-columns-repeated="16379"/>
        </table:table-row>
        <table:table-row table:style-name="ro1">
          <table:table-cell office:value-type="float" office:value="179.5" table:style-name="ce1">
            <text:p>179,5</text:p>
          </table:table-cell>
          <table:table-cell office:value-type="float" office:value="3.8600628062283402" table:style-name="ce1">
            <text:p>3,860062806</text:p>
          </table:table-cell>
          <table:table-cell office:value-type="float" office:value="0.53588523286731005" table:style-name="ce1">
            <text:p>0,535885233</text:p>
          </table:table-cell>
          <table:table-cell office:value-type="float" office:value="-1.3821584751095499" table:style-name="ce1">
            <text:p>-1,382158475</text:p>
          </table:table-cell>
          <table:table-cell office:value-type="float" office:value="0.25307835032292703" table:style-name="ce1">
            <text:p>0,25307835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.83931032912911" table:style-name="ce1">
            <text:p>3,839310329</text:p>
          </table:table-cell>
          <table:table-cell office:value-type="float" office:value="0.53546117389287995" table:style-name="ce1">
            <text:p>0,535461174</text:p>
          </table:table-cell>
          <table:table-cell office:value-type="float" office:value="-1.39174789237553" table:style-name="ce1">
            <text:p>-1,391747892</text:p>
          </table:table-cell>
          <table:table-cell office:value-type="float" office:value="0.247595460604488" table:style-name="ce1">
            <text:p>0,247595461</text:p>
          </table:table-cell>
          <table:table-cell table:number-columns-repeated="16379"/>
        </table:table-row>
        <table:table-row table:style-name="ro1">
          <table:table-cell office:value-type="float" office:value="180.5" table:style-name="ce1">
            <text:p>180,5</text:p>
          </table:table-cell>
          <table:table-cell office:value-type="float" office:value="3.8273069160208602" table:style-name="ce1">
            <text:p>3,827306916</text:p>
          </table:table-cell>
          <table:table-cell office:value-type="float" office:value="0.53754502624107803" table:style-name="ce1">
            <text:p>0,537545026</text:p>
          </table:table-cell>
          <table:table-cell office:value-type="float" office:value="-1.3657807273275999" table:style-name="ce1">
            <text:p>-1,365780727</text:p>
          </table:table-cell>
          <table:table-cell office:value-type="float" office:value="0.25889069545388399" table:style-name="ce1">
            <text:p>0,258890695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.8763551080610599" table:style-name="ce1">
            <text:p>3,876355108</text:p>
          </table:table-cell>
          <table:table-cell office:value-type="float" office:value="0.53067489949348901" table:style-name="ce1">
            <text:p>0,530674899</text:p>
          </table:table-cell>
          <table:table-cell office:value-type="float" office:value="-1.3935098373332999" table:style-name="ce1">
            <text:p>-1,393509837</text:p>
          </table:table-cell>
          <table:table-cell office:value-type="float" office:value="0.247330263031035" table:style-name="ce1">
            <text:p>0,247330263</text:p>
          </table:table-cell>
          <table:table-cell table:number-columns-repeated="16379"/>
        </table:table-row>
        <table:table-row table:style-name="ro1">
          <table:table-cell office:value-type="float" office:value="181.5" table:style-name="ce1">
            <text:p>181,5</text:p>
          </table:table-cell>
          <table:table-cell office:value-type="float" office:value="3.8361422561065899" table:style-name="ce1">
            <text:p>3,836142256</text:p>
          </table:table-cell>
          <table:table-cell office:value-type="float" office:value="0.536719041261704" table:style-name="ce1">
            <text:p>0,536719041</text:p>
          </table:table-cell>
          <table:table-cell office:value-type="float" office:value="-1.37848102320613" table:style-name="ce1">
            <text:p>-1,378481023</text:p>
          </table:table-cell>
          <table:table-cell office:value-type="float" office:value="0.25514837158749798" table:style-name="ce1">
            <text:p>0,255148372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.8378160158329" table:style-name="ce1">
            <text:p>3,837816016</text:p>
          </table:table-cell>
          <table:table-cell office:value-type="float" office:value="0.53683793275695402" table:style-name="ce1">
            <text:p>0,536837933</text:p>
          </table:table-cell>
          <table:table-cell office:value-type="float" office:value="-1.3838629340636299" table:style-name="ce1">
            <text:p>-1,383862934</text:p>
          </table:table-cell>
          <table:table-cell office:value-type="float" office:value="0.25379024329826599" table:style-name="ce1">
            <text:p>0,253790243</text:p>
          </table:table-cell>
          <table:table-cell table:number-columns-repeated="16379"/>
        </table:table-row>
        <table:table-row table:style-name="ro1">
          <table:table-cell office:value-type="float" office:value="182.5" table:style-name="ce1">
            <text:p>182,5</text:p>
          </table:table-cell>
          <table:table-cell office:value-type="float" office:value="3.80637100208572" table:style-name="ce1">
            <text:p>3,806371002</text:p>
          </table:table-cell>
          <table:table-cell office:value-type="float" office:value="0.53824127327220805" table:style-name="ce1">
            <text:p>0,538241273</text:p>
          </table:table-cell>
          <table:table-cell office:value-type="float" office:value="-1.36032780670939" table:style-name="ce1">
            <text:p>-1,360327807</text:p>
          </table:table-cell>
          <table:table-cell office:value-type="float" office:value="0.25978372666963301" table:style-name="ce1">
            <text:p>0,259783727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3.7885501870157601" table:style-name="ce1">
            <text:p>3,788550187</text:p>
          </table:table-cell>
          <table:table-cell office:value-type="float" office:value="0.53906242887150801" table:style-name="ce1">
            <text:p>0,539062429</text:p>
          </table:table-cell>
          <table:table-cell office:value-type="float" office:value="-1.3590230478624299" table:style-name="ce1">
            <text:p>-1,359023048</text:p>
          </table:table-cell>
          <table:table-cell office:value-type="float" office:value="0.26186635462448699" table:style-name="ce1">
            <text:p>0,261866355</text:p>
          </table:table-cell>
          <table:table-cell table:number-columns-repeated="16379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3.8084924363172998" table:style-name="ce1">
            <text:p>3,808492436</text:p>
          </table:table-cell>
          <table:table-cell office:value-type="float" office:value="0.539509644392548" table:style-name="ce1">
            <text:p>0,539509644</text:p>
          </table:table-cell>
          <table:table-cell office:value-type="float" office:value="-1.3726401731570701" table:style-name="ce1">
            <text:p>-1,372640173</text:p>
          </table:table-cell>
          <table:table-cell office:value-type="float" office:value="0.25711510759497802" table:style-name="ce1">
            <text:p>0,257115108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.7184703831168102" table:style-name="ce1">
            <text:p>3,718470383</text:p>
          </table:table-cell>
          <table:table-cell office:value-type="float" office:value="0.54766596236954601" table:style-name="ce1">
            <text:p>0,547665962</text:p>
          </table:table-cell>
          <table:table-cell office:value-type="float" office:value="-1.33213876466335" table:style-name="ce1">
            <text:p>-1,332138765</text:p>
          </table:table-cell>
          <table:table-cell office:value-type="float" office:value="0.27557422869272002" table:style-name="ce1">
            <text:p>0,275574229</text:p>
          </table:table-cell>
          <table:table-cell table:number-columns-repeated="16379"/>
        </table:table-row>
        <table:table-row table:style-name="ro1">
          <table:table-cell office:value-type="float" office:value="184.5" table:style-name="ce1">
            <text:p>184,5</text:p>
          </table:table-cell>
          <table:table-cell office:value-type="float" office:value="3.7995236691752501" table:style-name="ce1">
            <text:p>3,799523669</text:p>
          </table:table-cell>
          <table:table-cell office:value-type="float" office:value="0.54067777081547896" table:style-name="ce1">
            <text:p>0,540677771</text:p>
          </table:table-cell>
          <table:table-cell office:value-type="float" office:value="-1.3824891284574301" table:style-name="ce1">
            <text:p>-1,382489128</text:p>
          </table:table-cell>
          <table:table-cell office:value-type="float" office:value="0.25372727136429502" table:style-name="ce1">
            <text:p>0,253727271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.7336113670381699" table:style-name="ce1">
            <text:p>3,733611367</text:p>
          </table:table-cell>
          <table:table-cell office:value-type="float" office:value="0.54733631203398703" table:style-name="ce1">
            <text:p>0,547336312</text:p>
          </table:table-cell>
          <table:table-cell office:value-type="float" office:value="-1.3314512891204999" table:style-name="ce1">
            <text:p>-1,331451289</text:p>
          </table:table-cell>
          <table:table-cell office:value-type="float" office:value="0.27697383644944901" table:style-name="ce1">
            <text:p>0,276973836</text:p>
          </table:table-cell>
          <table:table-cell table:number-columns-repeated="16379"/>
        </table:table-row>
        <table:table-row table:style-name="ro1">
          <table:table-cell office:value-type="float" office:value="185.5" table:style-name="ce1">
            <text:p>185,5</text:p>
          </table:table-cell>
          <table:table-cell office:value-type="float" office:value="3.7503317959337799" table:style-name="ce1">
            <text:p>3,750331796</text:p>
          </table:table-cell>
          <table:table-cell office:value-type="float" office:value="0.54612644285562495" table:style-name="ce1">
            <text:p>0,546126443</text:p>
          </table:table-cell>
          <table:table-cell office:value-type="float" office:value="-1.35208189385851" table:style-name="ce1">
            <text:p>-1,352081894</text:p>
          </table:table-cell>
          <table:table-cell office:value-type="float" office:value="0.265704492751828" table:style-name="ce1">
            <text:p>0,265704493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.7640255882312101" table:style-name="ce1">
            <text:p>3,764025588</text:p>
          </table:table-cell>
          <table:table-cell office:value-type="float" office:value="0.54299230249339403" table:style-name="ce1">
            <text:p>0,542992302</text:p>
          </table:table-cell>
          <table:table-cell office:value-type="float" office:value="-1.3482829045039499" table:style-name="ce1">
            <text:p>-1,348282905</text:p>
          </table:table-cell>
          <table:table-cell office:value-type="float" office:value="0.26545993354811798" table:style-name="ce1">
            <text:p>0,265459934</text:p>
          </table:table-cell>
          <table:table-cell table:number-columns-repeated="16379"/>
        </table:table-row>
        <table:table-row table:style-name="ro1">
          <table:table-cell office:value-type="float" office:value="186.5" table:style-name="ce1">
            <text:p>186,5</text:p>
          </table:table-cell>
          <table:table-cell office:value-type="float" office:value="3.7194322661342301" table:style-name="ce1">
            <text:p>3,719432266</text:p>
          </table:table-cell>
          <table:table-cell office:value-type="float" office:value="0.54904683154668199" table:style-name="ce1">
            <text:p>0,549046832</text:p>
          </table:table-cell>
          <table:table-cell office:value-type="float" office:value="-1.3432081777346701" table:style-name="ce1">
            <text:p>-1,343208178</text:p>
          </table:table-cell>
          <table:table-cell office:value-type="float" office:value="0.27106608599924498" table:style-name="ce1">
            <text:p>0,271066086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.67593736055291" table:style-name="ce1">
            <text:p>3,675937361</text:p>
          </table:table-cell>
          <table:table-cell office:value-type="float" office:value="0.55418471003358205" table:style-name="ce1">
            <text:p>0,55418471</text:p>
          </table:table-cell>
          <table:table-cell office:value-type="float" office:value="-1.3204315714653101" table:style-name="ce1">
            <text:p>-1,320431571</text:p>
          </table:table-cell>
          <table:table-cell office:value-type="float" office:value="0.27866054208292002" table:style-name="ce1">
            <text:p>0,278660542</text:p>
          </table:table-cell>
          <table:table-cell table:number-columns-repeated="16379"/>
        </table:table-row>
        <table:table-row table:style-name="ro1">
          <table:table-cell office:value-type="float" office:value="187.5" table:style-name="ce1">
            <text:p>187,5</text:p>
          </table:table-cell>
          <table:table-cell office:value-type="float" office:value="3.6238484531089799" table:style-name="ce1">
            <text:p>3,623848453</text:p>
          </table:table-cell>
          <table:table-cell office:value-type="float" office:value="0.55878844431627195" table:style-name="ce1">
            <text:p>0,558788444</text:p>
          </table:table-cell>
          <table:table-cell office:value-type="float" office:value="-1.29938355797461" table:style-name="ce1">
            <text:p>-1,299383558</text:p>
          </table:table-cell>
          <table:table-cell office:value-type="float" office:value="0.28976567915354101" table:style-name="ce1">
            <text:p>0,289765679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.6704177487996299" table:style-name="ce1">
            <text:p>3,670417749</text:p>
          </table:table-cell>
          <table:table-cell office:value-type="float" office:value="0.55337112620149098" table:style-name="ce1">
            <text:p>0,553371126</text:p>
          </table:table-cell>
          <table:table-cell office:value-type="float" office:value="-1.3042596740301799" table:style-name="ce1">
            <text:p>-1,304259674</text:p>
          </table:table-cell>
          <table:table-cell office:value-type="float" office:value="0.28289584389877398" table:style-name="ce1">
            <text:p>0,282895844</text:p>
          </table:table-cell>
          <table:table-cell table:number-columns-repeated="16379"/>
        </table:table-row>
        <table:table-row table:style-name="ro1">
          <table:table-cell office:value-type="float" office:value="188.5" table:style-name="ce1">
            <text:p>188,5</text:p>
          </table:table-cell>
          <table:table-cell office:value-type="float" office:value="3.5959283405445399" table:style-name="ce1">
            <text:p>3,595928341</text:p>
          </table:table-cell>
          <table:table-cell office:value-type="float" office:value="0.56340748088609205" table:style-name="ce1">
            <text:p>0,563407481</text:p>
          </table:table-cell>
          <table:table-cell office:value-type="float" office:value="-1.27920449333991" table:style-name="ce1">
            <text:p>-1,279204493</text:p>
          </table:table-cell>
          <table:table-cell office:value-type="float" office:value="0.30028191978843999" table:style-name="ce1">
            <text:p>0,30028192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.59020151666425" table:style-name="ce1">
            <text:p>3,590201517</text:p>
          </table:table-cell>
          <table:table-cell office:value-type="float" office:value="0.56339392780075304" table:style-name="ce1">
            <text:p>0,563393928</text:p>
          </table:table-cell>
          <table:table-cell office:value-type="float" office:value="-1.28186811971607" table:style-name="ce1">
            <text:p>-1,28186812</text:p>
          </table:table-cell>
          <table:table-cell office:value-type="float" office:value="0.29820600773956302" table:style-name="ce1">
            <text:p>0,298206008</text:p>
          </table:table-cell>
          <table:table-cell table:number-columns-repeated="16379"/>
        </table:table-row>
        <table:table-row table:style-name="ro1">
          <table:table-cell office:value-type="float" office:value="189.5" table:style-name="ce1">
            <text:p>189,5</text:p>
          </table:table-cell>
          <table:table-cell office:value-type="float" office:value="3.5358296487252598" table:style-name="ce1">
            <text:p>3,535829649</text:p>
          </table:table-cell>
          <table:table-cell office:value-type="float" office:value="0.56949821248374399" table:style-name="ce1">
            <text:p>0,569498212</text:p>
          </table:table-cell>
          <table:table-cell office:value-type="float" office:value="-1.2571131933094299" table:style-name="ce1">
            <text:p>-1,257113193</text:p>
          </table:table-cell>
          <table:table-cell office:value-type="float" office:value="0.31152950558584702" table:style-name="ce1">
            <text:p>0,311529506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.4550251433805199" table:style-name="ce1">
            <text:p>3,455025143</text:p>
          </table:table-cell>
          <table:table-cell office:value-type="float" office:value="0.57646373354074198" table:style-name="ce1">
            <text:p>0,576463734</text:p>
          </table:table-cell>
          <table:table-cell office:value-type="float" office:value="-1.24770709427459" table:style-name="ce1">
            <text:p>-1,247707094</text:p>
          </table:table-cell>
          <table:table-cell office:value-type="float" office:value="0.31702803749625902" table:style-name="ce1">
            <text:p>0,317028037</text:p>
          </table:table-cell>
          <table:table-cell table:number-columns-repeated="16379"/>
        </table:table-row>
        <table:table-row table:style-name="ro1">
          <table:table-cell office:value-type="float" office:value="190.5" table:style-name="ce1">
            <text:p>190,5</text:p>
          </table:table-cell>
          <table:table-cell office:value-type="float" office:value="3.4453411163032799" table:style-name="ce1">
            <text:p>3,445341116</text:p>
          </table:table-cell>
          <table:table-cell office:value-type="float" office:value="0.57735687195656604" table:style-name="ce1">
            <text:p>0,577356872</text:p>
          </table:table-cell>
          <table:table-cell office:value-type="float" office:value="-1.2546989157954" table:style-name="ce1">
            <text:p>-1,254698916</text:p>
          </table:table-cell>
          <table:table-cell office:value-type="float" office:value="0.31844912539911102" table:style-name="ce1">
            <text:p>0,318449125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3.3235541371449999" table:style-name="ce1">
            <text:p>3,323554137</text:p>
          </table:table-cell>
          <table:table-cell office:value-type="float" office:value="0.59139623591438095" table:style-name="ce1">
            <text:p>0,591396236</text:p>
          </table:table-cell>
          <table:table-cell office:value-type="float" office:value="-1.20370823457015" table:style-name="ce1">
            <text:p>-1,203708235</text:p>
          </table:table-cell>
          <table:table-cell office:value-type="float" office:value="0.34089506331285602" table:style-name="ce1">
            <text:p>0,340895063</text:p>
          </table:table-cell>
          <table:table-cell table:number-columns-repeated="16379"/>
        </table:table-row>
        <table:table-row table:style-name="ro1">
          <table:table-cell office:value-type="float" office:value="191.5" table:style-name="ce1">
            <text:p>191,5</text:p>
          </table:table-cell>
          <table:table-cell office:value-type="float" office:value="3.2564685173749601" table:style-name="ce1">
            <text:p>3,256468517</text:p>
          </table:table-cell>
          <table:table-cell office:value-type="float" office:value="0.59815985123968196" table:style-name="ce1">
            <text:p>0,598159851</text:p>
          </table:table-cell>
          <table:table-cell office:value-type="float" office:value="-1.17656914275024" table:style-name="ce1">
            <text:p>-1,176569143</text:p>
          </table:table-cell>
          <table:table-cell office:value-type="float" office:value="0.358519611002378" table:style-name="ce1">
            <text:p>0,358519611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3.1680265275314099" table:style-name="ce1">
            <text:p>3,168026528</text:p>
          </table:table-cell>
          <table:table-cell office:value-type="float" office:value="0.60924215670189397" table:style-name="ce1">
            <text:p>0,609242157</text:p>
          </table:table-cell>
          <table:table-cell office:value-type="float" office:value="-1.1467565118882901" table:style-name="ce1">
            <text:p>-1,146756512</text:p>
          </table:table-cell>
          <table:table-cell office:value-type="float" office:value="0.37792682518677001" table:style-name="ce1">
            <text:p>0,377926825</text:p>
          </table:table-cell>
          <table:table-cell table:number-columns-repeated="16379"/>
        </table:table-row>
        <table:table-row table:style-name="ro1">
          <table:table-cell office:value-type="float" office:value="192.5" table:style-name="ce1">
            <text:p>192,5</text:p>
          </table:table-cell>
          <table:table-cell office:value-type="float" office:value="3.0673164166662801" table:style-name="ce1">
            <text:p>3,067316417</text:p>
          </table:table-cell>
          <table:table-cell office:value-type="float" office:value="0.62227617907627797" table:style-name="ce1">
            <text:p>0,622276179</text:p>
          </table:table-cell>
          <table:table-cell office:value-type="float" office:value="-1.11148549418514" table:style-name="ce1">
            <text:p>-1,111485494</text:p>
          </table:table-cell>
          <table:table-cell office:value-type="float" office:value="0.40154918415094798" table:style-name="ce1">
            <text:p>0,401549184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3.0302276657133702" table:style-name="ce1">
            <text:p>3,030227666</text:p>
          </table:table-cell>
          <table:table-cell office:value-type="float" office:value="0.62760813877778199" table:style-name="ce1">
            <text:p>0,627608139</text:p>
          </table:table-cell>
          <table:table-cell office:value-type="float" office:value="-1.0937612868845299" table:style-name="ce1">
            <text:p>-1,093761287</text:p>
          </table:table-cell>
          <table:table-cell office:value-type="float" office:value="0.407679842607509" table:style-name="ce1">
            <text:p>0,407679843</text:p>
          </table:table-cell>
          <table:table-cell table:number-columns-repeated="16379"/>
        </table:table-row>
        <table:table-row table:style-name="ro1">
          <table:table-cell office:value-type="float" office:value="193.5" table:style-name="ce1">
            <text:p>193,5</text:p>
          </table:table-cell>
          <table:table-cell office:value-type="float" office:value="2.9107410728140701" table:style-name="ce1">
            <text:p>2,910741073</text:p>
          </table:table-cell>
          <table:table-cell office:value-type="float" office:value="0.63519897726054297" table:style-name="ce1">
            <text:p>0,635198977</text:p>
          </table:table-cell>
          <table:table-cell office:value-type="float" office:value="-1.0940009307618901" table:style-name="ce1">
            <text:p>-1,094000931</text:p>
          </table:table-cell>
          <table:table-cell office:value-type="float" office:value="0.41067669490936498" table:style-name="ce1">
            <text:p>0,410676695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7347665724766599" table:style-name="ce1">
            <text:p>2,734766572</text:p>
          </table:table-cell>
          <table:table-cell office:value-type="float" office:value="0.65437116208617696" table:style-name="ce1">
            <text:p>0,654371162</text:p>
          </table:table-cell>
          <table:table-cell office:value-type="float" office:value="-1.0310403907622201" table:style-name="ce1">
            <text:p>-1,031040391</text:p>
          </table:table-cell>
          <table:table-cell office:value-type="float" office:value="0.443774206802171" table:style-name="ce1">
            <text:p>0,443774207</text:p>
          </table:table-cell>
          <table:table-cell table:number-columns-repeated="16379"/>
        </table:table-row>
        <table:table-row table:style-name="ro1">
          <table:table-cell office:value-type="float" office:value="194.5" table:style-name="ce1">
            <text:p>194,5</text:p>
          </table:table-cell>
          <table:table-cell office:value-type="float" office:value="2.60954534584243" table:style-name="ce1">
            <text:p>2,609545346</text:p>
          </table:table-cell>
          <table:table-cell office:value-type="float" office:value="0.66450169217107902" table:style-name="ce1">
            <text:p>0,664501692</text:p>
          </table:table-cell>
          <table:table-cell office:value-type="float" office:value="-1.0107045497970499" table:style-name="ce1">
            <text:p>-1,01070455</text:p>
          </table:table-cell>
          <table:table-cell office:value-type="float" office:value="0.45551598686247202" table:style-name="ce1">
            <text:p>0,455515987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.5169308493272502" table:style-name="ce1">
            <text:p>2,516930849</text:p>
          </table:table-cell>
          <table:table-cell office:value-type="float" office:value="0.67777447700261295" table:style-name="ce1">
            <text:p>0,677774477</text:p>
          </table:table-cell>
          <table:table-cell office:value-type="float" office:value="-0.96771201423029796" table:style-name="ce1">
            <text:p>-0,967712014</text:p>
          </table:table-cell>
          <table:table-cell office:value-type="float" office:value="0.48075973019115897" table:style-name="ce1">
            <text:p>0,48075973</text:p>
          </table:table-cell>
          <table:table-cell table:number-columns-repeated="16379"/>
        </table:table-row>
        <table:table-row table:style-name="ro1">
          <table:table-cell office:value-type="float" office:value="195.5" table:style-name="ce1">
            <text:p>195,5</text:p>
          </table:table-cell>
          <table:table-cell office:value-type="float" office:value="2.2695347297327801" table:style-name="ce1">
            <text:p>2,26953473</text:p>
          </table:table-cell>
          <table:table-cell office:value-type="float" office:value="0.70764699744811099" table:style-name="ce1">
            <text:p>0,707646997</text:p>
          </table:table-cell>
          <table:table-cell office:value-type="float" office:value="-0.84765928178091199" table:style-name="ce1">
            <text:p>-0,847659282</text:p>
          </table:table-cell>
          <table:table-cell office:value-type="float" office:value="0.53510854651636897" table:style-name="ce1">
            <text:p>0,535108547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.19494175455179" table:style-name="ce1">
            <text:p>2,194941755</text:p>
          </table:table-cell>
          <table:table-cell office:value-type="float" office:value="0.72233373963859604" table:style-name="ce1">
            <text:p>0,72233374</text:p>
          </table:table-cell>
          <table:table-cell office:value-type="float" office:value="-0.823794700624914" table:style-name="ce1">
            <text:p>-0,823794701</text:p>
          </table:table-cell>
          <table:table-cell office:value-type="float" office:value="0.55317858589133395" table:style-name="ce1">
            <text:p>0,553178586</text:p>
          </table:table-cell>
          <table:table-cell table:number-columns-repeated="16379"/>
        </table:table-row>
        <table:table-row table:style-name="ro1">
          <table:table-cell office:value-type="float" office:value="196.5" table:style-name="ce1">
            <text:p>196,5</text:p>
          </table:table-cell>
          <table:table-cell office:value-type="float" office:value="1.96672761634315" table:style-name="ce1">
            <text:p>1,966727616</text:p>
          </table:table-cell>
          <table:table-cell office:value-type="float" office:value="0.75337670071501195" table:style-name="ce1">
            <text:p>0,753376701</text:p>
          </table:table-cell>
          <table:table-cell office:value-type="float" office:value="-0.74159643457749003" table:style-name="ce1">
            <text:p>-0,741596435</text:p>
          </table:table-cell>
          <table:table-cell office:value-type="float" office:value="0.59312397586489796" table:style-name="ce1">
            <text:p>0,593123976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.8436777488435001" table:style-name="ce1">
            <text:p>1,843677749</text:p>
          </table:table-cell>
          <table:table-cell office:value-type="float" office:value="0.773296541776192" table:style-name="ce1">
            <text:p>0,773296542</text:p>
          </table:table-cell>
          <table:table-cell office:value-type="float" office:value="-0.67463615252063402" table:style-name="ce1">
            <text:p>-0,674636153</text:p>
          </table:table-cell>
          <table:table-cell office:value-type="float" office:value="0.62589233312459902" table:style-name="ce1">
            <text:p>0,625892333</text:p>
          </table:table-cell>
          <table:table-cell table:number-columns-repeated="16379"/>
        </table:table-row>
        <table:table-row table:style-name="ro1">
          <table:table-cell office:value-type="float" office:value="197.5" table:style-name="ce1">
            <text:p>197,5</text:p>
          </table:table-cell>
          <table:table-cell office:value-type="float" office:value="1.6290776045623601" table:style-name="ce1">
            <text:p>1,629077605</text:p>
          </table:table-cell>
          <table:table-cell office:value-type="float" office:value="0.828441798267612" table:style-name="ce1">
            <text:p>0,828441798</text:p>
          </table:table-cell>
          <table:table-cell office:value-type="float" office:value="-0.33273498646774402" table:style-name="ce1">
            <text:p>-0,332734986</text:p>
          </table:table-cell>
          <table:table-cell office:value-type="float" office:value="0.75510680680549302" table:style-name="ce1">
            <text:p>0,755106807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.3197067960686699" table:style-name="ce1">
            <text:p>1,319706796</text:p>
          </table:table-cell>
          <table:table-cell office:value-type="float" office:value="0.89489561647354798" table:style-name="ce1">
            <text:p>0,894895616</text:p>
          </table:table-cell>
          <table:table-cell office:value-type="float" office:value="-3.0450429252992801E-2" table:style-name="ce1">
            <text:p>-0,030450429</text:p>
          </table:table-cell>
          <table:table-cell office:value-type="float" office:value="0.87635086776430704" table:style-name="ce1">
            <text:p>0,876350868</text:p>
          </table:table-cell>
          <table:table-cell table:number-columns-repeated="16379"/>
        </table:table-row>
        <table:table-row table:style-name="ro1">
          <table:table-cell office:value-type="float" office:value="198.5" table:style-name="ce1">
            <text:p>198,5</text:p>
          </table:table-cell>
          <table:table-cell office:value-type="float" office:value="1.15320592156407" table:style-name="ce1">
            <text:p>1,153205922</text:p>
          </table:table-cell>
          <table:table-cell office:value-type="float" office:value="0.96550495293553196" table:style-name="ce1">
            <text:p>0,965504953</text:p>
          </table:table-cell>
          <table:table-cell office:value-type="float" office:value="0.55807108815904705" table:style-name="ce1">
            <text:p>0,558071088</text:p>
          </table:table-cell>
          <table:table-cell office:value-type="float" office:value="1.07440992329471" table:style-name="ce1">
            <text:p>1,074409923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0420791802238301" table:style-name="ce1">
            <text:p>1,04207918</text:p>
          </table:table-cell>
          <table:table-cell office:value-type="float" office:value="0.981144236523949" table:style-name="ce1">
            <text:p>0,981144237</text:p>
          </table:table-cell>
          <table:table-cell office:value-type="float" office:value="0.85226583146637502" table:style-name="ce1">
            <text:p>0,852265831</text:p>
          </table:table-cell>
          <table:table-cell office:value-type="float" office:value="1.11758031469032" table:style-name="ce1">
            <text:p>1,117580315</text:p>
          </table:table-cell>
          <table:table-cell table:number-columns-repeated="16379"/>
        </table:table-row>
        <table:table-row table:style-name="ro1">
          <table:table-cell office:value-type="float" office:value="199.5" table:style-name="ce1">
            <text:p>199,5</text:p>
          </table:table-cell>
          <table:table-cell office:value-type="float" office:value="0.72194809923768199" table:style-name="ce1">
            <text:p>0,721948099</text:p>
          </table:table-cell>
          <table:table-cell office:value-type="float" office:value="1.0684790691947701" table:style-name="ce1">
            <text:p>1,068479069</text:p>
          </table:table-cell>
          <table:table-cell office:value-type="float" office:value="1.90435033819419" table:style-name="ce1">
            <text:p>1,904350338</text:p>
          </table:table-cell>
          <table:table-cell office:value-type="float" office:value="1.3509446757767201" table:style-name="ce1">
            <text:p>1,350944676</text:p>
          </table:table-cell>
          <table:table-cell table:number-columns-repeated="16379"/>
        </table:table-row>
        <table:table-row table:number-rows-repeated="1048176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3:09Z</dc:date>
    <meta:editing-cycles>7</meta:editing-cycles>
    <meta:editing-duration>PT0S</meta:editing-duration>
  </office:meta>
</office:document-meta>
</file>